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11.43mm"/>
    </style:style>
    <style:style style:name="co9" style:family="table-column">
      <style:table-column-properties fo:break-before="auto" style:column-width="11.52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7.88mm"/>
    </style:style>
    <style:style style:name="co12" style:family="table-column">
      <style:table-column-properties fo:break-before="auto" style:column-width="6.88mm"/>
    </style:style>
    <style:style style:name="co13" style:family="table-column">
      <style:table-column-properties fo:break-before="auto" style:column-width="11.69mm"/>
    </style:style>
    <style:style style:name="co14" style:family="table-column">
      <style:table-column-properties fo:break-before="auto" style:column-width="3.2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19.83mm" fo:break-before="auto" style:use-optimal-row-height="false"/>
    </style:style>
    <style:style style:name="ro2" style:family="table-row">
      <style:table-row-properties style:row-height="8.45mm" fo:break-before="auto" style:use-optimal-row-height="false"/>
    </style:style>
    <style:style style:name="ro3" style:family="table-row">
      <style:table-row-properties style:row-height="3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size="7pt" fo:font-weight="normal" style:font-size-asian="7pt" style:font-weight-asian="normal" style:font-size-complex="7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fo:wrap-option="wrap" style:rotation-angle="90"/>
      <style:text-properties fo:font-size="7pt" fo:font-weight="normal" style:font-size-asian="7pt" style:font-weight-asian="normal" style:font-size-complex="7pt" style:font-weight-complex="normal"/>
    </style:style>
    <style:style style:name="ce7" style:family="table-cell" style:parent-style-name="Default">
      <style:table-cell-properties fo:border="0.06pt solid #000000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9" style:family="table-cell" style:parent-style-name="Default">
      <style:text-properties fo:font-size="7pt" style:font-size-asian="7pt" style:font-size-complex="7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upplementary Table1.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1010" table:default-cell-style-name="ce9"/>
        <table:table-row table:style-name="ro1">
          <table:table-cell table:style-name="ce1" office:value-type="string" calcext:value-type="string" table:number-columns-spanned="14" table:number-rows-spanned="1">
            <text:p>Supplementary Table 1. <text:span text:style-name="T1">Results of modeling the longitudinal proteomics data set using a homogeneous disease effect model. For each protein  the number of data points refers to the number of data points after removing the points with missing protein measurement.</text:span></text:p>
          </table:table-cell>
          <table:covered-table-cell table:number-columns-repeated="13" table:style-name="ce5"/>
          <table:table-cell table:number-columns-repeated="1010"/>
        </table:table-row>
        <table:table-row table:style-name="ro2">
          <table:table-cell table:style-name="ce1"/>
          <table:table-cell table:style-name="ce5" table:number-columns-repeated="13"/>
          <table:table-cell table:number-columns-repeated="1010"/>
        </table:table-row>
        <table:table-row table:style-name="ro3">
          <table:table-cell table:style-name="ce2"/>
          <table:table-cell table:style-name="ce6" office:value-type="string" calcext:value-type="string">
            <text:p>Protein name</text:p>
          </table:table-cell>
          <table:table-cell table:style-name="ce6" office:value-type="string" calcext:value-type="string">
            <text:p>Covariates selected using threshold 0.95 for the proportion of total explained variance.</text:p>
          </table:table-cell>
          <table:table-cell table:style-name="ce6" office:value-type="string" calcext:value-type="string">
            <text:p>Relevance of id.</text:p>
          </table:table-cell>
          <table:table-cell table:style-name="ce6" office:value-type="string" calcext:value-type="string">
            <text:p>Relevance of age.</text:p>
          </table:table-cell>
          <table:table-cell table:style-name="ce6" office:value-type="string" calcext:value-type="string">
            <text:p>Relevance of disease-related age.</text:p>
          </table:table-cell>
          <table:table-cell table:style-name="ce6" office:value-type="string" calcext:value-type="string">
            <text:p>Relevance of sex (Male/Female).</text:p>
          </table:table-cell>
          <table:table-cell table:style-name="ce6" office:value-type="string" calcext:value-type="string">
            <text:p>Relevance of group (Case/Control).</text:p>
          </table:table-cell>
          <table:table-cell table:style-name="ce6" office:value-type="string" calcext:value-type="string">
            <text:p>Noise proportion.</text:p>
          </table:table-cell>
          <table:table-cell table:style-name="ce6" office:value-type="string" calcext:value-type="string">
            <text:p>Largest R-hat value. A value larger than 1.05 indicates bad convergence.</text:p>
          </table:table-cell>
          <table:table-cell table:style-name="ce6" office:value-type="string" calcext:value-type="string">
            <text:p>Number of data points.</text:p>
          </table:table-cell>
          <table:table-cell table:style-name="ce6" office:value-type="string" calcext:value-type="string">
            <text:p>Number of individuals.</text:p>
          </table:table-cell>
          <table:table-cell table:style-name="ce6" office:value-type="string" calcext:value-type="string">
            <text:p>Number of case individuals.</text:p>
          </table:table-cell>
          <table:table-cell table:style-name="ce6"/>
          <table:table-cell table:number-columns-repeated="1010"/>
        </table:table-row>
        <table:table-row table:style-name="ro4">
          <table:table-cell table:style-name="ce3" office:value-type="string" calcext:value-type="string">
            <text:p>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elected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age </text:p>
          </table:table-cell>
          <table:table-cell table:style-name="ce7" office:value-type="string" calcext:value-type="string">
            <text:p>disAge</text:p>
          </table:table-cell>
          <table:table-cell table:style-name="ce7" office:value-type="string" calcext:value-type="string">
            <text:p>sex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noise</text:p>
          </table:table-cell>
          <table:table-cell table:style-name="ce7" office:value-type="string" calcext:value-type="string">
            <text:p>max(Rhat)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_cases</text:p>
          </table:table-cell>
          <table:table-cell table:style-name="ce5"/>
          <table:table-cell table:number-columns-repeated="101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35237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151" calcext:value-type="float">
            <text:p>0.151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703" calcext:value-type="float">
            <text:p>0.70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Q7LBX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38" calcext:value-type="float">
            <text:p>0.338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84" calcext:value-type="float">
            <text:p>0.58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Q9H4M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077" calcext:value-type="float">
            <text:p>0.07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32" calcext:value-type="float">
            <text:p>0.83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O7550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19" calcext:value-type="float">
            <text:p>0.319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554" calcext:value-type="float">
            <text:p>0.554</text:p>
          </table:table-cell>
          <table:table-cell table:style-name="ce8" office:value-type="float" office:value="1.006" calcext:value-type="float">
            <text:p>1.006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O00748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456" calcext:value-type="float">
            <text:p>0.456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466" calcext:value-type="float">
            <text:p>0.4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2578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36" calcext:value-type="float">
            <text:p>0.736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P01834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46" calcext:value-type="float">
            <text:p>0.4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95" calcext:value-type="float">
            <text:p>0.49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P01714</text:p>
          </table:table-cell>
          <table:table-cell table:style-name="ce8" office:value-type="string" calcext:value-type="string">
            <text:p>id, group, sex</text:p>
          </table:table-cell>
          <table:table-cell table:style-name="ce8" office:value-type="float" office:value="0.254" calcext:value-type="float">
            <text:p>0.254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131" calcext:value-type="float">
            <text:p>0.131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P0CG05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06" calcext:value-type="float">
            <text:p>0.406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39" calcext:value-type="float">
            <text:p>0.53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P0161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82" calcext:value-type="float">
            <text:p>0.28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89" calcext:value-type="float">
            <text:p>0.68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A0A075B73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2" calcext:value-type="float">
            <text:p>0.02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P0857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62" calcext:value-type="float">
            <text:p>0.262</text:p>
          </table:table-cell>
          <table:table-cell table:style-name="ce8" office:value-type="float" office:value="0.357" calcext:value-type="float">
            <text:p>0.35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74" calcext:value-type="float">
            <text:p>0.37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P80303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345" calcext:value-type="float">
            <text:p>0.34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541" calcext:value-type="float">
            <text:p>0.54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P0812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7" calcext:value-type="float">
            <text:p>0.17</text:p>
          </table:table-cell>
          <table:table-cell table:style-name="ce8" office:value-type="float" office:value="0.601" calcext:value-type="float">
            <text:p>0.6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199" calcext:value-type="float">
            <text:p>0.19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P0888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79" calcext:value-type="float">
            <text:p>0.779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186" calcext:value-type="float">
            <text:p>0.18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Q1291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79" calcext:value-type="float">
            <text:p>0.179</text:p>
          </table:table-cell>
          <table:table-cell table:style-name="ce8" office:value-type="float" office:value="0.355" calcext:value-type="float">
            <text:p>0.35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48" calcext:value-type="float">
            <text:p>0.44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A0A087WTM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47" calcext:value-type="float">
            <text:p>0.647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92" calcext:value-type="float">
            <text:p>0.29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Q7Z5N4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481" calcext:value-type="float">
            <text:p>0.481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367" calcext:value-type="float">
            <text:p>0.36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P11940</text:p>
          </table:table-cell>
          <table:table-cell table:style-name="ce8" office:value-type="string" calcext:value-type="string">
            <text:p>id, disAge</text:p>
          </table:table-cell>
          <table:table-cell table:style-name="ce8" office:value-type="float" office:value="0.337" calcext:value-type="float">
            <text:p>0.337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67" calcext:value-type="float">
            <text:p>0.06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564" calcext:value-type="float">
            <text:p>0.56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Q96C36</text:p>
          </table:table-cell>
          <table:table-cell table:style-name="ce8" office:value-type="string" calcext:value-type="string">
            <text:p>id, sex, group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853" calcext:value-type="float">
            <text:p>0.8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P4127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1" calcext:value-type="float">
            <text:p>0.481</text:p>
          </table:table-cell>
          <table:table-cell table:style-name="ce8" office:value-type="float" office:value="0.155" calcext:value-type="float">
            <text:p>0.15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A0A087WU9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82" calcext:value-type="float">
            <text:p>0.182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614" calcext:value-type="float">
            <text:p>0.61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O1546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42" calcext:value-type="float">
            <text:p>0.542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82" calcext:value-type="float">
            <text:p>0.38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Q3LXA3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159" calcext:value-type="float">
            <text:p>0.159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P49720</text:p>
          </table:table-cell>
          <table:table-cell table:style-name="ce8" office:value-type="string" calcext:value-type="string">
            <text:p>id, group, sex</text:p>
          </table:table-cell>
          <table:table-cell table:style-name="ce8" office:value-type="float" office:value="0.573" calcext:value-type="float">
            <text:p>0.57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53" calcext:value-type="float">
            <text:p>0.053</text:p>
          </table:table-cell>
          <table:table-cell table:style-name="ce8" office:value-type="float" office:value="0.31" calcext:value-type="float">
            <text:p>0.3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P0720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23" calcext:value-type="float">
            <text:p>0.123</text:p>
          </table:table-cell>
          <table:table-cell table:style-name="ce8" office:value-type="float" office:value="0.254" calcext:value-type="float">
            <text:p>0.25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602" calcext:value-type="float">
            <text:p>0.60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O9519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28" calcext:value-type="float">
            <text:p>0.128</text:p>
          </table:table-cell>
          <table:table-cell table:style-name="ce8" office:value-type="float" office:value="0.591" calcext:value-type="float">
            <text:p>0.59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269" calcext:value-type="float">
            <text:p>0.26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Q8IYS5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456" calcext:value-type="float">
            <text:p>0.456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06" calcext:value-type="float">
            <text:p>0.106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Q5T12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97" calcext:value-type="float">
            <text:p>0.09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19" calcext:value-type="float">
            <text:p>0.81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P01857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379" calcext:value-type="float">
            <text:p>0.37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57" calcext:value-type="float">
            <text:p>0.5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P15941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237" calcext:value-type="float">
            <text:p>0.23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Q1451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68" calcext:value-type="float">
            <text:p>0.668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18" calcext:value-type="float">
            <text:p>0.21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Q0061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7" calcext:value-type="float">
            <text:p>0.067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4" calcext:value-type="float">
            <text:p>0.7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Q1347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8" calcext:value-type="float">
            <text:p>0.38</text:p>
          </table:table-cell>
          <table:table-cell table:style-name="ce8" office:value-type="float" office:value="0.356" calcext:value-type="float">
            <text:p>0.356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256" calcext:value-type="float">
            <text:p>0.25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Q9P2T1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755" calcext:value-type="float">
            <text:p>0.75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P23470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823" calcext:value-type="float">
            <text:p>0.823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123" calcext:value-type="float">
            <text:p>0.12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Q1583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913" calcext:value-type="float">
            <text:p>0.91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Q9Y27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87" calcext:value-type="float">
            <text:p>0.787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186" calcext:value-type="float">
            <text:p>0.18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P1283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17" calcext:value-type="float">
            <text:p>0.617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13" calcext:value-type="float">
            <text:p>0.013</text:p>
          </table:table-cell>
          <table:table-cell table:number-columns-repeated="2" table:style-name="ce8" office:value-type="float" office:value="0.005" calcext:value-type="float">
            <text:p>0.005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P0186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55" calcext:value-type="float">
            <text:p>0.755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157" calcext:value-type="float">
            <text:p>0.15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P5089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83" calcext:value-type="float">
            <text:p>0.483</text:p>
          </table:table-cell>
          <table:table-cell table:style-name="ce8" office:value-type="float" office:value="0.004" calcext:value-type="float">
            <text:p>0.004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09" calcext:value-type="float">
            <text:p>0.50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Q9UPZ6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692" calcext:value-type="float">
            <text:p>0.692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248" calcext:value-type="float">
            <text:p>0.24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P2180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72" calcext:value-type="float">
            <text:p>0.372</text:p>
          </table:table-cell>
          <table:table-cell table:style-name="ce8" office:value-type="float" office:value="0.11" calcext:value-type="float">
            <text:p>0.11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491" calcext:value-type="float">
            <text:p>0.49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P2912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23" calcext:value-type="float">
            <text:p>0.42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Q9BZG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96" calcext:value-type="float">
            <text:p>0.596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321" calcext:value-type="float">
            <text:p>0.32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Q6UXD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695" calcext:value-type="float">
            <text:p>0.69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156" calcext:value-type="float">
            <text:p>0.15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Q1685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75" calcext:value-type="float">
            <text:p>0.375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Q1518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3" calcext:value-type="float">
            <text:p>0.8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P05997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0.256" calcext:value-type="float">
            <text:p>0.25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347" calcext:value-type="float">
            <text:p>0.34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Q9BY6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8" calcext:value-type="float">
            <text:p>0.468</text:p>
          </table:table-cell>
          <table:table-cell table:style-name="ce8" office:value-type="float" office:value="0.157" calcext:value-type="float">
            <text:p>0.157</text:p>
          </table:table-cell>
          <table:table-cell table:number-columns-repeated="2"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67" calcext:value-type="float">
            <text:p>0.36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Q9H3K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44" calcext:value-type="float">
            <text:p>0.244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28" calcext:value-type="float">
            <text:p>0.52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Q9Y4L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23" calcext:value-type="float">
            <text:p>0.523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415" calcext:value-type="float">
            <text:p>0.41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Q9H25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63" calcext:value-type="float">
            <text:p>0.563</text:p>
          </table:table-cell>
          <table:table-cell table:style-name="ce8" office:value-type="float" office:value="0.044" calcext:value-type="float">
            <text:p>0.044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89" calcext:value-type="float">
            <text:p>0.38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P09668</text:p>
          </table:table-cell>
          <table:table-cell table:style-name="ce8" office:value-type="string" calcext:value-type="string">
            <text:p>id, age, disAge</text:p>
          </table:table-cell>
          <table:table-cell table:style-name="ce8" office:value-type="float" office:value="0.659" calcext:value-type="float">
            <text:p>0.659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255" calcext:value-type="float">
            <text:p>0.25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P10912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0.21" calcext:value-type="float">
            <text:p>0.2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189" calcext:value-type="float">
            <text:p>0.18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P3905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0.19" calcext:value-type="float">
            <text:p>0.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58" calcext:value-type="float">
            <text:p>0.45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A0A087X0M8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95" calcext:value-type="float">
            <text:p>0.495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37" calcext:value-type="float">
            <text:p>0.43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Q9UMY4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897" calcext:value-type="float">
            <text:p>0.89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P6984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11" calcext:value-type="float">
            <text:p>0.311</text:p>
          </table:table-cell>
          <table:table-cell table:style-name="ce8" office:value-type="float" office:value="0.018" calcext:value-type="float">
            <text:p>0.018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666" calcext:value-type="float">
            <text:p>0.6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Q6ZRP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83" calcext:value-type="float">
            <text:p>0.683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61" calcext:value-type="float">
            <text:p>0.26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Q9UBW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0.183" calcext:value-type="float">
            <text:p>0.18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16" calcext:value-type="float">
            <text:p>0.71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O6061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2" calcext:value-type="float">
            <text:p>0.442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12" calcext:value-type="float">
            <text:p>0.012</text:p>
          </table:table-cell>
          <table:table-cell table:number-columns-repeated="2" table:style-name="ce8" office:value-type="float" office:value="0.006" calcext:value-type="float">
            <text:p>0.006</text:p>
          </table:table-cell>
          <table:table-cell table:style-name="ce8" office:value-type="float" office:value="0.434" calcext:value-type="float">
            <text:p>0.43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P2235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47" calcext:value-type="float">
            <text:p>0.84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143" calcext:value-type="float">
            <text:p>0.14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Q1666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89" calcext:value-type="float">
            <text:p>0.689</text:p>
          </table:table-cell>
          <table:table-cell table:style-name="ce8" office:value-type="float" office:value="0.05" calcext:value-type="float">
            <text:p>0.05</text:p>
          </table:table-cell>
          <table:table-cell table:number-columns-repeated="2"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48" calcext:value-type="float">
            <text:p>0.24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O9563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19" calcext:value-type="float">
            <text:p>0.419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514" calcext:value-type="float">
            <text:p>0.514</text:p>
          </table:table-cell>
          <table:table-cell table:style-name="ce8" office:value-type="float" office:value="1.005" calcext:value-type="float">
            <text:p>1.005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P0932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62" calcext:value-type="float">
            <text:p>0.662</text:p>
          </table:table-cell>
          <table:table-cell table:style-name="ce8" office:value-type="float" office:value="0.012" calcext:value-type="float">
            <text:p>0.012</text:p>
          </table:table-cell>
          <table:table-cell table:number-columns-repeated="2" table:style-name="ce8" office:value-type="float" office:value="0.015" calcext:value-type="float">
            <text:p>0.01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93" calcext:value-type="float">
            <text:p>0.29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Q6PID9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262" calcext:value-type="float">
            <text:p>0.262</text:p>
          </table:table-cell>
          <table:table-cell table:style-name="ce8" office:value-type="float" office:value="0.223" calcext:value-type="float">
            <text:p>0.22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299" calcext:value-type="float">
            <text:p>0.29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Q9UL46</text:p>
          </table:table-cell>
          <table:table-cell table:style-name="ce8" office:value-type="string" calcext:value-type="string">
            <text:p>age 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85" calcext:value-type="float">
            <text:p>0.085</text:p>
          </table:table-cell>
          <table:table-cell table:style-name="ce8" office:value-type="float" office:value="0.002" calcext:value-type="float">
            <text:p>0.002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876" calcext:value-type="float">
            <text:p>0.87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P0187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98" calcext:value-type="float">
            <text:p>0.59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P62333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174" calcext:value-type="float">
            <text:p>0.174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89" calcext:value-type="float">
            <text:p>0.089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Q8NDA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127" calcext:value-type="float">
            <text:p>0.12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382" calcext:value-type="float">
            <text:p>0.38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Q86UX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49" calcext:value-type="float">
            <text:p>0.24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4" calcext:value-type="float">
            <text:p>0.7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P3554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55" calcext:value-type="float">
            <text:p>0.25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701" calcext:value-type="float">
            <text:p>0.70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Q9ULH1</text:p>
          </table:table-cell>
          <table:table-cell table:style-name="ce8" office:value-type="string" calcext:value-type="string">
            <text:p>age, id, group</text:p>
          </table:table-cell>
          <table:table-cell table:style-name="ce8" office:value-type="float" office:value="0.269" calcext:value-type="float">
            <text:p>0.269</text:p>
          </table:table-cell>
          <table:table-cell table:style-name="ce8" office:value-type="float" office:value="0.315" calcext:value-type="float">
            <text:p>0.315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0.275" calcext:value-type="float">
            <text:p>0.27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P22061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321" calcext:value-type="float">
            <text:p>0.321</text:p>
          </table:table-cell>
          <table:table-cell table:style-name="ce8" office:value-type="float" office:value="0.174" calcext:value-type="float">
            <text:p>0.17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454" calcext:value-type="float">
            <text:p>0.45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P1225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73" calcext:value-type="float">
            <text:p>0.473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28" calcext:value-type="float">
            <text:p>0.42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Q8WU40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183" calcext:value-type="float">
            <text:p>0.183</text:p>
          </table:table-cell>
          <table:table-cell table:style-name="ce8" office:value-type="float" office:value="0.087" calcext:value-type="float">
            <text:p>0.08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678" calcext:value-type="float">
            <text:p>0.67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P2269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931" calcext:value-type="float">
            <text:p>0.93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P33527</text:p>
          </table:table-cell>
          <table:table-cell table:style-name="ce8" office:value-type="string" calcext:value-type="string">
            <text:p>age, id, sex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0.118" calcext:value-type="float">
            <text:p>0.118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753" calcext:value-type="float">
            <text:p>0.75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P1515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68" calcext:value-type="float">
            <text:p>0.568</text:p>
          </table:table-cell>
          <table:table-cell table:style-name="ce8" office:value-type="float" office:value="0.176" calcext:value-type="float">
            <text:p>0.17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35" calcext:value-type="float">
            <text:p>0.235</text:p>
          </table:table-cell>
          <table:table-cell table:style-name="ce8" office:value-type="float" office:value="1.005" calcext:value-type="float">
            <text:p>1.005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Q4LDE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63" calcext:value-type="float">
            <text:p>0.56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Q53EL9</text:p>
          </table:table-cell>
          <table:table-cell table:style-name="ce8" office:value-type="string" calcext:value-type="string">
            <text:p>age, id, group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336" calcext:value-type="float">
            <text:p>0.33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Q86UQ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37" calcext:value-type="float">
            <text:p>0.83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Q6UX7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64" calcext:value-type="float">
            <text:p>0.664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289" calcext:value-type="float">
            <text:p>0.28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Q1341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41" calcext:value-type="float">
            <text:p>0.141</text:p>
          </table:table-cell>
          <table:table-cell table:style-name="ce8" office:value-type="float" office:value="0.087" calcext:value-type="float">
            <text:p>0.08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56" calcext:value-type="float">
            <text:p>0.75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P07108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191" calcext:value-type="float">
            <text:p>0.191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713" calcext:value-type="float">
            <text:p>0.71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P21266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331" calcext:value-type="float">
            <text:p>0.331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77" calcext:value-type="float">
            <text:p>0.07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544" calcext:value-type="float">
            <text:p>0.54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Q96B8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98" calcext:value-type="float">
            <text:p>0.698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232" calcext:value-type="float">
            <text:p>0.23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P55290</text:p>
          </table:table-cell>
          <table:table-cell table:style-name="ce8" office:value-type="string" calcext:value-type="string">
            <text:p>id, sex, age </text:p>
          </table:table-cell>
          <table:table-cell table:style-name="ce8" office:value-type="float" office:value="0.523" calcext:value-type="float">
            <text:p>0.523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05" calcext:value-type="float">
            <text:p>0.30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P0674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3" calcext:value-type="float">
            <text:p>0.8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Q8WZ42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406" calcext:value-type="float">
            <text:p>0.40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Q9UQP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44" calcext:value-type="float">
            <text:p>0.744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Q9Y24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21" calcext:value-type="float">
            <text:p>0.52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446" calcext:value-type="float">
            <text:p>0.44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Q0765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22" calcext:value-type="float">
            <text:p>0.522</text:p>
          </table:table-cell>
          <table:table-cell table:style-name="ce8" office:value-type="float" office:value="0.144" calcext:value-type="float">
            <text:p>0.144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06" calcext:value-type="float">
            <text:p>0.30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Q8WWV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7" calcext:value-type="float">
            <text:p>0.357</text:p>
          </table:table-cell>
          <table:table-cell table:style-name="ce8" office:value-type="float" office:value="0.326" calcext:value-type="float">
            <text:p>0.32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275" calcext:value-type="float">
            <text:p>0.27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P0053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5" calcext:value-type="float">
            <text:p>0.445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51" calcext:value-type="float">
            <text:p>0.45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P0162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18" calcext:value-type="float">
            <text:p>0.21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764" calcext:value-type="float">
            <text:p>0.76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P0CG0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36" calcext:value-type="float">
            <text:p>0.43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Q9UHJ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169" calcext:value-type="float">
            <text:p>0.169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244" calcext:value-type="float">
            <text:p>0.24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P0159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52" calcext:value-type="float">
            <text:p>0.752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229" calcext:value-type="float">
            <text:p>0.22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Q9968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05" calcext:value-type="float">
            <text:p>0.205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26" calcext:value-type="float">
            <text:p>0.626</text:p>
          </table:table-cell>
          <table:table-cell table:style-name="ce8" office:value-type="float" office:value="1.006" calcext:value-type="float">
            <text:p>1.006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Q9NQ7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81" calcext:value-type="float">
            <text:p>0.78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173" calcext:value-type="float">
            <text:p>0.17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Q9NR71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546" calcext:value-type="float">
            <text:p>0.546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31" calcext:value-type="float">
            <text:p>0.3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P13942</text:p>
          </table:table-cell>
          <table:table-cell table:style-name="ce8" office:value-type="string" calcext:value-type="string">
            <text:p>age, id, sex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672" calcext:value-type="float">
            <text:p>0.672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179" calcext:value-type="float">
            <text:p>0.17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P0417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79" calcext:value-type="float">
            <text:p>0.77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Q9Y6C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768" calcext:value-type="float">
            <text:p>0.76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Q14242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532" calcext:value-type="float">
            <text:p>0.532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298" calcext:value-type="float">
            <text:p>0.29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P1528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84" calcext:value-type="float">
            <text:p>0.584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55" calcext:value-type="float">
            <text:p>0.35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Q8NF91</text:p>
          </table:table-cell>
          <table:table-cell table:style-name="ce8" office:value-type="string" calcext:value-type="string">
            <text:p>age 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467" calcext:value-type="float">
            <text:p>0.467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485" calcext:value-type="float">
            <text:p>0.48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P2081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355" calcext:value-type="float">
            <text:p>0.35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03" calcext:value-type="float">
            <text:p>0.40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Q5ZPR3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office:value-type="float" office:value="0.134" calcext:value-type="float">
            <text:p>0.13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O75390</text:p>
          </table:table-cell>
          <table:table-cell table:style-name="ce8" office:value-type="string" calcext:value-type="string">
            <text:p>group, age, id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169" calcext:value-type="float">
            <text:p>0.169</text:p>
          </table:table-cell>
          <table:table-cell table:style-name="ce8" office:value-type="float" office:value="0.59" calcext:value-type="float">
            <text:p>0.5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Q96DA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2" calcext:value-type="float">
            <text:p>0.342</text:p>
          </table:table-cell>
          <table:table-cell table:style-name="ce8" office:value-type="float" office:value="0.175" calcext:value-type="float">
            <text:p>0.175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47" calcext:value-type="float">
            <text:p>0.44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P0463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34" calcext:value-type="float">
            <text:p>0.43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521" calcext:value-type="float">
            <text:p>0.52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P0275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814" calcext:value-type="float">
            <text:p>0.814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34" calcext:value-type="float">
            <text:p>0.13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P0735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67" calcext:value-type="float">
            <text:p>0.667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47" calcext:value-type="float">
            <text:p>0.24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Q8N2S1</text:p>
          </table:table-cell>
          <table:table-cell table:style-name="ce8" office:value-type="string" calcext:value-type="string">
            <text:p>id, age, sex, disAge</text:p>
          </table:table-cell>
          <table:table-cell table:style-name="ce8" office:value-type="float" office:value="0.379" calcext:value-type="float">
            <text:p>0.379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367" calcext:value-type="float">
            <text:p>0.36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Q9NZN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743" calcext:value-type="float">
            <text:p>0.74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Q12884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58" calcext:value-type="float">
            <text:p>0.358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487" calcext:value-type="float">
            <text:p>0.48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Q1628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16" calcext:value-type="float">
            <text:p>0.316</text:p>
          </table:table-cell>
          <table:table-cell table:style-name="ce8" office:value-type="float" office:value="0.239" calcext:value-type="float">
            <text:p>0.239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33" calcext:value-type="float">
            <text:p>0.43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Q5TFM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8" calcext:value-type="float">
            <text:p>0.98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Q1309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842" calcext:value-type="float">
            <text:p>0.84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A0A0G2JH38</text:p>
          </table:table-cell>
          <table:table-cell table:style-name="ce8" office:value-type="string" calcext:value-type="string">
            <text:p>id, disAge</text:p>
          </table:table-cell>
          <table:table-cell table:style-name="ce8" office:value-type="float" office:value="0.913" calcext:value-type="float">
            <text:p>0.9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5" calcext:value-type="float">
            <text:p>0.05</text:p>
          </table:table-cell>
          <table:table-cell table:number-columns-repeated="2" table:style-name="ce8" office:value-type="float" office:value="0.014" calcext:value-type="float">
            <text:p>0.01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O6061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31" calcext:value-type="float">
            <text:p>0.131</text:p>
          </table:table-cell>
          <table:table-cell table:style-name="ce8" office:value-type="float" office:value="0.089" calcext:value-type="float">
            <text:p>0.08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748" calcext:value-type="float">
            <text:p>0.74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P0DMV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848" calcext:value-type="float">
            <text:p>0.84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P28065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348" calcext:value-type="float">
            <text:p>0.348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73" calcext:value-type="float">
            <text:p>0.073</text:p>
          </table:table-cell>
          <table:table-cell table:style-name="ce8" office:value-type="float" office:value="0.539" calcext:value-type="float">
            <text:p>0.53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P13762</text:p>
          </table:table-cell>
          <table:table-cell table:style-name="ce8" office:value-type="string" calcext:value-type="string">
            <text:p>id, sex, age, disAge</text:p>
          </table:table-cell>
          <table:table-cell table:style-name="ce8" office:value-type="float" office:value="0.584" calcext:value-type="float">
            <text:p>0.584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271" calcext:value-type="float">
            <text:p>0.27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P0444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136" calcext:value-type="float">
            <text:p>0.13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72" calcext:value-type="float">
            <text:p>0.17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Q5SQ64</text:p>
          </table:table-cell>
          <table:table-cell table:style-name="ce8" office:value-type="string" calcext:value-type="string">
            <text:p>id, group, disAge</text:p>
          </table:table-cell>
          <table:table-cell table:style-name="ce8" office:value-type="float" office:value="0.261" calcext:value-type="float">
            <text:p>0.26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238" calcext:value-type="float">
            <text:p>0.238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Q8N30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01" calcext:value-type="float">
            <text:p>0.301</text:p>
          </table:table-cell>
          <table:table-cell table:style-name="ce8" office:value-type="float" office:value="0.261" calcext:value-type="float">
            <text:p>0.26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Q8N149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81" calcext:value-type="float">
            <text:p>0.481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411" calcext:value-type="float">
            <text:p>0.41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Q9HBB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9" calcext:value-type="float">
            <text:p>0.79</text:p>
          </table:table-cell>
          <table:table-cell table:style-name="ce8" office:value-type="float" office:value="0.071" calcext:value-type="float">
            <text:p>0.07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O75023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722" calcext:value-type="float">
            <text:p>0.722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85" calcext:value-type="float">
            <text:p>0.18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Q8N6C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15" calcext:value-type="float">
            <text:p>0.415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518" calcext:value-type="float">
            <text:p>0.51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A0A0G2JPA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89" calcext:value-type="float">
            <text:p>0.98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P0186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53" calcext:value-type="float">
            <text:p>0.653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334" calcext:value-type="float">
            <text:p>0.33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P07478</text:p>
          </table:table-cell>
          <table:table-cell table:style-name="ce8" office:value-type="string" calcext:value-type="string">
            <text:p>id, disAge, group, sex</text:p>
          </table:table-cell>
          <table:table-cell table:style-name="ce8" office:value-type="float" office:value="0.433" calcext:value-type="float">
            <text:p>0.433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379" calcext:value-type="float">
            <text:p>0.37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Q9ULB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16" calcext:value-type="float">
            <text:p>0.916</text:p>
          </table:table-cell>
          <table:table-cell table:style-name="ce8" office:value-type="float" office:value="0.02" calcext:value-type="float">
            <text:p>0.0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A0A0U1RQQ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806" calcext:value-type="float">
            <text:p>0.806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Q9295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47" calcext:value-type="float">
            <text:p>0.74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23" calcext:value-type="float">
            <text:p>0.2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Q9Y2D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0.081" calcext:value-type="float">
            <text:p>0.08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568" calcext:value-type="float">
            <text:p>0.56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A0A0U1RRC4</text:p>
          </table:table-cell>
          <table:table-cell table:style-name="ce8" office:value-type="string" calcext:value-type="string">
            <text:p>id, sex, group</text:p>
          </table:table-cell>
          <table:table-cell table:style-name="ce8" office:value-type="float" office:value="0.82" calcext:value-type="float">
            <text:p>0.82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Q9Y4C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1" calcext:value-type="float">
            <text:p>0.341</text:p>
          </table:table-cell>
          <table:table-cell table:style-name="ce8" office:value-type="float" office:value="0.293" calcext:value-type="float">
            <text:p>0.29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58" calcext:value-type="float">
            <text:p>0.35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A1L4H1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564" calcext:value-type="float">
            <text:p>0.564</text:p>
          </table:table-cell>
          <table:table-cell table:style-name="ce8" office:value-type="float" office:value="0.089" calcext:value-type="float">
            <text:p>0.08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257" calcext:value-type="float">
            <text:p>0.25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P0415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5" calcext:value-type="float">
            <text:p>0.485</text:p>
          </table:table-cell>
          <table:table-cell table:style-name="ce8" office:value-type="float" office:value="0.085" calcext:value-type="float">
            <text:p>0.08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Q1058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Q9UKK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04" calcext:value-type="float">
            <text:p>0.04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934" calcext:value-type="float">
            <text:p>0.93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P54578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29" calcext:value-type="float">
            <text:p>0.429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P6003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2" calcext:value-type="float">
            <text:p>0.52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39" calcext:value-type="float">
            <text:p>0.3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A6NMZ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52" calcext:value-type="float">
            <text:p>0.552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372" calcext:value-type="float">
            <text:p>0.37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P2192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202" calcext:value-type="float">
            <text:p>0.20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34" calcext:value-type="float">
            <text:p>0.73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P5514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24" calcext:value-type="float">
            <text:p>0.124</text:p>
          </table:table-cell>
          <table:table-cell table:style-name="ce8" office:value-type="float" office:value="0.107" calcext:value-type="float">
            <text:p>0.1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734" calcext:value-type="float">
            <text:p>0.73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P0714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22" calcext:value-type="float">
            <text:p>0.222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42" calcext:value-type="float">
            <text:p>0.74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P0265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32" calcext:value-type="float">
            <text:p>0.732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45" calcext:value-type="float">
            <text:p>0.24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P2532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0.153" calcext:value-type="float">
            <text:p>0.15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07" calcext:value-type="float">
            <text:p>0.70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P4775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807" calcext:value-type="float">
            <text:p>0.80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P29323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B1ALD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6" calcext:value-type="float">
            <text:p>0.466</text:p>
          </table:table-cell>
          <table:table-cell table:style-name="ce8" office:value-type="float" office:value="0.17" calcext:value-type="float">
            <text:p>0.1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49" calcext:value-type="float">
            <text:p>0.34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O95490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383" calcext:value-type="float">
            <text:p>0.383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504" calcext:value-type="float">
            <text:p>0.50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Q1414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16" calcext:value-type="float">
            <text:p>0.816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P1925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8" calcext:value-type="float">
            <text:p>0.348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574" calcext:value-type="float">
            <text:p>0.57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Q86TH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58" calcext:value-type="float">
            <text:p>0.45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Q9943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124" calcext:value-type="float">
            <text:p>0.12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82" calcext:value-type="float">
            <text:p>0.78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Q99719</text:p>
          </table:table-cell>
          <table:table-cell table:style-name="ce8" office:value-type="string" calcext:value-type="string">
            <text:p>id, sex, age </text:p>
          </table:table-cell>
          <table:table-cell table:style-name="ce8" office:value-type="float" office:value="0.116" calcext:value-type="float">
            <text:p>0.116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714" calcext:value-type="float">
            <text:p>0.71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P0073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8" calcext:value-type="float">
            <text:p>0.58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88" calcext:value-type="float">
            <text:p>0.388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Q9Y6E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float" office:value="0.077" calcext:value-type="float">
            <text:p>0.07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816" calcext:value-type="float">
            <text:p>0.816</text:p>
          </table:table-cell>
          <table:table-cell table:style-name="ce8" office:value-type="float" office:value="1.005" calcext:value-type="float">
            <text:p>1.005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Q1312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63" calcext:value-type="float">
            <text:p>0.563</text:p>
          </table:table-cell>
          <table:table-cell table:number-columns-repeated="2" table:style-name="ce8" office:value-type="float" office:value="0.005" calcext:value-type="float">
            <text:p>0.005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391" calcext:value-type="float">
            <text:p>0.39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P4936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763" calcext:value-type="float">
            <text:p>0.76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P6298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81" calcext:value-type="float">
            <text:p>0.381</text:p>
          </table:table-cell>
          <table:table-cell table:style-name="ce8" office:value-type="float" office:value="0.155" calcext:value-type="float">
            <text:p>0.15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O9519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79" calcext:value-type="float">
            <text:p>0.379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76" calcext:value-type="float">
            <text:p>0.57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P0075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67" calcext:value-type="float">
            <text:p>0.36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23" calcext:value-type="float">
            <text:p>0.6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P2006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69" calcext:value-type="float">
            <text:p>0.769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193" calcext:value-type="float">
            <text:p>0.19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Q1501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085" calcext:value-type="float">
            <text:p>0.08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99" calcext:value-type="float">
            <text:p>0.79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Q14746</text:p>
          </table:table-cell>
          <table:table-cell table:style-name="ce8" office:value-type="string" calcext:value-type="string">
            <text:p>age 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941" calcext:value-type="float">
            <text:p>0.94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P6066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44" calcext:value-type="float">
            <text:p>0.144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P62495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167" calcext:value-type="float">
            <text:p>0.167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733" calcext:value-type="float">
            <text:p>0.73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B7ZKJ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59" calcext:value-type="float">
            <text:p>0.55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433" calcext:value-type="float">
            <text:p>0.43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Q5VT8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07" calcext:value-type="float">
            <text:p>0.707</text:p>
          </table:table-cell>
          <table:table-cell table:style-name="ce8" office:value-type="float" office:value="0.135" calcext:value-type="float">
            <text:p>0.13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134" calcext:value-type="float">
            <text:p>0.13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Q9BXY5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249" calcext:value-type="float">
            <text:p>0.249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62" calcext:value-type="float">
            <text:p>0.6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P1136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24" calcext:value-type="float">
            <text:p>0.62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353" calcext:value-type="float">
            <text:p>0.3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Q96EE4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292" calcext:value-type="float">
            <text:p>0.292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289" calcext:value-type="float">
            <text:p>0.289</text:p>
          </table:table-cell>
          <table:table-cell table:style-name="ce8" office:value-type="float" office:value="0.336" calcext:value-type="float">
            <text:p>0.33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P3062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19" calcext:value-type="float">
            <text:p>0.119</text:p>
          </table:table-cell>
          <table:table-cell table:style-name="ce8" office:value-type="float" office:value="0.161" calcext:value-type="float">
            <text:p>0.16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708" calcext:value-type="float">
            <text:p>0.70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Q9BUL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239" calcext:value-type="float">
            <text:p>0.23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531" calcext:value-type="float">
            <text:p>0.53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Q8TEU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75" calcext:value-type="float">
            <text:p>0.175</text:p>
          </table:table-cell>
          <table:table-cell table:style-name="ce8" office:value-type="float" office:value="0.659" calcext:value-type="float">
            <text:p>0.65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62" calcext:value-type="float">
            <text:p>0.16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P1064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1" calcext:value-type="float">
            <text:p>0.61</text:p>
          </table:table-cell>
          <table:table-cell table:style-name="ce8" office:value-type="float" office:value="0.116" calcext:value-type="float">
            <text:p>0.11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59" calcext:value-type="float">
            <text:p>0.25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P0509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07" calcext:value-type="float">
            <text:p>0.507</text:p>
          </table:table-cell>
          <table:table-cell table:number-columns-repeated="2" table:style-name="ce8" office:value-type="float" office:value="0.004" calcext:value-type="float">
            <text:p>0.004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74" calcext:value-type="float">
            <text:p>0.47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P9999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12" calcext:value-type="float">
            <text:p>0.212</text:p>
          </table:table-cell>
          <table:table-cell table:style-name="ce8" office:value-type="float" office:value="0.121" calcext:value-type="float">
            <text:p>0.12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63" calcext:value-type="float">
            <text:p>0.66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Q9UKJ1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655" calcext:value-type="float">
            <text:p>0.65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285" calcext:value-type="float">
            <text:p>0.28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P1997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083" calcext:value-type="float">
            <text:p>0.08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P1379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09" calcext:value-type="float">
            <text:p>0.209</text:p>
          </table:table-cell>
          <table:table-cell table:style-name="ce8" office:value-type="float" office:value="0.217" calcext:value-type="float">
            <text:p>0.217</text:p>
          </table:table-cell>
          <table:table-cell table:style-name="ce8" office:value-type="float" office:value="0.008" calcext:value-type="float">
            <text:p>0.008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562" calcext:value-type="float">
            <text:p>0.56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P48551</text:p>
          </table:table-cell>
          <table:table-cell table:style-name="ce8" office:value-type="string" calcext:value-type="string">
            <text:p>id, sex, age </text:p>
          </table:table-cell>
          <table:table-cell table:style-name="ce8" office:value-type="float" office:value="0.473" calcext:value-type="float">
            <text:p>0.473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411" calcext:value-type="float">
            <text:p>0.41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C9JV77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728" calcext:value-type="float">
            <text:p>0.728</text:p>
          </table:table-cell>
          <table:table-cell table:style-name="ce8" office:value-type="float" office:value="0.001" calcext:value-type="float">
            <text:p>0.001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Q9282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51" calcext:value-type="float">
            <text:p>0.251</text:p>
          </table:table-cell>
          <table:table-cell table:style-name="ce8" office:value-type="float" office:value="0.334" calcext:value-type="float">
            <text:p>0.33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79" calcext:value-type="float">
            <text:p>0.37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O43790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455" calcext:value-type="float">
            <text:p>0.45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152" calcext:value-type="float">
            <text:p>0.152</text:p>
          </table:table-cell>
          <table:table-cell table:style-name="ce8" office:value-type="float" office:value="0.364" calcext:value-type="float">
            <text:p>0.36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P0253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67" calcext:value-type="float">
            <text:p>0.36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25" calcext:value-type="float">
            <text:p>0.6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P0253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001" calcext:value-type="float">
            <text:p>0.001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28" calcext:value-type="float">
            <text:p>0.82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P02768</text:p>
          </table:table-cell>
          <table:table-cell table:style-name="ce8" office:value-type="string" calcext:value-type="string">
            <text:p>age 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924" calcext:value-type="float">
            <text:p>0.92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P0747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17" calcext:value-type="float">
            <text:p>0.41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P0877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26" calcext:value-type="float">
            <text:p>0.32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P1364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54" calcext:value-type="float">
            <text:p>0.25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703" calcext:value-type="float">
            <text:p>0.70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P1364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33" calcext:value-type="float">
            <text:p>0.23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753" calcext:value-type="float">
            <text:p>0.7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P3590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34" calcext:value-type="float">
            <text:p>0.23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746" calcext:value-type="float">
            <text:p>0.74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P4866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24" calcext:value-type="float">
            <text:p>0.224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Q0469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07" calcext:value-type="float">
            <text:p>0.307</text:p>
          </table:table-cell>
          <table:table-cell table:style-name="ce8" office:value-type="float" office:value="0.005" calcext:value-type="float">
            <text:p>0.005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85" calcext:value-type="float">
            <text:p>0.68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Q15323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43" calcext:value-type="float">
            <text:p>0.4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264" calcext:value-type="float">
            <text:p>0.264</text:p>
          </table:table-cell>
          <table:table-cell table:style-name="ce8" office:value-type="float" office:value="0.28" calcext:value-type="float">
            <text:p>0.2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Q86Y4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95" calcext:value-type="float">
            <text:p>0.29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68" calcext:value-type="float">
            <text:p>0.6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Q5D862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041" calcext:value-type="float">
            <text:p>0.041</text:p>
          </table:table-cell>
          <table:table-cell table:number-columns-repeated="2" table:style-name="ce8" office:value-type="float" office:value="0.008" calcext:value-type="float">
            <text:p>0.008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Q8N1N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001" calcext:value-type="float">
            <text:p>0.001</text:p>
          </table:table-cell>
          <table:table-cell table:number-columns-repeated="3" table:style-name="ce8" office:value-type="float" office:value="0.003" calcext:value-type="float">
            <text:p>0.003</text:p>
          </table:table-cell>
          <table:table-cell table:style-name="ce8" office:value-type="float" office:value="0.589" calcext:value-type="float">
            <text:p>0.58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Q7Z794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825" calcext:value-type="float">
            <text:p>0.825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P1350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76" calcext:value-type="float">
            <text:p>0.67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281" calcext:value-type="float">
            <text:p>0.28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D3DSM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38" calcext:value-type="float">
            <text:p>0.238</text:p>
          </table:table-cell>
          <table:table-cell table:style-name="ce8" office:value-type="float" office:value="0.186" calcext:value-type="float">
            <text:p>0.18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35" calcext:value-type="float">
            <text:p>0.53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Q7Z7G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85" calcext:value-type="float">
            <text:p>0.285</text:p>
          </table:table-cell>
          <table:table-cell table:style-name="ce8" office:value-type="float" office:value="0.287" calcext:value-type="float">
            <text:p>0.28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06" calcext:value-type="float">
            <text:p>0.40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P0274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82" calcext:value-type="float">
            <text:p>0.382</text:p>
          </table:table-cell>
          <table:table-cell table:style-name="ce8" office:value-type="float" office:value="0.209" calcext:value-type="float">
            <text:p>0.2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378" calcext:value-type="float">
            <text:p>0.37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Q13557</text:p>
          </table:table-cell>
          <table:table-cell table:style-name="ce8" office:value-type="string" calcext:value-type="string">
            <text:p>id, disAge, age </text:p>
          </table:table-cell>
          <table:table-cell table:style-name="ce8" office:value-type="float" office:value="0.649" calcext:value-type="float">
            <text:p>0.649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229" calcext:value-type="float">
            <text:p>0.22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Q9NQ7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79" calcext:value-type="float">
            <text:p>0.279</text:p>
          </table:table-cell>
          <table:table-cell table:style-name="ce8" office:value-type="float" office:value="0.38" calcext:value-type="float">
            <text:p>0.3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323" calcext:value-type="float">
            <text:p>0.3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D6RAR4</text:p>
          </table:table-cell>
          <table:table-cell table:style-name="ce8" office:value-type="string" calcext:value-type="string">
            <text:p>id, disAge, age 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39" calcext:value-type="float">
            <text:p>0.339</text:p>
          </table:table-cell>
          <table:table-cell table:style-name="ce8" office:value-type="float" office:value="1.01" calcext:value-type="float">
            <text:p>1.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Q9BT7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93" calcext:value-type="float">
            <text:p>0.293</text:p>
          </table:table-cell>
          <table:table-cell table:style-name="ce8" office:value-type="float" office:value="0.131" calcext:value-type="float">
            <text:p>0.13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543" calcext:value-type="float">
            <text:p>0.54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O94856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298" calcext:value-type="float">
            <text:p>0.298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621" calcext:value-type="float">
            <text:p>0.62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D6RE8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29" calcext:value-type="float">
            <text:p>0.429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Q9H17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52" calcext:value-type="float">
            <text:p>0.75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222" calcext:value-type="float">
            <text:p>0.222</text:p>
          </table:table-cell>
          <table:table-cell table:style-name="ce8" office:value-type="float" office:value="1.006" calcext:value-type="float">
            <text:p>1.006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O0058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46" calcext:value-type="float">
            <text:p>0.646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73" calcext:value-type="float">
            <text:p>0.27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D6RF35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881" calcext:value-type="float">
            <text:p>0.8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1.008" calcext:value-type="float">
            <text:p>1.00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Q9971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1" calcext:value-type="float">
            <text:p>0.081</text:p>
          </table:table-cell>
          <table:table-cell table:style-name="ce8" office:value-type="float" office:value="0.586" calcext:value-type="float">
            <text:p>0.58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18" calcext:value-type="float">
            <text:p>0.31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P1687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08" calcext:value-type="float">
            <text:p>0.708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255" calcext:value-type="float">
            <text:p>0.25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O9490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77" calcext:value-type="float">
            <text:p>0.577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P1694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067" calcext:value-type="float">
            <text:p>0.067</text:p>
          </table:table-cell>
          <table:table-cell table:style-name="ce8" office:value-type="float" office:value="0.004" calcext:value-type="float">
            <text:p>0.004</text:p>
          </table:table-cell>
          <table:table-cell table:number-columns-repeated="3" table:style-name="ce8" office:value-type="float" office:value="0.001" calcext:value-type="float">
            <text:p>0.001</text:p>
          </table:table-cell>
          <table:table-cell table:style-name="ce8" office:value-type="float" office:value="0.925" calcext:value-type="float">
            <text:p>0.9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Q8TDQ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71" calcext:value-type="float">
            <text:p>0.371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82" calcext:value-type="float">
            <text:p>0.58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Q1504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18" calcext:value-type="float">
            <text:p>0.318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548" calcext:value-type="float">
            <text:p>0.54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O7534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857" calcext:value-type="float">
            <text:p>0.85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P6215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61" calcext:value-type="float">
            <text:p>0.86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Q9995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53" calcext:value-type="float">
            <text:p>0.153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36" calcext:value-type="float">
            <text:p>0.73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Q13510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91" calcext:value-type="float">
            <text:p>0.49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46" calcext:value-type="float">
            <text:p>0.0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53" calcext:value-type="float">
            <text:p>0.45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P6191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91" calcext:value-type="float">
            <text:p>0.391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523" calcext:value-type="float">
            <text:p>0.5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P5821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0.109" calcext:value-type="float">
            <text:p>0.109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23" calcext:value-type="float">
            <text:p>0.52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P0407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02" calcext:value-type="float">
            <text:p>0.402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556" calcext:value-type="float">
            <text:p>0.55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P1211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2" calcext:value-type="float">
            <text:p>0.442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479" calcext:value-type="float">
            <text:p>0.47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Q9H2X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516" calcext:value-type="float">
            <text:p>0.51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Q1618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12" calcext:value-type="float">
            <text:p>0.81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P2882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28" calcext:value-type="float">
            <text:p>0.62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55" calcext:value-type="float">
            <text:p>0.35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P3784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22" calcext:value-type="float">
            <text:p>0.222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633" calcext:value-type="float">
            <text:p>0.63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P2210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07" calcext:value-type="float">
            <text:p>0.407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458" calcext:value-type="float">
            <text:p>0.45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P1627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67" calcext:value-type="float">
            <text:p>0.567</text:p>
          </table:table-cell>
          <table:table-cell table:style-name="ce8" office:value-type="float" office:value="0.005" calcext:value-type="float">
            <text:p>0.005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396" calcext:value-type="float">
            <text:p>0.39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P15311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65" calcext:value-type="float">
            <text:p>0.465</text:p>
          </table:table-cell>
          <table:table-cell table:style-name="ce8" office:value-type="float" office:value="0.121" calcext:value-type="float">
            <text:p>0.12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P51659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05" calcext:value-type="float">
            <text:p>0.205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667" calcext:value-type="float">
            <text:p>0.66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P02788</text:p>
          </table:table-cell>
          <table:table-cell table:style-name="ce8" office:value-type="string" calcext:value-type="string">
            <text:p>id, sex, age </text:p>
          </table:table-cell>
          <table:table-cell table:style-name="ce8" office:value-type="float" office:value="0.345" calcext:value-type="float">
            <text:p>0.345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524" calcext:value-type="float">
            <text:p>0.52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Q9UIA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127" calcext:value-type="float">
            <text:p>0.127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766" calcext:value-type="float">
            <text:p>0.7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E7ESP4</text:p>
          </table:table-cell>
          <table:table-cell table:style-name="ce8" office:value-type="string" calcext:value-type="string">
            <text:p>id, age, group</text:p>
          </table:table-cell>
          <table:table-cell table:number-columns-repeated="2" table:style-name="ce8" office:value-type="float" office:value="0.144" calcext:value-type="float">
            <text:p>0.144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644" calcext:value-type="float">
            <text:p>0.64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P0515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61" calcext:value-type="float">
            <text:p>0.161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2"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19" calcext:value-type="float">
            <text:p>0.81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E7ETN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63" calcext:value-type="float">
            <text:p>0.463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501" calcext:value-type="float">
            <text:p>0.50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Q1382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69" calcext:value-type="float">
            <text:p>0.169</text:p>
          </table:table-cell>
          <table:table-cell table:style-name="ce8" office:value-type="float" office:value="0.49" calcext:value-type="float">
            <text:p>0.4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321" calcext:value-type="float">
            <text:p>0.32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P1016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72" calcext:value-type="float">
            <text:p>0.67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18" calcext:value-type="float">
            <text:p>0.31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P2223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197" calcext:value-type="float">
            <text:p>0.197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723" calcext:value-type="float">
            <text:p>0.7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Q9Y2E5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692" calcext:value-type="float">
            <text:p>0.692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P15121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089" calcext:value-type="float">
            <text:p>0.089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858" calcext:value-type="float">
            <text:p>0.85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P3591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75" calcext:value-type="float">
            <text:p>0.575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381" calcext:value-type="float">
            <text:p>0.38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P0733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11" calcext:value-type="float">
            <text:p>0.411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488" calcext:value-type="float">
            <text:p>0.48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Q5T7F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39" calcext:value-type="float">
            <text:p>0.439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07" calcext:value-type="float">
            <text:p>0.50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P09622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219" calcext:value-type="float">
            <text:p>0.21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49" calcext:value-type="float">
            <text:p>0.34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Q9Y2Q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188" calcext:value-type="float">
            <text:p>0.18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E9PFZ2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925" calcext:value-type="float">
            <text:p>0.92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Q6ZR0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17" calcext:value-type="float">
            <text:p>0.717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17" calcext:value-type="float">
            <text:p>0.21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P5476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3" calcext:value-type="float">
            <text:p>0.083</text:p>
          </table:table-cell>
          <table:table-cell table:style-name="ce8" office:value-type="float" office:value="0.585" calcext:value-type="float">
            <text:p>0.58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316" calcext:value-type="float">
            <text:p>0.31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Q1526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1" calcext:value-type="float">
            <text:p>0.461</text:p>
          </table:table-cell>
          <table:table-cell table:style-name="ce8" office:value-type="float" office:value="0.089" calcext:value-type="float">
            <text:p>0.08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P0545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08" calcext:value-type="float">
            <text:p>0.708</text:p>
          </table:table-cell>
          <table:table-cell table:style-name="ce8" office:value-type="float" office:value="0.004" calcext:value-type="float">
            <text:p>0.004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281" calcext:value-type="float">
            <text:p>0.28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Q1286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27" calcext:value-type="float">
            <text:p>0.527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349" calcext:value-type="float">
            <text:p>0.34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P2352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03" calcext:value-type="float">
            <text:p>0.80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Q1363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311" calcext:value-type="float">
            <text:p>0.311</text:p>
          </table:table-cell>
          <table:table-cell table:style-name="ce8" office:value-type="float" office:value="0.331" calcext:value-type="float">
            <text:p>0.331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P5578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19" calcext:value-type="float">
            <text:p>0.419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551" calcext:value-type="float">
            <text:p>0.55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P1398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8" calcext:value-type="float">
            <text:p>0.358</text:p>
          </table:table-cell>
          <table:table-cell table:style-name="ce8" office:value-type="float" office:value="0.207" calcext:value-type="float">
            <text:p>0.20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17" calcext:value-type="float">
            <text:p>0.41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O9508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65" calcext:value-type="float">
            <text:p>0.265</text:p>
          </table:table-cell>
          <table:table-cell table:style-name="ce8" office:value-type="float" office:value="0.407" calcext:value-type="float">
            <text:p>0.407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282" calcext:value-type="float">
            <text:p>0.28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O95967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491" calcext:value-type="float">
            <text:p>0.491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392" calcext:value-type="float">
            <text:p>0.39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Q96FW1</text:p>
          </table:table-cell>
          <table:table-cell table:style-name="ce8" office:value-type="string" calcext:value-type="string">
            <text:p>sex, id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754" calcext:value-type="float">
            <text:p>0.75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P0819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76" calcext:value-type="float">
            <text:p>0.57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397" calcext:value-type="float">
            <text:p>0.39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Q86VB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34" calcext:value-type="float">
            <text:p>0.434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58" calcext:value-type="float">
            <text:p>0.45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Q96BZ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16" calcext:value-type="float">
            <text:p>0.516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128" calcext:value-type="float">
            <text:p>0.12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P5520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85" calcext:value-type="float">
            <text:p>0.185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51" calcext:value-type="float">
            <text:p>0.75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Q9UBP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34" calcext:value-type="float">
            <text:p>0.534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405" calcext:value-type="float">
            <text:p>0.40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Q9HC3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14" calcext:value-type="float">
            <text:p>0.314</text:p>
          </table:table-cell>
          <table:table-cell table:style-name="ce8" office:value-type="float" office:value="0.114" calcext:value-type="float">
            <text:p>0.11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62" calcext:value-type="float">
            <text:p>0.56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Q1525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3" calcext:value-type="float">
            <text:p>0.43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16" calcext:value-type="float">
            <text:p>0.51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P4348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67" calcext:value-type="float">
            <text:p>0.167</text:p>
          </table:table-cell>
          <table:table-cell table:style-name="ce8" office:value-type="float" office:value="0.225" calcext:value-type="float">
            <text:p>0.225</text:p>
          </table:table-cell>
          <table:table-cell table:number-columns-repeated="2"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99" calcext:value-type="float">
            <text:p>0.599</text:p>
          </table:table-cell>
          <table:table-cell table:style-name="ce8" office:value-type="float" office:value="1.007" calcext:value-type="float">
            <text:p>1.007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Q8N4A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2" calcext:value-type="float">
            <text:p>0.62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95" calcext:value-type="float">
            <text:p>0.29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Q9943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88" calcext:value-type="float">
            <text:p>0.188</text:p>
          </table:table-cell>
          <table:table-cell table:style-name="ce8" office:value-type="float" office:value="0.605" calcext:value-type="float">
            <text:p>0.605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96" calcext:value-type="float">
            <text:p>0.19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Q9H15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97" calcext:value-type="float">
            <text:p>0.597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262" calcext:value-type="float">
            <text:p>0.26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P3687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46" calcext:value-type="float">
            <text:p>0.046</text:p>
          </table:table-cell>
          <table:table-cell table:style-name="ce8" office:value-type="float" office:value="0.151" calcext:value-type="float">
            <text:p>0.15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768" calcext:value-type="float">
            <text:p>0.76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P5481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.187" calcext:value-type="float">
            <text:p>0.18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14" calcext:value-type="float">
            <text:p>0.71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P5028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0.215" calcext:value-type="float">
            <text:p>0.21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646" calcext:value-type="float">
            <text:p>0.64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Q9954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97" calcext:value-type="float">
            <text:p>0.39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87" calcext:value-type="float">
            <text:p>0.58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Q9HCK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34" calcext:value-type="float">
            <text:p>0.534</text:p>
          </table:table-cell>
          <table:table-cell table:style-name="ce8" office:value-type="float" office:value="0.106" calcext:value-type="float">
            <text:p>0.1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O0046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02" calcext:value-type="float">
            <text:p>0.402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47" calcext:value-type="float">
            <text:p>0.4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P4874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47" calcext:value-type="float">
            <text:p>0.74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45" calcext:value-type="float">
            <text:p>0.24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Q9Y6X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53" calcext:value-type="float">
            <text:p>0.35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25" calcext:value-type="float">
            <text:p>0.6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O4349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053" calcext:value-type="float">
            <text:p>0.05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238" calcext:value-type="float">
            <text:p>0.23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P5999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19" calcext:value-type="float">
            <text:p>0.119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758" calcext:value-type="float">
            <text:p>0.75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Q96AP7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94" calcext:value-type="float">
            <text:p>0.494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379" calcext:value-type="float">
            <text:p>0.37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P0278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32" calcext:value-type="float">
            <text:p>0.232</text:p>
          </table:table-cell>
          <table:table-cell table:style-name="ce8" office:value-type="float" office:value="0.276" calcext:value-type="float">
            <text:p>0.276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69" calcext:value-type="float">
            <text:p>0.46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Q9NY3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73" calcext:value-type="float">
            <text:p>0.77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O9599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32" calcext:value-type="float">
            <text:p>0.532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07" calcext:value-type="float">
            <text:p>0.007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407" calcext:value-type="float">
            <text:p>0.40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Q9UK5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88" calcext:value-type="float">
            <text:p>0.38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Q1476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67" calcext:value-type="float">
            <text:p>0.56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401" calcext:value-type="float">
            <text:p>0.40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Q9UBX5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42" calcext:value-type="float">
            <text:p>0.342</text:p>
          </table:table-cell>
          <table:table-cell table:style-name="ce8" office:value-type="float" office:value="0.116" calcext:value-type="float">
            <text:p>0.116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88" calcext:value-type="float">
            <text:p>0.48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P6090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09" calcext:value-type="float">
            <text:p>0.509</text:p>
          </table:table-cell>
          <table:table-cell table:style-name="ce8" office:value-type="float" office:value="0.044" calcext:value-type="float">
            <text:p>0.044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434" calcext:value-type="float">
            <text:p>0.43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P0794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26" calcext:value-type="float">
            <text:p>0.426</text:p>
          </table:table-cell>
          <table:table-cell table:style-name="ce8" office:value-type="float" office:value="0.131" calcext:value-type="float">
            <text:p>0.13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419" calcext:value-type="float">
            <text:p>0.41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P2692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836" calcext:value-type="float">
            <text:p>0.836</text:p>
          </table:table-cell>
          <table:table-cell table:style-name="ce8" office:value-type="float" office:value="0.047" calcext:value-type="float">
            <text:p>0.047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P4974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33" calcext:value-type="float">
            <text:p>0.233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001" calcext:value-type="float">
            <text:p>0.001</text:p>
          </table:table-cell>
          <table:table-cell table:number-columns-repeated="2" table:style-name="ce8" office:value-type="float" office:value="0.004" calcext:value-type="float">
            <text:p>0.004</text:p>
          </table:table-cell>
          <table:table-cell table:style-name="ce8" office:value-type="float" office:value="0.652" calcext:value-type="float">
            <text:p>0.65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O0056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37" calcext:value-type="float">
            <text:p>0.637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291" calcext:value-type="float">
            <text:p>0.29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Q9HDC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76" calcext:value-type="float">
            <text:p>0.576</text:p>
          </table:table-cell>
          <table:table-cell table:style-name="ce8" office:value-type="float" office:value="0.132" calcext:value-type="float">
            <text:p>0.13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6" calcext:value-type="float">
            <text:p>0.2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P1607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3" calcext:value-type="float">
            <text:p>0.353</text:p>
          </table:table-cell>
          <table:table-cell table:style-name="ce8" office:value-type="float" office:value="0.116" calcext:value-type="float">
            <text:p>0.11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08" calcext:value-type="float">
            <text:p>0.50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P2901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15" calcext:value-type="float">
            <text:p>0.61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338" calcext:value-type="float">
            <text:p>0.33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Q5TCQ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.365" calcext:value-type="float">
            <text:p>0.36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74" calcext:value-type="float">
            <text:p>0.47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P0395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35" calcext:value-type="float">
            <text:p>0.735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216" calcext:value-type="float">
            <text:p>0.21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O76061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236" calcext:value-type="float">
            <text:p>0.236</text:p>
          </table:table-cell>
          <table:table-cell table:style-name="ce8" office:value-type="float" office:value="0.142" calcext:value-type="float">
            <text:p>0.14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561" calcext:value-type="float">
            <text:p>0.56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P01130</text:p>
          </table:table-cell>
          <table:table-cell table:style-name="ce8" office:value-type="string" calcext:value-type="string">
            <text:p>age, id, group</text:p>
          </table:table-cell>
          <table:table-cell table:style-name="ce8" office:value-type="float" office:value="0.234" calcext:value-type="float">
            <text:p>0.234</text:p>
          </table:table-cell>
          <table:table-cell table:style-name="ce8" office:value-type="float" office:value="0.243" calcext:value-type="float">
            <text:p>0.24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462" calcext:value-type="float">
            <text:p>0.46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Q8TF62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563" calcext:value-type="float">
            <text:p>0.56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Q1344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81" calcext:value-type="float">
            <text:p>0.381</text:p>
          </table:table-cell>
          <table:table-cell table:style-name="ce8" office:value-type="float" office:value="0.157" calcext:value-type="float">
            <text:p>0.15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446" calcext:value-type="float">
            <text:p>0.44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P62491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073" calcext:value-type="float">
            <text:p>0.073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818" calcext:value-type="float">
            <text:p>0.81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P06865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86" calcext:value-type="float">
            <text:p>0.48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Q9273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417" calcext:value-type="float">
            <text:p>0.41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Q96NZ9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518" calcext:value-type="float">
            <text:p>0.518</text:p>
          </table:table-cell>
          <table:table-cell table:style-name="ce8" office:value-type="float" office:value="0.09" calcext:value-type="float">
            <text:p>0.0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58" calcext:value-type="float">
            <text:p>0.158</text:p>
          </table:table-cell>
          <table:table-cell table:style-name="ce8" office:value-type="float" office:value="0.23" calcext:value-type="float">
            <text:p>0.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P0949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63" calcext:value-type="float">
            <text:p>0.263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61" calcext:value-type="float">
            <text:p>0.66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H7BZ55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76" calcext:value-type="float">
            <text:p>0.27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Q1543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14" calcext:value-type="float">
            <text:p>0.214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729" calcext:value-type="float">
            <text:p>0.72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Q93070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603" calcext:value-type="float">
            <text:p>0.603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228" calcext:value-type="float">
            <text:p>0.22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Q1355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38" calcext:value-type="float">
            <text:p>0.738</text:p>
          </table:table-cell>
          <table:table-cell table:style-name="ce8" office:value-type="float" office:value="0.194" calcext:value-type="float">
            <text:p>0.19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Q96JN2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58" calcext:value-type="float">
            <text:p>0.458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14" calcext:value-type="float">
            <text:p>0.41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H7C5R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85" calcext:value-type="float">
            <text:p>0.185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75" calcext:value-type="float">
            <text:p>0.67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O1539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49" calcext:value-type="float">
            <text:p>0.549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389" calcext:value-type="float">
            <text:p>0.38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Q1340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Q01484</text:p>
          </table:table-cell>
          <table:table-cell table:style-name="ce8" office:value-type="string" calcext:value-type="string">
            <text:p>age, id, group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555" calcext:value-type="float">
            <text:p>0.555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315" calcext:value-type="float">
            <text:p>0.31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P22607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47" calcext:value-type="float">
            <text:p>0.47</text:p>
          </table:table-cell>
          <table:table-cell table:style-name="ce8" office:value-type="float" office:value="0.107" calcext:value-type="float">
            <text:p>0.1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316" calcext:value-type="float">
            <text:p>0.31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O0023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19" calcext:value-type="float">
            <text:p>0.219</text:p>
          </table:table-cell>
          <table:table-cell table:style-name="ce8" office:value-type="float" office:value="0.412" calcext:value-type="float">
            <text:p>0.41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343" calcext:value-type="float">
            <text:p>0.34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J3KN6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5" calcext:value-type="float">
            <text:p>0.345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579" calcext:value-type="float">
            <text:p>0.57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P4991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55" calcext:value-type="float">
            <text:p>0.455</text:p>
          </table:table-cell>
          <table:table-cell table:style-name="ce8" office:value-type="float" office:value="0.098" calcext:value-type="float">
            <text:p>0.09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27" calcext:value-type="float">
            <text:p>0.42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O1461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0.199" calcext:value-type="float">
            <text:p>0.199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07" calcext:value-type="float">
            <text:p>0.70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Q9NPR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534" calcext:value-type="float">
            <text:p>0.53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P5410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9" calcext:value-type="float">
            <text:p>0.59</text:p>
          </table:table-cell>
          <table:table-cell table:style-name="ce8" office:value-type="float" office:value="0.152" calcext:value-type="float">
            <text:p>0.15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49" calcext:value-type="float">
            <text:p>0.24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P2245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71" calcext:value-type="float">
            <text:p>0.571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P5833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1" calcext:value-type="float">
            <text:p>0.6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359" calcext:value-type="float">
            <text:p>0.35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P3004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827" calcext:value-type="float">
            <text:p>0.827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Q9NTK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62" calcext:value-type="float">
            <text:p>0.162</text:p>
          </table:table-cell>
          <table:table-cell table:style-name="ce8" office:value-type="float" office:value="0.159" calcext:value-type="float">
            <text:p>0.15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73" calcext:value-type="float">
            <text:p>0.67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P78509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98" calcext:value-type="float">
            <text:p>0.39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Q8WVN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3" calcext:value-type="float">
            <text:p>0.483</text:p>
          </table:table-cell>
          <table:table-cell table:style-name="ce8" office:value-type="float" office:value="0.111" calcext:value-type="float">
            <text:p>0.111</text:p>
          </table:table-cell>
          <table:table-cell table:style-name="ce8" office:value-type="float" office:value="0.004" calcext:value-type="float">
            <text:p>0.004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 table:style-name="ce8" office:value-type="float" office:value="0.381" calcext:value-type="float">
            <text:p>0.38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P0956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56" calcext:value-type="float">
            <text:p>0.456</text:p>
          </table:table-cell>
          <table:table-cell table:style-name="ce8" office:value-type="float" office:value="0.203" calcext:value-type="float">
            <text:p>0.2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19" calcext:value-type="float">
            <text:p>0.31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P04626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48" calcext:value-type="float">
            <text:p>0.448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487" calcext:value-type="float">
            <text:p>0.48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P1910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37" calcext:value-type="float">
            <text:p>0.237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01" calcext:value-type="float">
            <text:p>0.70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P1359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9" calcext:value-type="float">
            <text:p>0.449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488" calcext:value-type="float">
            <text:p>0.48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O7514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23" calcext:value-type="float">
            <text:p>0.623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Q8IYT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118" calcext:value-type="float">
            <text:p>0.11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O9583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71" calcext:value-type="float">
            <text:p>0.271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36" calcext:value-type="float">
            <text:p>0.63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Q99426</text:p>
          </table:table-cell>
          <table:table-cell table:style-name="ce8" office:value-type="string" calcext:value-type="string">
            <text:p>group, sex, id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 office:value-type="float" office:value="0.097" calcext:value-type="float">
            <text:p>0.097</text:p>
          </table:table-cell>
          <table:table-cell table:style-name="ce8" office:value-type="float" office:value="0.743" calcext:value-type="float">
            <text:p>0.74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P1431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95" calcext:value-type="float">
            <text:p>0.395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486" calcext:value-type="float">
            <text:p>0.48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Q9949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807" calcext:value-type="float">
            <text:p>0.80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O4376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87" calcext:value-type="float">
            <text:p>0.087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837" calcext:value-type="float">
            <text:p>0.83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Q13526</text:p>
          </table:table-cell>
          <table:table-cell table:style-name="ce8" office:value-type="string" calcext:value-type="string">
            <text:p>sex, id, age 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686" calcext:value-type="float">
            <text:p>0.68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Q8IUL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06" calcext:value-type="float">
            <text:p>0.106</text:p>
          </table:table-cell>
          <table:table-cell table:style-name="ce8" office:value-type="float" office:value="0.186" calcext:value-type="float">
            <text:p>0.186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06" calcext:value-type="float">
            <text:p>0.70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P0265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83" calcext:value-type="float">
            <text:p>0.383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05" calcext:value-type="float">
            <text:p>0.60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P0074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6" calcext:value-type="float">
            <text:p>0.346</text:p>
          </table:table-cell>
          <table:table-cell table:style-name="ce8" office:value-type="float" office:value="0.303" calcext:value-type="float">
            <text:p>0.3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308" calcext:value-type="float">
            <text:p>0.308</text:p>
          </table:table-cell>
          <table:table-cell table:style-name="ce8" office:value-type="float" office:value="1.008" calcext:value-type="float">
            <text:p>1.00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P0265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3" calcext:value-type="float">
            <text:p>0.63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337" calcext:value-type="float">
            <text:p>0.33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P5508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17" calcext:value-type="float">
            <text:p>0.61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347" calcext:value-type="float">
            <text:p>0.34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P5589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82" calcext:value-type="float">
            <text:p>0.68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08" calcext:value-type="float">
            <text:p>0.30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Q9NNX6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472" calcext:value-type="float">
            <text:p>0.47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416" calcext:value-type="float">
            <text:p>0.41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Q03405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71" calcext:value-type="float">
            <text:p>0.71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204" calcext:value-type="float">
            <text:p>0.20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P0863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09" calcext:value-type="float">
            <text:p>0.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237" calcext:value-type="float">
            <text:p>0.23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O7501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56" calcext:value-type="float">
            <text:p>0.756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O0015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9" calcext:value-type="float">
            <text:p>0.7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O00161</text:p>
          </table:table-cell>
          <table:table-cell table:style-name="ce8" office:value-type="string" calcext:value-type="string">
            <text:p>id, age, disAge, group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782" calcext:value-type="float">
            <text:p>0.78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O0018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56" calcext:value-type="float">
            <text:p>0.656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08" calcext:value-type="float">
            <text:p>0.30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O00194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181" calcext:value-type="float">
            <text:p>0.181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76" calcext:value-type="float">
            <text:p>0.67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O00241</text:p>
          </table:table-cell>
          <table:table-cell table:style-name="ce8" office:value-type="string" calcext:value-type="string">
            <text:p>id, group, disAge</text:p>
          </table:table-cell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446" calcext:value-type="float">
            <text:p>0.44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O0029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15" calcext:value-type="float">
            <text:p>0.81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O00339</text:p>
          </table:table-cell>
          <table:table-cell table:style-name="ce8" office:value-type="string" calcext:value-type="string">
            <text:p>age, id, group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278" calcext:value-type="float">
            <text:p>0.27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137" calcext:value-type="float">
            <text:p>0.137</text:p>
          </table:table-cell>
          <table:table-cell table:style-name="ce8" office:value-type="float" office:value="0.372" calcext:value-type="float">
            <text:p>0.37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O0039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16" calcext:value-type="float">
            <text:p>0.816</text:p>
          </table:table-cell>
          <table:table-cell table:style-name="ce8" office:value-type="float" office:value="0.034" calcext:value-type="float">
            <text:p>0.034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O0042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15" calcext:value-type="float">
            <text:p>0.715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O0045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99" calcext:value-type="float">
            <text:p>0.399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O00462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49" calcext:value-type="float">
            <text:p>0.349</text:p>
          </table:table-cell>
          <table:table-cell table:style-name="ce8" office:value-type="float" office:value="0.286" calcext:value-type="float">
            <text:p>0.28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64" calcext:value-type="float">
            <text:p>0.26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O0046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86" calcext:value-type="float">
            <text:p>0.586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98" calcext:value-type="float">
            <text:p>0.39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O0050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295" calcext:value-type="float">
            <text:p>0.29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O0053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81" calcext:value-type="float">
            <text:p>0.58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07" calcext:value-type="float">
            <text:p>0.40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O0059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27" calcext:value-type="float">
            <text:p>0.627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O00602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29" calcext:value-type="float">
            <text:p>0.429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O0075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14" calcext:value-type="float">
            <text:p>0.814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55" calcext:value-type="float">
            <text:p>0.15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O1449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89" calcext:value-type="float">
            <text:p>0.589</text:p>
          </table:table-cell>
          <table:table-cell table:style-name="ce8" office:value-type="float" office:value="0.111" calcext:value-type="float">
            <text:p>0.11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259" calcext:value-type="float">
            <text:p>0.25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O1459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72" calcext:value-type="float">
            <text:p>0.172</text:p>
          </table:table-cell>
          <table:table-cell table:style-name="ce8" office:value-type="float" office:value="0.652" calcext:value-type="float">
            <text:p>0.65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166" calcext:value-type="float">
            <text:p>0.1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P47813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67" calcext:value-type="float">
            <text:p>0.067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O14672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36" calcext:value-type="float">
            <text:p>0.53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0.372" calcext:value-type="float">
            <text:p>0.37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O1474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99" calcext:value-type="float">
            <text:p>0.199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689" calcext:value-type="float">
            <text:p>0.68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O1479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99" calcext:value-type="float">
            <text:p>0.499</text:p>
          </table:table-cell>
          <table:table-cell table:style-name="ce8" office:value-type="float" office:value="0.187" calcext:value-type="float">
            <text:p>0.1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266" calcext:value-type="float">
            <text:p>0.26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O1479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315" calcext:value-type="float">
            <text:p>0.315</text:p>
          </table:table-cell>
          <table:table-cell table:style-name="ce8" office:value-type="float" office:value="0.383" calcext:value-type="float">
            <text:p>0.38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82" calcext:value-type="float">
            <text:p>0.28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O1481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78" calcext:value-type="float">
            <text:p>0.278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O1491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91" calcext:value-type="float">
            <text:p>0.49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85" calcext:value-type="float">
            <text:p>0.48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O1496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11" calcext:value-type="float">
            <text:p>0.811</text:p>
          </table:table-cell>
          <table:table-cell table:style-name="ce8" office:value-type="float" office:value="0.023" calcext:value-type="float">
            <text:p>0.023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159" calcext:value-type="float">
            <text:p>0.15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O1502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99" calcext:value-type="float">
            <text:p>0.499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O1503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9" calcext:value-type="float">
            <text:p>0.49</text:p>
          </table:table-cell>
          <table:table-cell table:style-name="ce8" office:value-type="float" office:value="0.045" calcext:value-type="float">
            <text:p>0.045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451" calcext:value-type="float">
            <text:p>0.45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O1511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767" calcext:value-type="float">
            <text:p>0.76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O1514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O1514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743" calcext:value-type="float">
            <text:p>0.74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O1514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87" calcext:value-type="float">
            <text:p>0.387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549" calcext:value-type="float">
            <text:p>0.54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O15204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285" calcext:value-type="float">
            <text:p>0.285</text:p>
          </table:table-cell>
          <table:table-cell table:style-name="ce8" office:value-type="float" office:value="0.185" calcext:value-type="float">
            <text:p>0.18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438" calcext:value-type="float">
            <text:p>0.43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O15230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592" calcext:value-type="float">
            <text:p>0.59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O15232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63" calcext:value-type="float">
            <text:p>0.363</text:p>
          </table:table-cell>
          <table:table-cell table:style-name="ce8" office:value-type="float" office:value="0.222" calcext:value-type="float">
            <text:p>0.22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51" calcext:value-type="float">
            <text:p>0.35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Q05BJ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67" calcext:value-type="float">
            <text:p>0.367</text:p>
          </table:table-cell>
          <table:table-cell table:style-name="ce8" office:value-type="float" office:value="0.334" calcext:value-type="float">
            <text:p>0.33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O1533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58" calcext:value-type="float">
            <text:p>0.658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71" calcext:value-type="float">
            <text:p>0.27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O1540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799" calcext:value-type="float">
            <text:p>0.79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O1543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05" calcext:value-type="float">
            <text:p>0.505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O1551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93" calcext:value-type="float">
            <text:p>0.193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678" calcext:value-type="float">
            <text:p>0.678</text:p>
          </table:table-cell>
          <table:table-cell table:style-name="ce8" office:value-type="float" office:value="1.008" calcext:value-type="float">
            <text:p>1.00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O4315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99" calcext:value-type="float">
            <text:p>0.499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395" calcext:value-type="float">
            <text:p>0.39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O4327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5" calcext:value-type="float">
            <text:p>0.445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O43280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659" calcext:value-type="float">
            <text:p>0.659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 office:value-type="float" office:value="0.108" calcext:value-type="float">
            <text:p>0.10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O4339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127" calcext:value-type="float">
            <text:p>0.12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758" calcext:value-type="float">
            <text:p>0.75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O4340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7" calcext:value-type="float">
            <text:p>0.57</text:p>
          </table:table-cell>
          <table:table-cell table:style-name="ce8" office:value-type="float" office:value="0.007" calcext:value-type="float">
            <text:p>0.007</text:p>
          </table:table-cell>
          <table:table-cell table:number-columns-repeated="3" table:style-name="ce8" office:value-type="float" office:value="0.002" calcext:value-type="float">
            <text:p>0.002</text:p>
          </table:table-cell>
          <table:table-cell table:style-name="ce8" office:value-type="float" office:value="0.417" calcext:value-type="float">
            <text:p>0.41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O4348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0.081" calcext:value-type="float">
            <text:p>0.08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O4350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51" calcext:value-type="float">
            <text:p>0.251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246" calcext:value-type="float">
            <text:p>0.24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O4352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318" calcext:value-type="float">
            <text:p>0.318</text:p>
          </table:table-cell>
          <table:table-cell table:style-name="ce8" office:value-type="float" office:value="0.363" calcext:value-type="float">
            <text:p>0.36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O43665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14" calcext:value-type="float">
            <text:p>0.14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705" calcext:value-type="float">
            <text:p>0.70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O4370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751" calcext:value-type="float">
            <text:p>0.751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O43827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353" calcext:value-type="float">
            <text:p>0.35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588" calcext:value-type="float">
            <text:p>0.58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O4385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6" calcext:value-type="float">
            <text:p>0.486</text:p>
          </table:table-cell>
          <table:table-cell table:style-name="ce8" office:value-type="float" office:value="0.083" calcext:value-type="float">
            <text:p>0.083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O4386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66" calcext:value-type="float">
            <text:p>0.666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68" calcext:value-type="float">
            <text:p>0.26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O4389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98" calcext:value-type="float">
            <text:p>0.598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O43915</text:p>
          </table:table-cell>
          <table:table-cell table:style-name="ce8" office:value-type="string" calcext:value-type="string">
            <text:p>sex, id, disAge</text:p>
          </table:table-cell>
          <table:table-cell table:style-name="ce8" office:value-type="float" office:value="0.233" calcext:value-type="float">
            <text:p>0.233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377" calcext:value-type="float">
            <text:p>0.37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O43916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577" calcext:value-type="float">
            <text:p>0.57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139" calcext:value-type="float">
            <text:p>0.139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O6023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25" calcext:value-type="float">
            <text:p>0.8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O6027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27" calcext:value-type="float">
            <text:p>0.427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O6049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64" calcext:value-type="float">
            <text:p>0.264</text:p>
          </table:table-cell>
          <table:table-cell table:style-name="ce8" office:value-type="float" office:value="0.125" calcext:value-type="float">
            <text:p>0.12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03" calcext:value-type="float">
            <text:p>0.60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O60664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605" calcext:value-type="float">
            <text:p>0.60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322" calcext:value-type="float">
            <text:p>0.32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O6066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26" calcext:value-type="float">
            <text:p>0.626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O6074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94" calcext:value-type="float">
            <text:p>0.89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O60844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333" calcext:value-type="float">
            <text:p>0.333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61" calcext:value-type="float">
            <text:p>0.6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O6088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98" calcext:value-type="float">
            <text:p>0.898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O75037</text:p>
          </table:table-cell>
          <table:table-cell table:style-name="ce8" office:value-type="string" calcext:value-type="string">
            <text:p>age, disAge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601" calcext:value-type="float">
            <text:p>0.601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307" calcext:value-type="float">
            <text:p>0.30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O7508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98" calcext:value-type="float">
            <text:p>0.09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98" calcext:value-type="float">
            <text:p>0.79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O75116</text:p>
          </table:table-cell>
          <table:table-cell table:style-name="ce8" office:value-type="string" calcext:value-type="string">
            <text:p>age, group, id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121" calcext:value-type="float">
            <text:p>0.12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758" calcext:value-type="float">
            <text:p>0.75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O7513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57" calcext:value-type="float">
            <text:p>0.257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715" calcext:value-type="float">
            <text:p>0.71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O7522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3" calcext:value-type="float">
            <text:p>0.083</text:p>
          </table:table-cell>
          <table:table-cell table:style-name="ce8" office:value-type="float" office:value="0.212" calcext:value-type="float">
            <text:p>0.212</text:p>
          </table:table-cell>
          <table:table-cell table:style-name="ce8" office:value-type="float" office:value="0.005" calcext:value-type="float">
            <text:p>0.005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698" calcext:value-type="float">
            <text:p>0.69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O7532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36" calcext:value-type="float">
            <text:p>0.336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531" calcext:value-type="float">
            <text:p>0.53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O75339</text:p>
          </table:table-cell>
          <table:table-cell table:style-name="ce8" office:value-type="string" calcext:value-type="string">
            <text:p>id, group, disAge</text:p>
          </table:table-cell>
          <table:table-cell table:style-name="ce8" office:value-type="float" office:value="0.307" calcext:value-type="float">
            <text:p>0.307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558" calcext:value-type="float">
            <text:p>0.55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O7534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22" calcext:value-type="float">
            <text:p>0.82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O75356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585" calcext:value-type="float">
            <text:p>0.585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337" calcext:value-type="float">
            <text:p>0.33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O7536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76" calcext:value-type="float">
            <text:p>0.276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583" calcext:value-type="float">
            <text:p>0.58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O75493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18" calcext:value-type="float">
            <text:p>0.318</text:p>
          </table:table-cell>
          <table:table-cell table:style-name="ce8" office:value-type="float" office:value="0.142" calcext:value-type="float">
            <text:p>0.14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392" calcext:value-type="float">
            <text:p>0.39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O7550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89" calcext:value-type="float">
            <text:p>0.289</text:p>
          </table:table-cell>
          <table:table-cell table:style-name="ce8" office:value-type="float" office:value="0.254" calcext:value-type="float">
            <text:p>0.25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O7555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99" calcext:value-type="float">
            <text:p>0.199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36" calcext:value-type="float">
            <text:p>0.73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O7556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141" calcext:value-type="float">
            <text:p>0.14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O7559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88" calcext:value-type="float">
            <text:p>0.288</text:p>
          </table:table-cell>
          <table:table-cell table:style-name="ce8" office:value-type="float" office:value="0.119" calcext:value-type="float">
            <text:p>0.119</text:p>
          </table:table-cell>
          <table:table-cell table:style-name="ce8" office:value-type="float" office:value="0.039" calcext:value-type="float">
            <text:p>0.039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552" calcext:value-type="float">
            <text:p>0.55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O7563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44" calcext:value-type="float">
            <text:p>0.24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O75752</text:p>
          </table:table-cell>
          <table:table-cell table:style-name="ce8" office:value-type="string" calcext:value-type="string">
            <text:p>age, id, group</text:p>
          </table:table-cell>
          <table:table-cell table:style-name="ce8" office:value-type="float" office:value="0.201" calcext:value-type="float">
            <text:p>0.201</text:p>
          </table:table-cell>
          <table:table-cell table:style-name="ce8" office:value-type="float" office:value="0.268" calcext:value-type="float">
            <text:p>0.26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467" calcext:value-type="float">
            <text:p>0.46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O7587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35" calcext:value-type="float">
            <text:p>0.335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75" calcext:value-type="float">
            <text:p>0.57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O7588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12" calcext:value-type="float">
            <text:p>0.612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55" calcext:value-type="float">
            <text:p>0.35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O7597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34" calcext:value-type="float">
            <text:p>0.63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O76074</text:p>
          </table:table-cell>
          <table:table-cell table:style-name="ce8" office:value-type="string" calcext:value-type="string">
            <text:p>id, group, sex, age 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 office:value-type="float" office:value="0.71" calcext:value-type="float">
            <text:p>0.7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O9476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14" calcext:value-type="float">
            <text:p>0.214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714" calcext:value-type="float">
            <text:p>0.71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O9489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39" calcext:value-type="float">
            <text:p>0.539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O94910</text:p>
          </table:table-cell>
          <table:table-cell table:style-name="ce8" office:value-type="string" calcext:value-type="string">
            <text:p>sex, id, age 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664" calcext:value-type="float">
            <text:p>0.66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O9491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83" calcext:value-type="float">
            <text:p>0.383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544" calcext:value-type="float">
            <text:p>0.54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O9498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7" calcext:value-type="float">
            <text:p>0.077</text:p>
          </table:table-cell>
          <table:table-cell table:style-name="ce8" office:value-type="float" office:value="0.659" calcext:value-type="float">
            <text:p>0.659</text:p>
          </table:table-cell>
          <table:table-cell table:style-name="ce8" office:value-type="float" office:value="0.004" calcext:value-type="float">
            <text:p>0.004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256" calcext:value-type="float">
            <text:p>0.25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O9527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93" calcext:value-type="float">
            <text:p>0.69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276" calcext:value-type="float">
            <text:p>0.27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O9530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73" calcext:value-type="float">
            <text:p>0.173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O95336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596" calcext:value-type="float">
            <text:p>0.59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O95393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548" calcext:value-type="float">
            <text:p>0.548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343" calcext:value-type="float">
            <text:p>0.343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Q5H8X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99" calcext:value-type="float">
            <text:p>0.399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72" calcext:value-type="float">
            <text:p>0.47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O9542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0.185" calcext:value-type="float">
            <text:p>0.185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44" calcext:value-type="float">
            <text:p>0.34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O9544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53" calcext:value-type="float">
            <text:p>0.45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534" calcext:value-type="float">
            <text:p>0.53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O9547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47" calcext:value-type="float">
            <text:p>0.847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O9549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15" calcext:value-type="float">
            <text:p>0.915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O9550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27" calcext:value-type="float">
            <text:p>0.127</text:p>
          </table:table-cell>
          <table:table-cell table:style-name="ce8" office:value-type="float" office:value="0.679" calcext:value-type="float">
            <text:p>0.679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179" calcext:value-type="float">
            <text:p>0.17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O9581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19" calcext:value-type="float">
            <text:p>0.81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Q5SSV3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776" calcext:value-type="float">
            <text:p>0.77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O9589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49" calcext:value-type="float">
            <text:p>0.549</text:p>
          </table:table-cell>
          <table:table-cell table:style-name="ce8" office:value-type="float" office:value="0.106" calcext:value-type="float">
            <text:p>0.1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26" calcext:value-type="float">
            <text:p>0.32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O9598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405" calcext:value-type="float">
            <text:p>0.40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P0032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278" calcext:value-type="float">
            <text:p>0.27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94" calcext:value-type="float">
            <text:p>0.49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P0033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63" calcext:value-type="float">
            <text:p>0.263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65" calcext:value-type="float">
            <text:p>0.6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P0035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91" calcext:value-type="float">
            <text:p>0.291</text:p>
          </table:table-cell>
          <table:table-cell table:style-name="ce8" office:value-type="float" office:value="0.396" calcext:value-type="float">
            <text:p>0.39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06" calcext:value-type="float">
            <text:p>0.30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P00367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604" calcext:value-type="float">
            <text:p>0.6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P0039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63" calcext:value-type="float">
            <text:p>0.263</text:p>
          </table:table-cell>
          <table:table-cell table:style-name="ce8" office:value-type="float" office:value="0.258" calcext:value-type="float">
            <text:p>0.258</text:p>
          </table:table-cell>
          <table:table-cell table:style-name="ce8" office:value-type="float" office:value="0.007" calcext:value-type="float">
            <text:p>0.007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466" calcext:value-type="float">
            <text:p>0.4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P0044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68" calcext:value-type="float">
            <text:p>0.368</text:p>
          </table:table-cell>
          <table:table-cell table:style-name="ce8" office:value-type="float" office:value="0.205" calcext:value-type="float">
            <text:p>0.205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P0045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66" calcext:value-type="float">
            <text:p>0.666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83" calcext:value-type="float">
            <text:p>0.28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P0045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36" calcext:value-type="float">
            <text:p>0.836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P0048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09" calcext:value-type="float">
            <text:p>0.60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79" calcext:value-type="float">
            <text:p>0.37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P0049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53" calcext:value-type="float">
            <text:p>0.8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P0049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07" calcext:value-type="float">
            <text:p>0.207</text:p>
          </table:table-cell>
          <table:table-cell table:style-name="ce8" office:value-type="float" office:value="0.285" calcext:value-type="float">
            <text:p>0.28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94" calcext:value-type="float">
            <text:p>0.49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P0055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95" calcext:value-type="float">
            <text:p>0.895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P0056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58" calcext:value-type="float">
            <text:p>0.158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499" calcext:value-type="float">
            <text:p>0.49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P0073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87" calcext:value-type="float">
            <text:p>0.38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592" calcext:value-type="float">
            <text:p>0.59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P00738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198" calcext:value-type="float">
            <text:p>0.19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P0074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0.203" calcext:value-type="float">
            <text:p>0.20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P0074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87" calcext:value-type="float">
            <text:p>0.287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629" calcext:value-type="float">
            <text:p>0.62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P0074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94" calcext:value-type="float">
            <text:p>0.494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63" calcext:value-type="float">
            <text:p>0.46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P0074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P0081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43" calcext:value-type="float">
            <text:p>0.643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97" calcext:value-type="float">
            <text:p>0.29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P0091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45" calcext:value-type="float">
            <text:p>0.245</text:p>
          </table:table-cell>
          <table:table-cell table:style-name="ce8" office:value-type="float" office:value="0.441" calcext:value-type="float">
            <text:p>0.44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91" calcext:value-type="float">
            <text:p>0.29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P0091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74" calcext:value-type="float">
            <text:p>0.174</text:p>
          </table:table-cell>
          <table:table-cell table:style-name="ce8" office:value-type="float" office:value="0.395" calcext:value-type="float">
            <text:p>0.39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P00995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192" calcext:value-type="float">
            <text:p>0.192</text:p>
          </table:table-cell>
          <table:table-cell table:style-name="ce8" office:value-type="float" office:value="0.185" calcext:value-type="float">
            <text:p>0.18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541" calcext:value-type="float">
            <text:p>0.54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P0100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05" calcext:value-type="float">
            <text:p>0.40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72" calcext:value-type="float">
            <text:p>0.57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P01009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309" calcext:value-type="float">
            <text:p>0.309</text:p>
          </table:table-cell>
          <table:table-cell table:number-columns-repeated="2"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161" calcext:value-type="float">
            <text:p>0.161</text:p>
          </table:table-cell>
          <table:table-cell table:style-name="ce8" office:value-type="float" office:value="0.519" calcext:value-type="float">
            <text:p>0.5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P0101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0.005" calcext:value-type="float">
            <text:p>0.005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4" calcext:value-type="float">
            <text:p>0.7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P0101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79" calcext:value-type="float">
            <text:p>0.679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91" calcext:value-type="float">
            <text:p>0.29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P0102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P0102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3" calcext:value-type="float">
            <text:p>0.23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593" calcext:value-type="float">
            <text:p>0.59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P0103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13" calcext:value-type="float">
            <text:p>0.213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708" calcext:value-type="float">
            <text:p>0.70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P0103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36" calcext:value-type="float">
            <text:p>0.336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P0103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9" calcext:value-type="float">
            <text:p>0.359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74" calcext:value-type="float">
            <text:p>0.47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P0104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54" calcext:value-type="float">
            <text:p>0.65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36" calcext:value-type="float">
            <text:p>0.33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P01042.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48" calcext:value-type="float">
            <text:p>0.548</text:p>
          </table:table-cell>
          <table:table-cell table:style-name="ce8" office:value-type="float" office:value="0.003" calcext:value-type="float">
            <text:p>0.003</text:p>
          </table:table-cell>
          <table:table-cell table:number-columns-repeated="3" table:style-name="ce8" office:value-type="float" office:value="0.002" calcext:value-type="float">
            <text:p>0.002</text:p>
          </table:table-cell>
          <table:table-cell table:style-name="ce8" office:value-type="float" office:value="0.442" calcext:value-type="float">
            <text:p>0.44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P01127</text:p>
          </table:table-cell>
          <table:table-cell table:style-name="ce8" office:value-type="string" calcext:value-type="string">
            <text:p>id, group, disAge</text:p>
          </table:table-cell>
          <table:table-cell table:style-name="ce8" office:value-type="float" office:value="0.243" calcext:value-type="float">
            <text:p>0.24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647" calcext:value-type="float">
            <text:p>0.64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P0113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13" calcext:value-type="float">
            <text:p>0.413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512" calcext:value-type="float">
            <text:p>0.51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P0134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15" calcext:value-type="float">
            <text:p>0.415</text:p>
          </table:table-cell>
          <table:table-cell table:style-name="ce8" office:value-type="float" office:value="0.302" calcext:value-type="float">
            <text:p>0.3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237" calcext:value-type="float">
            <text:p>0.23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P0159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91" calcext:value-type="float">
            <text:p>0.69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01" calcext:value-type="float">
            <text:p>0.30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P0183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21" calcext:value-type="float">
            <text:p>0.421</text:p>
          </table:table-cell>
          <table:table-cell table:style-name="ce8" office:value-type="float" office:value="0.123" calcext:value-type="float">
            <text:p>0.12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42" calcext:value-type="float">
            <text:p>0.44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P01876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382" calcext:value-type="float">
            <text:p>0.38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542" calcext:value-type="float">
            <text:p>0.54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P02042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655" calcext:value-type="float">
            <text:p>0.655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01" calcext:value-type="float">
            <text:p>0.20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P0214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" calcext:value-type="float">
            <text:p>0.44</text:p>
          </table:table-cell>
          <table:table-cell table:style-name="ce8" office:value-type="float" office:value="0.027" calcext:value-type="float">
            <text:p>0.027</text:p>
          </table:table-cell>
          <table:table-cell table:number-columns-repeated="2" table:style-name="ce8" office:value-type="float" office:value="0.006" calcext:value-type="float">
            <text:p>0.006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497" calcext:value-type="float">
            <text:p>0.49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P0245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45" calcext:value-type="float">
            <text:p>0.145</text:p>
          </table:table-cell>
          <table:table-cell table:style-name="ce8" office:value-type="float" office:value="0.549" calcext:value-type="float">
            <text:p>0.54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268" calcext:value-type="float">
            <text:p>0.26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P0245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776" calcext:value-type="float">
            <text:p>0.77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119" calcext:value-type="float">
            <text:p>0.11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P0246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49" calcext:value-type="float">
            <text:p>0.149</text:p>
          </table:table-cell>
          <table:table-cell table:style-name="ce8" office:value-type="float" office:value="0.639" calcext:value-type="float">
            <text:p>0.639</text:p>
          </table:table-cell>
          <table:table-cell table:style-name="ce8" office:value-type="float" office:value="0.001" calcext:value-type="float">
            <text:p>0.00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21" calcext:value-type="float">
            <text:p>0.2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P0246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51" calcext:value-type="float">
            <text:p>0.65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306" calcext:value-type="float">
            <text:p>0.30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P02545</text:p>
          </table:table-cell>
          <table:table-cell table:style-name="ce8" office:value-type="string" calcext:value-type="string">
            <text:p>id, sex, group</text:p>
          </table:table-cell>
          <table:table-cell table:style-name="ce8" office:value-type="float" office:value="0.161" calcext:value-type="float">
            <text:p>0.161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725" calcext:value-type="float">
            <text:p>0.72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P0264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35" calcext:value-type="float">
            <text:p>0.435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512" calcext:value-type="float">
            <text:p>0.51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P02649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628" calcext:value-type="float">
            <text:p>0.628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82" calcext:value-type="float">
            <text:p>0.28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P0265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0.212" calcext:value-type="float">
            <text:p>0.2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53" calcext:value-type="float">
            <text:p>0.25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P0267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83" calcext:value-type="float">
            <text:p>0.48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495" calcext:value-type="float">
            <text:p>0.49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P0267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8" calcext:value-type="float">
            <text:p>0.28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679" calcext:value-type="float">
            <text:p>0.67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P0267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95" calcext:value-type="float">
            <text:p>0.295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662" calcext:value-type="float">
            <text:p>0.66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P02741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364" calcext:value-type="float">
            <text:p>0.364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58" calcext:value-type="float">
            <text:p>0.5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P0274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29" calcext:value-type="float">
            <text:p>0.329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43" calcext:value-type="float">
            <text:p>0.64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P0274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62" calcext:value-type="float">
            <text:p>0.662</text:p>
          </table:table-cell>
          <table:table-cell table:style-name="ce8" office:value-type="float" office:value="0.121" calcext:value-type="float">
            <text:p>0.12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96" calcext:value-type="float">
            <text:p>0.19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P02747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59" calcext:value-type="float">
            <text:p>0.359</text:p>
          </table:table-cell>
          <table:table-cell table:style-name="ce8" office:value-type="float" office:value="0.175" calcext:value-type="float">
            <text:p>0.17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59" calcext:value-type="float">
            <text:p>0.35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P0274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82" calcext:value-type="float">
            <text:p>0.182</text:p>
          </table:table-cell>
          <table:table-cell table:style-name="ce8" office:value-type="float" office:value="0.085" calcext:value-type="float">
            <text:p>0.085</text:p>
          </table:table-cell>
          <table:table-cell table:style-name="ce8" office:value-type="float" office:value="0.002" calcext:value-type="float">
            <text:p>0.002</text:p>
          </table:table-cell>
          <table:table-cell table:number-columns-repeated="2" table:style-name="ce8" office:value-type="float" office:value="0.004" calcext:value-type="float">
            <text:p>0.004</text:p>
          </table:table-cell>
          <table:table-cell table:style-name="ce8" office:value-type="float" office:value="0.723" calcext:value-type="float">
            <text:p>0.7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P0274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47" calcext:value-type="float">
            <text:p>0.647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221" calcext:value-type="float">
            <text:p>0.22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P0275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82" calcext:value-type="float">
            <text:p>0.682</text:p>
          </table:table-cell>
          <table:table-cell table:style-name="ce8" office:value-type="float" office:value="0.004" calcext:value-type="float">
            <text:p>0.004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303" calcext:value-type="float">
            <text:p>0.30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P0275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097" calcext:value-type="float">
            <text:p>0.097</text:p>
          </table:table-cell>
          <table:table-cell table:style-name="ce8" office:value-type="float" office:value="0.002" calcext:value-type="float">
            <text:p>0.002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99" calcext:value-type="float">
            <text:p>0.899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P0276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71" calcext:value-type="float">
            <text:p>0.371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P02763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349" calcext:value-type="float">
            <text:p>0.349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09" calcext:value-type="float">
            <text:p>0.109</text:p>
          </table:table-cell>
          <table:table-cell table:style-name="ce8" office:value-type="float" office:value="0.502" calcext:value-type="float">
            <text:p>0.50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P0276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9" calcext:value-type="float">
            <text:p>0.59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99" calcext:value-type="float">
            <text:p>0.29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P0276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32" calcext:value-type="float">
            <text:p>0.13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57" calcext:value-type="float">
            <text:p>0.85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P0277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55" calcext:value-type="float">
            <text:p>0.355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09" calcext:value-type="float">
            <text:p>0.60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P0277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68" calcext:value-type="float">
            <text:p>0.368</text:p>
          </table:table-cell>
          <table:table-cell table:style-name="ce8" office:value-type="float" office:value="0.095" calcext:value-type="float">
            <text:p>0.09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518" calcext:value-type="float">
            <text:p>0.51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P0277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93" calcext:value-type="float">
            <text:p>0.49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53" calcext:value-type="float">
            <text:p>0.4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P02787</text:p>
          </table:table-cell>
          <table:table-cell table:style-name="ce8" office:value-type="string" calcext:value-type="string">
            <text:p>group, id</text:p>
          </table:table-cell>
          <table:table-cell table:style-name="ce8" office:value-type="float" office:value="0.264" calcext:value-type="float">
            <text:p>0.26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549" calcext:value-type="float">
            <text:p>0.549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P0279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49" calcext:value-type="float">
            <text:p>0.549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27" calcext:value-type="float">
            <text:p>0.42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P02792</text:p>
          </table:table-cell>
          <table:table-cell table:style-name="ce8" office:value-type="string" calcext:value-type="string">
            <text:p>id, group, age, sex</text:p>
          </table:table-cell>
          <table:table-cell table:style-name="ce8" office:value-type="float" office:value="0.43" calcext:value-type="float">
            <text:p>0.43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163" calcext:value-type="float">
            <text:p>0.163</text:p>
          </table:table-cell>
          <table:table-cell table:style-name="ce8" office:value-type="float" office:value="0.289" calcext:value-type="float">
            <text:p>0.28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P0281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26" calcext:value-type="float">
            <text:p>0.426</text:p>
          </table:table-cell>
          <table:table-cell table:style-name="ce8" office:value-type="float" office:value="0.14" calcext:value-type="float">
            <text:p>0.1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16" calcext:value-type="float">
            <text:p>0.41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P0395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02" calcext:value-type="float">
            <text:p>0.402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0.002" calcext:value-type="float">
            <text:p>0.002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269" calcext:value-type="float">
            <text:p>0.26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P03951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521" calcext:value-type="float">
            <text:p>0.521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387" calcext:value-type="float">
            <text:p>0.38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P03971</text:p>
          </table:table-cell>
          <table:table-cell table:style-name="ce8" office:value-type="string" calcext:value-type="string">
            <text:p>sex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912" calcext:value-type="float">
            <text:p>0.9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P0397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3" calcext:value-type="float">
            <text:p>0.323</text:p>
          </table:table-cell>
          <table:table-cell table:style-name="ce8" office:value-type="float" office:value="0.205" calcext:value-type="float">
            <text:p>0.2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43" calcext:value-type="float">
            <text:p>0.4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P0400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68" calcext:value-type="float">
            <text:p>0.36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08" calcext:value-type="float">
            <text:p>0.60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P0400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09" calcext:value-type="float">
            <text:p>0.409</text:p>
          </table:table-cell>
          <table:table-cell table:style-name="ce8" office:value-type="float" office:value="0.176" calcext:value-type="float">
            <text:p>0.17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79" calcext:value-type="float">
            <text:p>0.37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P0404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04" calcext:value-type="float">
            <text:p>0.204</text:p>
          </table:table-cell>
          <table:table-cell table:style-name="ce8" office:value-type="float" office:value="0.393" calcext:value-type="float">
            <text:p>0.39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71" calcext:value-type="float">
            <text:p>0.37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P0406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25" calcext:value-type="float">
            <text:p>0.92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P0407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89" calcext:value-type="float">
            <text:p>0.089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46" calcext:value-type="float">
            <text:p>0.84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P04083</text:p>
          </table:table-cell>
          <table:table-cell table:style-name="ce8" office:value-type="string" calcext:value-type="string">
            <text:p>NA, noise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964" calcext:value-type="float">
            <text:p>0.96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P0408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94" calcext:value-type="float">
            <text:p>0.694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245" calcext:value-type="float">
            <text:p>0.24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P0411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29" calcext:value-type="float">
            <text:p>0.629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94" calcext:value-type="float">
            <text:p>0.29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P04155</text:p>
          </table:table-cell>
          <table:table-cell table:style-name="ce8" office:value-type="string" calcext:value-type="string">
            <text:p>id, disAge, age </text:p>
          </table:table-cell>
          <table:table-cell table:style-name="ce8" office:value-type="float" office:value="0.508" calcext:value-type="float">
            <text:p>0.508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384" calcext:value-type="float">
            <text:p>0.38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P0418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21" calcext:value-type="float">
            <text:p>0.421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476" calcext:value-type="float">
            <text:p>0.47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P0419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64" calcext:value-type="float">
            <text:p>0.864</text:p>
          </table:table-cell>
          <table:table-cell table:style-name="ce8" office:value-type="float" office:value="0.003" calcext:value-type="float">
            <text:p>0.003</text:p>
          </table:table-cell>
          <table:table-cell table:number-columns-repeated="3" table:style-name="ce8" office:value-type="float" office:value="0.002" calcext:value-type="float">
            <text:p>0.002</text:p>
          </table:table-cell>
          <table:table-cell table:style-name="ce8" office:value-type="float" office:value="0.126" calcext:value-type="float">
            <text:p>0.12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P0421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26" calcext:value-type="float">
            <text:p>0.826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144" calcext:value-type="float">
            <text:p>0.14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P0422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73" calcext:value-type="float">
            <text:p>0.773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P0425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85" calcext:value-type="float">
            <text:p>0.28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679" calcext:value-type="float">
            <text:p>0.67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P0426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73" calcext:value-type="float">
            <text:p>0.27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714" calcext:value-type="float">
            <text:p>0.71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P0427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P0427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44" calcext:value-type="float">
            <text:p>0.544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P0440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76" calcext:value-type="float">
            <text:p>0.176</text:p>
          </table:table-cell>
          <table:table-cell table:style-name="ce8" office:value-type="float" office:value="0.316" calcext:value-type="float">
            <text:p>0.316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02" calcext:value-type="float">
            <text:p>0.50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P0442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7" calcext:value-type="float">
            <text:p>0.57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P04439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695" calcext:value-type="float">
            <text:p>0.695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31" calcext:value-type="float">
            <text:p>0.131</text:p>
          </table:table-cell>
          <table:table-cell table:style-name="ce8" office:value-type="float" office:value="0.128" calcext:value-type="float">
            <text:p>0.12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P0474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73" calcext:value-type="float">
            <text:p>0.673</text:p>
          </table:table-cell>
          <table:table-cell table:style-name="ce8" office:value-type="float" office:value="0.121" calcext:value-type="float">
            <text:p>0.12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173" calcext:value-type="float">
            <text:p>0.17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P0474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17" calcext:value-type="float">
            <text:p>0.617</text:p>
          </table:table-cell>
          <table:table-cell table:style-name="ce8" office:value-type="float" office:value="0.205" calcext:value-type="float">
            <text:p>0.2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131" calcext:value-type="float">
            <text:p>0.13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P0479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34" calcext:value-type="float">
            <text:p>0.334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75" calcext:value-type="float">
            <text:p>0.57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P04899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276" calcext:value-type="float">
            <text:p>0.276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P0501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0.741" calcext:value-type="float">
            <text:p>0.7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P0502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97" calcext:value-type="float">
            <text:p>0.49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P0506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19" calcext:value-type="float">
            <text:p>0.419</text:p>
          </table:table-cell>
          <table:table-cell table:style-name="ce8" office:value-type="float" office:value="0.242" calcext:value-type="float">
            <text:p>0.24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318" calcext:value-type="float">
            <text:p>0.31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P0506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66" calcext:value-type="float">
            <text:p>0.366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627" calcext:value-type="float">
            <text:p>0.62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P0506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56" calcext:value-type="float">
            <text:p>0.556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354" calcext:value-type="float">
            <text:p>0.35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P0508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248" calcext:value-type="float">
            <text:p>0.248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66" calcext:value-type="float">
            <text:p>0.6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P0510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07" calcext:value-type="float">
            <text:p>0.107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6" calcext:value-type="float">
            <text:p>0.7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P0510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69" calcext:value-type="float">
            <text:p>0.16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22" calcext:value-type="float">
            <text:p>0.82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P0512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87" calcext:value-type="float">
            <text:p>0.387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574" calcext:value-type="float">
            <text:p>0.57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P0515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67" calcext:value-type="float">
            <text:p>0.567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31" calcext:value-type="float">
            <text:p>0.3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P05155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66" calcext:value-type="float">
            <text:p>0.366</text:p>
          </table:table-cell>
          <table:table-cell table:style-name="ce8" office:value-type="float" office:value="0.209" calcext:value-type="float">
            <text:p>0.2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58" calcext:value-type="float">
            <text:p>0.35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P0516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519" calcext:value-type="float">
            <text:p>0.51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P0516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11" calcext:value-type="float">
            <text:p>0.211</text:p>
          </table:table-cell>
          <table:table-cell table:number-columns-repeated="2"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P05186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124" calcext:value-type="float">
            <text:p>0.124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692" calcext:value-type="float">
            <text:p>0.692</text:p>
          </table:table-cell>
          <table:table-cell table:style-name="ce8" office:value-type="float" office:value="1.005" calcext:value-type="float">
            <text:p>1.005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P0536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04" calcext:value-type="float">
            <text:p>0.404</text:p>
          </table:table-cell>
          <table:table-cell table:style-name="ce8" office:value-type="float" office:value="0.194" calcext:value-type="float">
            <text:p>0.194</text:p>
          </table:table-cell>
          <table:table-cell table:number-columns-repeated="3" table:style-name="ce8" office:value-type="float" office:value="0.002" calcext:value-type="float">
            <text:p>0.002</text:p>
          </table:table-cell>
          <table:table-cell table:style-name="ce8" office:value-type="float" office:value="0.396" calcext:value-type="float">
            <text:p>0.39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P0545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62" calcext:value-type="float">
            <text:p>0.16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P0553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32" calcext:value-type="float">
            <text:p>0.932</text:p>
          </table:table-cell>
          <table:table-cell table:style-name="ce8" office:value-type="float" office:value="0.026" calcext:value-type="float">
            <text:p>0.02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P0554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77" calcext:value-type="float">
            <text:p>0.777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9" calcext:value-type="float">
            <text:p>0.1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P0554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P05556</text:p>
          </table:table-cell>
          <table:table-cell table:style-name="ce8" office:value-type="string" calcext:value-type="string">
            <text:p>age, id, sex</text:p>
          </table:table-cell>
          <table:table-cell table:style-name="ce8" office:value-type="float" office:value="0.143" calcext:value-type="float">
            <text:p>0.143</text:p>
          </table:table-cell>
          <table:table-cell table:style-name="ce8" office:value-type="float" office:value="0.204" calcext:value-type="float">
            <text:p>0.2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586" calcext:value-type="float">
            <text:p>0.58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P0577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P0613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67" calcext:value-type="float">
            <text:p>0.167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737" calcext:value-type="float">
            <text:p>0.73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P0627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75" calcext:value-type="float">
            <text:p>0.875</text:p>
          </table:table-cell>
          <table:table-cell table:style-name="ce8" office:value-type="float" office:value="0.015" calcext:value-type="float">
            <text:p>0.015</text:p>
          </table:table-cell>
          <table:table-cell table:number-columns-repeated="3" table:style-name="ce8" office:value-type="float" office:value="0.001" calcext:value-type="float">
            <text:p>0.001</text:p>
          </table:table-cell>
          <table:table-cell table:style-name="ce8" office:value-type="float" office:value="0.108" calcext:value-type="float">
            <text:p>0.10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P06280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02" calcext:value-type="float">
            <text:p>0.4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P06312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07" calcext:value-type="float">
            <text:p>0.507</text:p>
          </table:table-cell>
          <table:table-cell table:style-name="ce8" office:value-type="float" office:value="0.025" calcext:value-type="float">
            <text:p>0.025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406" calcext:value-type="float">
            <text:p>0.40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P0639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89" calcext:value-type="float">
            <text:p>0.689</text:p>
          </table:table-cell>
          <table:table-cell table:style-name="ce8" office:value-type="float" office:value="0.106" calcext:value-type="float">
            <text:p>0.106</text:p>
          </table:table-cell>
          <table:table-cell table:number-columns-repeated="3" table:style-name="ce8" office:value-type="float" office:value="0.003" calcext:value-type="float">
            <text:p>0.003</text:p>
          </table:table-cell>
          <table:table-cell table:style-name="ce8" office:value-type="float" office:value="0.196" calcext:value-type="float">
            <text:p>0.19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P0657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 office:value-type="float" office:value="0.254" calcext:value-type="float">
            <text:p>0.25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661" calcext:value-type="float">
            <text:p>0.66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P0668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95" calcext:value-type="float">
            <text:p>0.49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474" calcext:value-type="float">
            <text:p>0.47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P0670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05" calcext:value-type="float">
            <text:p>0.3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number-columns-repeated="2" table:style-name="ce8" office:value-type="float" office:value="0.009" calcext:value-type="float">
            <text:p>0.009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P0670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0.362" calcext:value-type="float">
            <text:p>0.36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482" calcext:value-type="float">
            <text:p>0.48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P0672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61" calcext:value-type="float">
            <text:p>0.361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6" calcext:value-type="float">
            <text:p>0.04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86" calcext:value-type="float">
            <text:p>0.48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P0673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99" calcext:value-type="float">
            <text:p>0.499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341" calcext:value-type="float">
            <text:p>0.34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P0673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43" calcext:value-type="float">
            <text:p>0.84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P0673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41" calcext:value-type="float">
            <text:p>0.141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01" calcext:value-type="float">
            <text:p>0.80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P0675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97" calcext:value-type="float">
            <text:p>0.79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P06753.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37" calcext:value-type="float">
            <text:p>0.137</text:p>
          </table:table-cell>
          <table:table-cell table:number-columns-repeated="2" table:style-name="ce8" office:value-type="float" office:value="0.004" calcext:value-type="float">
            <text:p>0.00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831" calcext:value-type="float">
            <text:p>0.831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P06756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515" calcext:value-type="float">
            <text:p>0.515</text:p>
          </table:table-cell>
          <table:table-cell table:style-name="ce8" office:value-type="float" office:value="0.166" calcext:value-type="float">
            <text:p>0.16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265" calcext:value-type="float">
            <text:p>0.26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P06858</text:p>
          </table:table-cell>
          <table:table-cell table:style-name="ce8" office:value-type="string" calcext:value-type="string">
            <text:p>id, age, disAge</text:p>
          </table:table-cell>
          <table:table-cell table:style-name="ce8" office:value-type="float" office:value="0.323" calcext:value-type="float">
            <text:p>0.323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562" calcext:value-type="float">
            <text:p>0.56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P0709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91" calcext:value-type="float">
            <text:p>0.391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529" calcext:value-type="float">
            <text:p>0.529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P0719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183" calcext:value-type="float">
            <text:p>0.18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21" calcext:value-type="float">
            <text:p>0.62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P0722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61" calcext:value-type="float">
            <text:p>0.261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672" calcext:value-type="float">
            <text:p>0.67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P0723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99" calcext:value-type="float">
            <text:p>0.199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767" calcext:value-type="float">
            <text:p>0.76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P0730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27" calcext:value-type="float">
            <text:p>0.527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66" calcext:value-type="float">
            <text:p>0.3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P0733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24" calcext:value-type="float">
            <text:p>0.524</text:p>
          </table:table-cell>
          <table:table-cell table:style-name="ce8" office:value-type="float" office:value="0.176" calcext:value-type="float">
            <text:p>0.17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281" calcext:value-type="float">
            <text:p>0.28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P0735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57" calcext:value-type="float">
            <text:p>0.157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2" calcext:value-type="float">
            <text:p>0.8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P0735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32" calcext:value-type="float">
            <text:p>0.432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22" calcext:value-type="float">
            <text:p>0.52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P0735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27" calcext:value-type="float">
            <text:p>0.72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6" calcext:value-type="float">
            <text:p>0.2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P0736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0.113" calcext:value-type="float">
            <text:p>0.113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05" calcext:value-type="float">
            <text:p>0.40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P0738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36" calcext:value-type="float">
            <text:p>0.136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53" calcext:value-type="float">
            <text:p>0.7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P07437</text:p>
          </table:table-cell>
          <table:table-cell table:style-name="ce8" office:value-type="string" calcext:value-type="string">
            <text:p>group, id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28" calcext:value-type="float">
            <text:p>0.028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863" calcext:value-type="float">
            <text:p>0.86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P0745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3" calcext:value-type="float">
            <text:p>0.463</text:p>
          </table:table-cell>
          <table:table-cell table:style-name="ce8" office:value-type="float" office:value="0.269" calcext:value-type="float">
            <text:p>0.269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44" calcext:value-type="float">
            <text:p>0.24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P0747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5" calcext:value-type="float">
            <text:p>0.485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39" calcext:value-type="float">
            <text:p>0.3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P0758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73" calcext:value-type="float">
            <text:p>0.37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582" calcext:value-type="float">
            <text:p>0.58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P07602</text:p>
          </table:table-cell>
          <table:table-cell table:style-name="ce8" office:value-type="string" calcext:value-type="string">
            <text:p>id, age, disAge</text:p>
          </table:table-cell>
          <table:table-cell table:style-name="ce8" office:value-type="float" office:value="0.225" calcext:value-type="float">
            <text:p>0.225</text:p>
          </table:table-cell>
          <table:table-cell table:style-name="ce8" office:value-type="float" office:value="0.177" calcext:value-type="float">
            <text:p>0.177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535" calcext:value-type="float">
            <text:p>0.53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P0768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62" calcext:value-type="float">
            <text:p>0.262</text:p>
          </table:table-cell>
          <table:table-cell table:style-name="ce8" office:value-type="float" office:value="0.135" calcext:value-type="float">
            <text:p>0.13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59" calcext:value-type="float">
            <text:p>0.5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P0771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99" calcext:value-type="float">
            <text:p>0.299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651" calcext:value-type="float">
            <text:p>0.65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P0773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3" calcext:value-type="float">
            <text:p>0.073</text:p>
          </table:table-cell>
          <table:table-cell table:style-name="ce8" office:value-type="float" office:value="0.114" calcext:value-type="float">
            <text:p>0.11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94" calcext:value-type="float">
            <text:p>0.79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P0773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16" calcext:value-type="float">
            <text:p>0.216</text:p>
          </table:table-cell>
          <table:table-cell table:style-name="ce8" office:value-type="float" office:value="0.428" calcext:value-type="float">
            <text:p>0.428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21" calcext:value-type="float">
            <text:p>0.32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P0774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33" calcext:value-type="float">
            <text:p>0.33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number-columns-repeated="2" table:style-name="ce8" office:value-type="float" office:value="0.005" calcext:value-type="float">
            <text:p>0.005</text:p>
          </table:table-cell>
          <table:table-cell table:style-name="ce8" office:value-type="float" office:value="0.65" calcext:value-type="float">
            <text:p>0.6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P0785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0.16" calcext:value-type="float">
            <text:p>0.16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69" calcext:value-type="float">
            <text:p>0.36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P0790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49" calcext:value-type="float">
            <text:p>0.84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P0790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8" calcext:value-type="float">
            <text:p>0.348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8" calcext:value-type="float">
            <text:p>0.5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P0791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77" calcext:value-type="float">
            <text:p>0.777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61" calcext:value-type="float">
            <text:p>0.161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P0794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45" calcext:value-type="float">
            <text:p>0.54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P0795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01" calcext:value-type="float">
            <text:p>0.201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54" calcext:value-type="float">
            <text:p>0.65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P0799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13" calcext:value-type="float">
            <text:p>0.513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442" calcext:value-type="float">
            <text:p>0.44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P0799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18" calcext:value-type="float">
            <text:p>0.318</text:p>
          </table:table-cell>
          <table:table-cell table:style-name="ce8" office:value-type="float" office:value="0.286" calcext:value-type="float">
            <text:p>0.286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P0811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38" calcext:value-type="float">
            <text:p>0.638</text:p>
          </table:table-cell>
          <table:table-cell table:style-name="ce8" office:value-type="float" office:value="0.121" calcext:value-type="float">
            <text:p>0.12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23" calcext:value-type="float">
            <text:p>0.22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P0813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109" calcext:value-type="float">
            <text:p>0.109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788" calcext:value-type="float">
            <text:p>0.78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P08174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84" calcext:value-type="float">
            <text:p>0.384</text:p>
          </table:table-cell>
          <table:table-cell table:style-name="ce8" office:value-type="float" office:value="0.139" calcext:value-type="float">
            <text:p>0.139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392" calcext:value-type="float">
            <text:p>0.39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P0818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1" calcext:value-type="float">
            <text:p>0.481</text:p>
          </table:table-cell>
          <table:table-cell table:style-name="ce8" office:value-type="float" office:value="0.173" calcext:value-type="float">
            <text:p>0.17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37" calcext:value-type="float">
            <text:p>0.33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P08238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153" calcext:value-type="float">
            <text:p>0.153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773" calcext:value-type="float">
            <text:p>0.77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P0825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125" calcext:value-type="float">
            <text:p>0.125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541" calcext:value-type="float">
            <text:p>0.54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P08294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69" calcext:value-type="float">
            <text:p>0.469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65" calcext:value-type="float">
            <text:p>0.36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P0849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43" calcext:value-type="float">
            <text:p>0.543</text:p>
          </table:table-cell>
          <table:table-cell table:style-name="ce8" office:value-type="float" office:value="0.121" calcext:value-type="float">
            <text:p>0.121</text:p>
          </table:table-cell>
          <table:table-cell table:number-columns-repeated="2" table:style-name="ce8" office:value-type="float" office:value="0.006" calcext:value-type="float">
            <text:p>0.006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302" calcext:value-type="float">
            <text:p>0.30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P0851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9" calcext:value-type="float">
            <text:p>0.09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P0851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P0856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79" calcext:value-type="float">
            <text:p>0.77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P0857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73" calcext:value-type="float">
            <text:p>0.473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44" calcext:value-type="float">
            <text:p>0.4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P0857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32" calcext:value-type="float">
            <text:p>0.432</text:p>
          </table:table-cell>
          <table:table-cell table:style-name="ce8" office:value-type="float" office:value="0.286" calcext:value-type="float">
            <text:p>0.286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53" calcext:value-type="float">
            <text:p>0.2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P0858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81" calcext:value-type="float">
            <text:p>0.581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84" calcext:value-type="float">
            <text:p>0.38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P0858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17" calcext:value-type="float">
            <text:p>0.617</text:p>
          </table:table-cell>
          <table:table-cell table:style-name="ce8" office:value-type="float" office:value="0.123" calcext:value-type="float">
            <text:p>0.12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54" calcext:value-type="float">
            <text:p>0.25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P0860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19" calcext:value-type="float">
            <text:p>0.219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33" calcext:value-type="float">
            <text:p>0.73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P08648</text:p>
          </table:table-cell>
          <table:table-cell table:style-name="ce8" office:value-type="string" calcext:value-type="string">
            <text:p>group, id, age 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209" calcext:value-type="float">
            <text:p>0.209</text:p>
          </table:table-cell>
          <table:table-cell table:style-name="ce8" office:value-type="float" office:value="0.657" calcext:value-type="float">
            <text:p>0.65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P0867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803" calcext:value-type="float">
            <text:p>0.80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P0869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29" calcext:value-type="float">
            <text:p>0.529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395" calcext:value-type="float">
            <text:p>0.39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P0870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33" calcext:value-type="float">
            <text:p>0.833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43" calcext:value-type="float">
            <text:p>0.14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P0875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92" calcext:value-type="float">
            <text:p>0.192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9" calcext:value-type="float">
            <text:p>0.6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P0883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232" calcext:value-type="float">
            <text:p>0.23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97" calcext:value-type="float">
            <text:p>0.59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P0910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21" calcext:value-type="float">
            <text:p>0.121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812" calcext:value-type="float">
            <text:p>0.81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P0917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861" calcext:value-type="float">
            <text:p>0.861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P0921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55" calcext:value-type="float">
            <text:p>0.155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73" calcext:value-type="float">
            <text:p>0.7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P0938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04" calcext:value-type="float">
            <text:p>0.50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76" calcext:value-type="float">
            <text:p>0.47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P09417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89" calcext:value-type="float">
            <text:p>0.289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656" calcext:value-type="float">
            <text:p>0.65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P09467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65" calcext:value-type="float">
            <text:p>0.565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313" calcext:value-type="float">
            <text:p>0.31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P0948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72" calcext:value-type="float">
            <text:p>0.772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159" calcext:value-type="float">
            <text:p>0.15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P09493.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738" calcext:value-type="float">
            <text:p>0.73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P09525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727" calcext:value-type="float">
            <text:p>0.72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P0960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13" calcext:value-type="float">
            <text:p>0.9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P0961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08" calcext:value-type="float">
            <text:p>0.8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186" calcext:value-type="float">
            <text:p>0.18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P0987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26" calcext:value-type="float">
            <text:p>0.32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63" calcext:value-type="float">
            <text:p>0.66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P0996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87" calcext:value-type="float">
            <text:p>0.48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87" calcext:value-type="float">
            <text:p>0.48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P0997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31" calcext:value-type="float">
            <text:p>0.231</text:p>
          </table:table-cell>
          <table:table-cell table:style-name="ce8" office:value-type="float" office:value="0.597" calcext:value-type="float">
            <text:p>0.597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P0C0L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38" calcext:value-type="float">
            <text:p>0.93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P0C0L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28" calcext:value-type="float">
            <text:p>0.52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62" calcext:value-type="float">
            <text:p>0.46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P0DJD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07" calcext:value-type="float">
            <text:p>0.707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64" calcext:value-type="float">
            <text:p>0.26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P0DJI8</text:p>
          </table:table-cell>
          <table:table-cell table:style-name="ce8" office:value-type="string" calcext:value-type="string">
            <text:p>group, id, age </text:p>
          </table:table-cell>
          <table:table-cell table:style-name="ce8" office:value-type="float" office:value="0.232" calcext:value-type="float">
            <text:p>0.232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91" calcext:value-type="float">
            <text:p>0.391</text:p>
          </table:table-cell>
          <table:table-cell table:style-name="ce8" office:value-type="float" office:value="0.305" calcext:value-type="float">
            <text:p>0.30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P1012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07" calcext:value-type="float">
            <text:p>0.307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614" calcext:value-type="float">
            <text:p>0.61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P1015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35" calcext:value-type="float">
            <text:p>0.635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307" calcext:value-type="float">
            <text:p>0.30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P10253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818" calcext:value-type="float">
            <text:p>0.81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P10451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0.191" calcext:value-type="float">
            <text:p>0.19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398" calcext:value-type="float">
            <text:p>0.39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P1058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18" calcext:value-type="float">
            <text:p>0.618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333" calcext:value-type="float">
            <text:p>0.33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P1059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55" calcext:value-type="float">
            <text:p>0.555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365" calcext:value-type="float">
            <text:p>0.36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P1061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27" calcext:value-type="float">
            <text:p>0.52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P1064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94" calcext:value-type="float">
            <text:p>0.494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31" calcext:value-type="float">
            <text:p>0.43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P1064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78" calcext:value-type="float">
            <text:p>0.178</text:p>
          </table:table-cell>
          <table:table-cell table:style-name="ce8" office:value-type="float" office:value="0.126" calcext:value-type="float">
            <text:p>0.12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658" calcext:value-type="float">
            <text:p>0.65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P10645</text:p>
          </table:table-cell>
          <table:table-cell table:style-name="ce8" office:value-type="string" calcext:value-type="string">
            <text:p>id, age, disAge</text:p>
          </table:table-cell>
          <table:table-cell table:style-name="ce8" office:value-type="float" office:value="0.476" calcext:value-type="float">
            <text:p>0.476</text:p>
          </table:table-cell>
          <table:table-cell table:style-name="ce8" office:value-type="float" office:value="0.185" calcext:value-type="float">
            <text:p>0.185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285" calcext:value-type="float">
            <text:p>0.28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P1072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9" calcext:value-type="float">
            <text:p>0.469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461" calcext:value-type="float">
            <text:p>0.46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P1072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17" calcext:value-type="float">
            <text:p>0.617</text:p>
          </table:table-cell>
          <table:table-cell table:style-name="ce8" office:value-type="float" office:value="0.046" calcext:value-type="float">
            <text:p>0.04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P1076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34" calcext:value-type="float">
            <text:p>0.634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279" calcext:value-type="float">
            <text:p>0.27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P1090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36" calcext:value-type="float">
            <text:p>0.536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29" calcext:value-type="float">
            <text:p>0.42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P1091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0.098" calcext:value-type="float">
            <text:p>0.09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15" calcext:value-type="float">
            <text:p>0.515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P1102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5" calcext:value-type="float">
            <text:p>0.445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409" calcext:value-type="float">
            <text:p>0.40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P1104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9" calcext:value-type="float">
            <text:p>0.349</text:p>
          </table:table-cell>
          <table:table-cell table:style-name="ce8" office:value-type="float" office:value="0.221" calcext:value-type="float">
            <text:p>0.22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39" calcext:value-type="float">
            <text:p>0.39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P1114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877" calcext:value-type="float">
            <text:p>0.87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P1115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75" calcext:value-type="float">
            <text:p>0.775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171" calcext:value-type="float">
            <text:p>0.17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P1116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91" calcext:value-type="float">
            <text:p>0.49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P11216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126" calcext:value-type="float">
            <text:p>0.126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34" calcext:value-type="float">
            <text:p>0.73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P1122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58" calcext:value-type="float">
            <text:p>0.958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P1127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76" calcext:value-type="float">
            <text:p>0.376</text:p>
          </table:table-cell>
          <table:table-cell table:style-name="ce8" office:value-type="float" office:value="0.067" calcext:value-type="float">
            <text:p>0.06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533" calcext:value-type="float">
            <text:p>0.53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P1141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42" calcext:value-type="float">
            <text:p>0.84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P1159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58" calcext:value-type="float">
            <text:p>0.85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131" calcext:value-type="float">
            <text:p>0.13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P11684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644" calcext:value-type="float">
            <text:p>0.644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252" calcext:value-type="float">
            <text:p>0.25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P1171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94" calcext:value-type="float">
            <text:p>0.294</text:p>
          </table:table-cell>
          <table:table-cell table:style-name="ce8" office:value-type="float" office:value="0.098" calcext:value-type="float">
            <text:p>0.098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93" calcext:value-type="float">
            <text:p>0.59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P1176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95" calcext:value-type="float">
            <text:p>0.09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848" calcext:value-type="float">
            <text:p>0.84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P1208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073" calcext:value-type="float">
            <text:p>0.073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P12104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232" calcext:value-type="float">
            <text:p>0.232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695" calcext:value-type="float">
            <text:p>0.69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P12107</text:p>
          </table:table-cell>
          <table:table-cell table:style-name="ce8" office:value-type="string" calcext:value-type="string">
            <text:p>age, id, sex</text:p>
          </table:table-cell>
          <table:table-cell table:style-name="ce8" office:value-type="float" office:value="0.166" calcext:value-type="float">
            <text:p>0.166</text:p>
          </table:table-cell>
          <table:table-cell table:style-name="ce8" office:value-type="float" office:value="0.526" calcext:value-type="float">
            <text:p>0.52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73" calcext:value-type="float">
            <text:p>0.07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32" calcext:value-type="float">
            <text:p>0.23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P12109</text:p>
          </table:table-cell>
          <table:table-cell table:style-name="ce8" office:value-type="string" calcext:value-type="string">
            <text:p>age 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494" calcext:value-type="float">
            <text:p>0.49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7" calcext:value-type="float">
            <text:p>0.4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P12110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399" calcext:value-type="float">
            <text:p>0.399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 office:value-type="float" office:value="0.286" calcext:value-type="float">
            <text:p>0.28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P12110.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4" calcext:value-type="float">
            <text:p>0.344</text:p>
          </table:table-cell>
          <table:table-cell table:style-name="ce8" office:value-type="float" office:value="0.195" calcext:value-type="float">
            <text:p>0.195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417" calcext:value-type="float">
            <text:p>0.41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P12111.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99" calcext:value-type="float">
            <text:p>0.199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39" calcext:value-type="float">
            <text:p>0.43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P12270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388" calcext:value-type="float">
            <text:p>0.38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P12277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564" calcext:value-type="float">
            <text:p>0.564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23" calcext:value-type="float">
            <text:p>0.123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P1231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71" calcext:value-type="float">
            <text:p>0.771</text:p>
          </table:table-cell>
          <table:table-cell table:style-name="ce8" office:value-type="float" office:value="0.073" calcext:value-type="float">
            <text:p>0.07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137" calcext:value-type="float">
            <text:p>0.13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P1242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3" calcext:value-type="float">
            <text:p>0.073</text:p>
          </table:table-cell>
          <table:table-cell table:style-name="ce8" office:value-type="float" office:value="0.097" calcext:value-type="float">
            <text:p>0.09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12" calcext:value-type="float">
            <text:p>0.81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P1281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0.106" calcext:value-type="float">
            <text:p>0.1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78" calcext:value-type="float">
            <text:p>0.77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P1282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37" calcext:value-type="float">
            <text:p>0.737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205" calcext:value-type="float">
            <text:p>0.20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P1288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52" calcext:value-type="float">
            <text:p>0.452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39" calcext:value-type="float">
            <text:p>0.53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P12931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125" calcext:value-type="float">
            <text:p>0.125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763" calcext:value-type="float">
            <text:p>0.76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P12955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575" calcext:value-type="float">
            <text:p>0.57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36" calcext:value-type="float">
            <text:p>0.33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P1347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39" calcext:value-type="float">
            <text:p>0.639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26" calcext:value-type="float">
            <text:p>0.32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P1348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03" calcext:value-type="float">
            <text:p>0.403</text:p>
          </table:table-cell>
          <table:table-cell table:style-name="ce8" office:value-type="float" office:value="0.172" calcext:value-type="float">
            <text:p>0.17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16" calcext:value-type="float">
            <text:p>0.41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P1349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3" calcext:value-type="float">
            <text:p>0.323</text:p>
          </table:table-cell>
          <table:table-cell table:style-name="ce8" office:value-type="float" office:value="0.114" calcext:value-type="float">
            <text:p>0.11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P1359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59" calcext:value-type="float">
            <text:p>0.259</text:p>
          </table:table-cell>
          <table:table-cell table:style-name="ce8" office:value-type="float" office:value="0.239" calcext:value-type="float">
            <text:p>0.23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56" calcext:value-type="float">
            <text:p>0.45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P1361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39" calcext:value-type="float">
            <text:p>0.339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556" calcext:value-type="float">
            <text:p>0.55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P1363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36" calcext:value-type="float">
            <text:p>0.136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798" calcext:value-type="float">
            <text:p>0.79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P1366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94" calcext:value-type="float">
            <text:p>0.194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16" calcext:value-type="float">
            <text:p>0.71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P1367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72" calcext:value-type="float">
            <text:p>0.372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36" calcext:value-type="float">
            <text:p>0.53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P1367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8" calcext:value-type="float">
            <text:p>0.358</text:p>
          </table:table-cell>
          <table:table-cell table:style-name="ce8" office:value-type="float" office:value="0.19" calcext:value-type="float">
            <text:p>0.19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414" calcext:value-type="float">
            <text:p>0.41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P1368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04" calcext:value-type="float">
            <text:p>0.5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466" calcext:value-type="float">
            <text:p>0.46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P13688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631" calcext:value-type="float">
            <text:p>0.631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276" calcext:value-type="float">
            <text:p>0.27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P1369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61" calcext:value-type="float">
            <text:p>0.861</text:p>
          </table:table-cell>
          <table:table-cell table:style-name="ce8" office:value-type="float" office:value="1.005" calcext:value-type="float">
            <text:p>1.005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P1371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73" calcext:value-type="float">
            <text:p>0.173</text:p>
          </table:table-cell>
          <table:table-cell table:style-name="ce8" office:value-type="float" office:value="0.317" calcext:value-type="float">
            <text:p>0.31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04" calcext:value-type="float">
            <text:p>0.50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P1372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94" calcext:value-type="float">
            <text:p>0.594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395" calcext:value-type="float">
            <text:p>0.39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P13796</text:p>
          </table:table-cell>
          <table:table-cell table:style-name="ce8" office:value-type="string" calcext:value-type="string">
            <text:p>id, age, disAge</text:p>
          </table:table-cell>
          <table:table-cell table:style-name="ce8" office:value-type="float" office:value="0.329" calcext:value-type="float">
            <text:p>0.329</text:p>
          </table:table-cell>
          <table:table-cell table:style-name="ce8" office:value-type="float" office:value="0.111" calcext:value-type="float">
            <text:p>0.111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502" calcext:value-type="float">
            <text:p>0.50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P1379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94" calcext:value-type="float">
            <text:p>0.394</text:p>
          </table:table-cell>
          <table:table-cell table:style-name="ce8" office:value-type="float" office:value="0.139" calcext:value-type="float">
            <text:p>0.13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437" calcext:value-type="float">
            <text:p>0.43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P13929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23" calcext:value-type="float">
            <text:p>0.423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81" calcext:value-type="float">
            <text:p>0.08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59" calcext:value-type="float">
            <text:p>0.45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P1415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26" calcext:value-type="float">
            <text:p>0.426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13" calcext:value-type="float">
            <text:p>0.41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P1417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01" calcext:value-type="float">
            <text:p>0.001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843" calcext:value-type="float">
            <text:p>0.84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P14209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48" calcext:value-type="float">
            <text:p>0.44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454" calcext:value-type="float">
            <text:p>0.45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P1432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056" calcext:value-type="float">
            <text:p>0.056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818" calcext:value-type="float">
            <text:p>0.81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P1438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05" calcext:value-type="float">
            <text:p>0.30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47" calcext:value-type="float">
            <text:p>0.64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P1454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2" calcext:value-type="float">
            <text:p>0.482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92" calcext:value-type="float">
            <text:p>0.29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P1455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07" calcext:value-type="float">
            <text:p>0.8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87" calcext:value-type="float">
            <text:p>0.18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P1461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4" calcext:value-type="float">
            <text:p>0.354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39" calcext:value-type="float">
            <text:p>0.53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P14618.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318" calcext:value-type="float">
            <text:p>0.318</text:p>
          </table:table-cell>
          <table:table-cell table:style-name="ce8" office:value-type="float" office:value="0.511" calcext:value-type="float">
            <text:p>0.51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P14625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641" calcext:value-type="float">
            <text:p>0.64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08" calcext:value-type="float">
            <text:p>0.108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218" calcext:value-type="float">
            <text:p>0.21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P14780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699" calcext:value-type="float">
            <text:p>0.699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219" calcext:value-type="float">
            <text:p>0.21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P14868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433" calcext:value-type="float">
            <text:p>0.433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455" calcext:value-type="float">
            <text:p>0.45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P1492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08" calcext:value-type="float">
            <text:p>0.40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572" calcext:value-type="float">
            <text:p>0.57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P15085</text:p>
          </table:table-cell>
          <table:table-cell table:style-name="ce8" office:value-type="string" calcext:value-type="string">
            <text:p>id, group, disAge</text:p>
          </table:table-cell>
          <table:table-cell table:style-name="ce8" office:value-type="float" office:value="0.435" calcext:value-type="float">
            <text:p>0.435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453" calcext:value-type="float">
            <text:p>0.45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P1508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71" calcext:value-type="float">
            <text:p>0.571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54" calcext:value-type="float">
            <text:p>0.35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P1509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32" calcext:value-type="float">
            <text:p>0.432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96" calcext:value-type="float">
            <text:p>0.39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P1514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66" calcext:value-type="float">
            <text:p>0.566</text:p>
          </table:table-cell>
          <table:table-cell table:style-name="ce8" office:value-type="float" office:value="0.142" calcext:value-type="float">
            <text:p>0.14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83" calcext:value-type="float">
            <text:p>0.28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P6300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74" calcext:value-type="float">
            <text:p>0.474</text:p>
          </table:table-cell>
          <table:table-cell table:style-name="ce8" office:value-type="float" office:value="0.085" calcext:value-type="float">
            <text:p>0.08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429" calcext:value-type="float">
            <text:p>0.42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P15169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592" calcext:value-type="float">
            <text:p>0.592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31" calcext:value-type="float">
            <text:p>0.3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P15291</text:p>
          </table:table-cell>
          <table:table-cell table:style-name="ce8" office:value-type="string" calcext:value-type="string">
            <text:p>id, sex, age </text:p>
          </table:table-cell>
          <table:table-cell table:style-name="ce8" office:value-type="float" office:value="0.389" calcext:value-type="float">
            <text:p>0.389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87" calcext:value-type="float">
            <text:p>0.087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458" calcext:value-type="float">
            <text:p>0.45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P1537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11" calcext:value-type="float">
            <text:p>0.61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P15509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729" calcext:value-type="float">
            <text:p>0.729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97" calcext:value-type="float">
            <text:p>0.09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55" calcext:value-type="float">
            <text:p>0.15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P1590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7" calcext:value-type="float">
            <text:p>0.87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P1592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83" calcext:value-type="float">
            <text:p>0.28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691" calcext:value-type="float">
            <text:p>0.69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P1603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36" calcext:value-type="float">
            <text:p>0.336</text:p>
          </table:table-cell>
          <table:table-cell table:style-name="ce8" office:value-type="float" office:value="0.114" calcext:value-type="float">
            <text:p>0.11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42" calcext:value-type="float">
            <text:p>0.54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P1608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61" calcext:value-type="float">
            <text:p>0.86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P1610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35" calcext:value-type="float">
            <text:p>0.635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92" calcext:value-type="float">
            <text:p>0.29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P16152</text:p>
          </table:table-cell>
          <table:table-cell table:style-name="ce8" office:value-type="string" calcext:value-type="string">
            <text:p>age, id, group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755" calcext:value-type="float">
            <text:p>0.75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P16233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701" calcext:value-type="float">
            <text:p>0.701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118" calcext:value-type="float">
            <text:p>0.118</text:p>
          </table:table-cell>
          <table:table-cell table:style-name="ce8" office:value-type="float" office:value="0.155" calcext:value-type="float">
            <text:p>0.15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P16234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42" calcext:value-type="float">
            <text:p>0.542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394" calcext:value-type="float">
            <text:p>0.39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P16284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59" calcext:value-type="float">
            <text:p>0.559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P1658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79" calcext:value-type="float">
            <text:p>0.779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74" calcext:value-type="float">
            <text:p>0.17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P1693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93" calcext:value-type="float">
            <text:p>0.693</text:p>
          </table:table-cell>
          <table:table-cell table:style-name="ce8" office:value-type="float" office:value="0.087" calcext:value-type="float">
            <text:p>0.08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11" calcext:value-type="float">
            <text:p>0.21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P1705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71" calcext:value-type="float">
            <text:p>0.571</text:p>
          </table:table-cell>
          <table:table-cell table:number-columns-repeated="2" table:style-name="ce8" office:value-type="float" office:value="0.025" calcext:value-type="float">
            <text:p>0.02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364" calcext:value-type="float">
            <text:p>0.36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P1706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81" calcext:value-type="float">
            <text:p>0.281</text:p>
          </table:table-cell>
          <table:table-cell table:style-name="ce8" office:value-type="float" office:value="0.159" calcext:value-type="float">
            <text:p>0.15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551" calcext:value-type="float">
            <text:p>0.55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P1717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8" calcext:value-type="float">
            <text:p>0.358</text:p>
          </table:table-cell>
          <table:table-cell table:style-name="ce8" office:value-type="float" office:value="0.29" calcext:value-type="float">
            <text:p>0.29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315" calcext:value-type="float">
            <text:p>0.31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P1730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58" calcext:value-type="float">
            <text:p>0.158</text:p>
          </table:table-cell>
          <table:table-cell table:style-name="ce8" office:value-type="float" office:value="0.462" calcext:value-type="float">
            <text:p>0.46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61" calcext:value-type="float">
            <text:p>0.36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P1765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77" calcext:value-type="float">
            <text:p>0.677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85" calcext:value-type="float">
            <text:p>0.28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P1781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568" calcext:value-type="float">
            <text:p>0.56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P1790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69" calcext:value-type="float">
            <text:p>0.169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731" calcext:value-type="float">
            <text:p>0.73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P1792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349" calcext:value-type="float">
            <text:p>0.349</text:p>
          </table:table-cell>
          <table:table-cell table:style-name="ce8" office:value-type="float" office:value="0.351" calcext:value-type="float">
            <text:p>0.35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281" calcext:value-type="float">
            <text:p>0.28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P1793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14" calcext:value-type="float">
            <text:p>0.214</text:p>
          </table:table-cell>
          <table:table-cell table:style-name="ce8" office:value-type="float" office:value="0.62" calcext:value-type="float">
            <text:p>0.6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127" calcext:value-type="float">
            <text:p>0.12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P1798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098" calcext:value-type="float">
            <text:p>0.098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819" calcext:value-type="float">
            <text:p>0.81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P1806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409" calcext:value-type="float">
            <text:p>0.409</text:p>
          </table:table-cell>
          <table:table-cell table:style-name="ce8" office:value-type="float" office:value="0.411" calcext:value-type="float">
            <text:p>0.4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66" calcext:value-type="float">
            <text:p>0.16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P1820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124" calcext:value-type="float">
            <text:p>0.12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P1842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43" calcext:value-type="float">
            <text:p>0.54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P18463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665" calcext:value-type="float">
            <text:p>0.665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63" calcext:value-type="float">
            <text:p>0.163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P1866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829" calcext:value-type="float">
            <text:p>0.829</text:p>
          </table:table-cell>
          <table:table-cell table:style-name="ce8" office:value-type="float" office:value="1.005" calcext:value-type="float">
            <text:p>1.005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P1885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75" calcext:value-type="float">
            <text:p>0.175</text:p>
          </table:table-cell>
          <table:table-cell table:style-name="ce8" office:value-type="float" office:value="0.134" calcext:value-type="float">
            <text:p>0.13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63" calcext:value-type="float">
            <text:p>0.66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P1902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7" calcext:value-type="float">
            <text:p>0.327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603" calcext:value-type="float">
            <text:p>0.60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P1902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305" calcext:value-type="float">
            <text:p>0.305</text:p>
          </table:table-cell>
          <table:table-cell table:style-name="ce8" office:value-type="float" office:value="0.441" calcext:value-type="float">
            <text:p>0.441</text:p>
          </table:table-cell>
          <table:table-cell table:style-name="ce8" office:value-type="float" office:value="0.002" calcext:value-type="float">
            <text:p>0.002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P1932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2" calcext:value-type="float">
            <text:p>0.482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42" calcext:value-type="float">
            <text:p>0.34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P1936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87" calcext:value-type="float">
            <text:p>0.087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18" calcext:value-type="float">
            <text:p>0.81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P1944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77" calcext:value-type="float">
            <text:p>0.67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P1965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96" calcext:value-type="float">
            <text:p>0.496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7" calcext:value-type="float">
            <text:p>0.007</text:p>
          </table:table-cell>
          <table:table-cell table:number-columns-repeated="2" table:style-name="ce8" office:value-type="float" office:value="0.005" calcext:value-type="float">
            <text:p>0.005</text:p>
          </table:table-cell>
          <table:table-cell table:style-name="ce8" office:value-type="float" office:value="0.472" calcext:value-type="float">
            <text:p>0.47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P1982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84" calcext:value-type="float">
            <text:p>0.584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34" calcext:value-type="float">
            <text:p>0.33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P1982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3" calcext:value-type="float">
            <text:p>0.73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23" calcext:value-type="float">
            <text:p>0.22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P2002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26" calcext:value-type="float">
            <text:p>0.626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56" calcext:value-type="float">
            <text:p>0.25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P20023.1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431" calcext:value-type="float">
            <text:p>0.431</text:p>
          </table:table-cell>
          <table:table-cell table:style-name="ce8" office:value-type="float" office:value="0.16" calcext:value-type="float">
            <text:p>0.1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335" calcext:value-type="float">
            <text:p>0.33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P2006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72" calcext:value-type="float">
            <text:p>0.57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95" calcext:value-type="float">
            <text:p>0.39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P2007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95" calcext:value-type="float">
            <text:p>0.195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97" calcext:value-type="float">
            <text:p>0.69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P20138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753" calcext:value-type="float">
            <text:p>0.75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194" calcext:value-type="float">
            <text:p>0.19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P2016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97" calcext:value-type="float">
            <text:p>0.49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79" calcext:value-type="float">
            <text:p>0.47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P2034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53" calcext:value-type="float">
            <text:p>0.053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75" calcext:value-type="float">
            <text:p>0.87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P20618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477" calcext:value-type="float">
            <text:p>0.477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461" calcext:value-type="float">
            <text:p>0.46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P2070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28" calcext:value-type="float">
            <text:p>0.228</text:p>
          </table:table-cell>
          <table:table-cell table:style-name="ce8" office:value-type="float" office:value="0.234" calcext:value-type="float">
            <text:p>0.23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495" calcext:value-type="float">
            <text:p>0.49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P20742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825" calcext:value-type="float">
            <text:p>0.82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P20774</text:p>
          </table:table-cell>
          <table:table-cell table:style-name="ce8" office:value-type="string" calcext:value-type="string">
            <text:p>age, id, group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0.366" calcext:value-type="float">
            <text:p>0.366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253" calcext:value-type="float">
            <text:p>0.25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P2082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179" calcext:value-type="float">
            <text:p>0.17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493" calcext:value-type="float">
            <text:p>0.49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P2085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51" calcext:value-type="float">
            <text:p>0.35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24" calcext:value-type="float">
            <text:p>0.62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P20851.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65" calcext:value-type="float">
            <text:p>0.46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15" calcext:value-type="float">
            <text:p>0.51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P2090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02" calcext:value-type="float">
            <text:p>0.202</text:p>
          </table:table-cell>
          <table:table-cell table:style-name="ce8" office:value-type="float" office:value="0.495" calcext:value-type="float">
            <text:p>0.49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276" calcext:value-type="float">
            <text:p>0.27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P2093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42" calcext:value-type="float">
            <text:p>0.642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295" calcext:value-type="float">
            <text:p>0.29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P2129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24" calcext:value-type="float">
            <text:p>0.124</text:p>
          </table:table-cell>
          <table:table-cell table:style-name="ce8" office:value-type="float" office:value="0.123" calcext:value-type="float">
            <text:p>0.12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32" calcext:value-type="float">
            <text:p>0.73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P2133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218" calcext:value-type="float">
            <text:p>0.21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P21399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424" calcext:value-type="float">
            <text:p>0.424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501" calcext:value-type="float">
            <text:p>0.50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P2169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93" calcext:value-type="float">
            <text:p>0.593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66" calcext:value-type="float">
            <text:p>0.3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P2170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0.083" calcext:value-type="float">
            <text:p>0.08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P21810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397" calcext:value-type="float">
            <text:p>0.397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87" calcext:value-type="float">
            <text:p>0.087</text:p>
          </table:table-cell>
          <table:table-cell table:style-name="ce8" office:value-type="float" office:value="0.455" calcext:value-type="float">
            <text:p>0.45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P22223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448" calcext:value-type="float">
            <text:p>0.448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421" calcext:value-type="float">
            <text:p>0.421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P22303</text:p>
          </table:table-cell>
          <table:table-cell table:style-name="ce8" office:value-type="string" calcext:value-type="string">
            <text:p>id, age, disAge</text:p>
          </table:table-cell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0.125" calcext:value-type="float">
            <text:p>0.125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353" calcext:value-type="float">
            <text:p>0.35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P2230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9" calcext:value-type="float">
            <text:p>0.349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574" calcext:value-type="float">
            <text:p>0.57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P2231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01" calcext:value-type="float">
            <text:p>0.001</text:p>
          </table:table-cell>
          <table:table-cell table:number-columns-repeated="2" table:style-name="ce8" office:value-type="float" office:value="0.007" calcext:value-type="float">
            <text:p>0.007</text:p>
          </table:table-cell>
          <table:table-cell table:style-name="ce8" office:value-type="float" office:value="0.663" calcext:value-type="float">
            <text:p>0.66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P2239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42" calcext:value-type="float">
            <text:p>0.142</text:p>
          </table:table-cell>
          <table:table-cell table:style-name="ce8" office:value-type="float" office:value="0.128" calcext:value-type="float">
            <text:p>0.12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23" calcext:value-type="float">
            <text:p>0.72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P22413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255" calcext:value-type="float">
            <text:p>0.255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634" calcext:value-type="float">
            <text:p>0.63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P2269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2" calcext:value-type="float">
            <text:p>0.442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78" calcext:value-type="float">
            <text:p>0.37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P2279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29" calcext:value-type="float">
            <text:p>0.429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66" calcext:value-type="float">
            <text:p>0.46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P2289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2" calcext:value-type="float">
            <text:p>0.8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P2289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14" calcext:value-type="float">
            <text:p>0.314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01" calcext:value-type="float">
            <text:p>0.60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P2314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57" calcext:value-type="float">
            <text:p>0.75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16" calcext:value-type="float">
            <text:p>0.21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P2314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48" calcext:value-type="float">
            <text:p>0.548</text:p>
          </table:table-cell>
          <table:table-cell table:style-name="ce8" office:value-type="float" office:value="0.188" calcext:value-type="float">
            <text:p>0.18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59" calcext:value-type="float">
            <text:p>0.25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P23142.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99" calcext:value-type="float">
            <text:p>0.399</text:p>
          </table:table-cell>
          <table:table-cell table:style-name="ce8" office:value-type="float" office:value="0.147" calcext:value-type="float">
            <text:p>0.14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47" calcext:value-type="float">
            <text:p>0.447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P2322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69" calcext:value-type="float">
            <text:p>0.16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15" calcext:value-type="float">
            <text:p>0.71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P2328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44" calcext:value-type="float">
            <text:p>0.144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44" calcext:value-type="float">
            <text:p>0.74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P2338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14" calcext:value-type="float">
            <text:p>0.214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22" calcext:value-type="float">
            <text:p>0.72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P2343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26" calcext:value-type="float">
            <text:p>0.726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86" calcext:value-type="float">
            <text:p>0.18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P2346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2" calcext:value-type="float">
            <text:p>0.62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P2346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61" calcext:value-type="float">
            <text:p>0.261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306" calcext:value-type="float">
            <text:p>0.30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P23471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07" calcext:value-type="float">
            <text:p>0.407</text:p>
          </table:table-cell>
          <table:table-cell table:style-name="ce8" office:value-type="float" office:value="0.212" calcext:value-type="float">
            <text:p>0.21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46" calcext:value-type="float">
            <text:p>0.04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P2352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1" calcext:value-type="float">
            <text:p>0.081</text:p>
          </table:table-cell>
          <table:table-cell table:style-name="ce8" office:value-type="float" office:value="0.385" calcext:value-type="float">
            <text:p>0.38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521" calcext:value-type="float">
            <text:p>0.52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P2404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23" calcext:value-type="float">
            <text:p>0.423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524" calcext:value-type="float">
            <text:p>0.52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P2429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05" calcext:value-type="float">
            <text:p>0.505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68" calcext:value-type="float">
            <text:p>0.46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P2438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72" calcext:value-type="float">
            <text:p>0.77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205" calcext:value-type="float">
            <text:p>0.205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P24592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0.202" calcext:value-type="float">
            <text:p>0.20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317" calcext:value-type="float">
            <text:p>0.31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P2459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69" calcext:value-type="float">
            <text:p>0.269</text:p>
          </table:table-cell>
          <table:table-cell table:style-name="ce8" office:value-type="float" office:value="0.502" calcext:value-type="float">
            <text:p>0.50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213" calcext:value-type="float">
            <text:p>0.21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P2466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126" calcext:value-type="float">
            <text:p>0.126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696" calcext:value-type="float">
            <text:p>0.69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P2482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66" calcext:value-type="float">
            <text:p>0.166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P2485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4" calcext:value-type="float">
            <text:p>0.7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46" calcext:value-type="float">
            <text:p>0.24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P2531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3" calcext:value-type="float">
            <text:p>0.483</text:p>
          </table:table-cell>
          <table:table-cell table:style-name="ce8" office:value-type="float" office:value="0.136" calcext:value-type="float">
            <text:p>0.13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P2539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84" calcext:value-type="float">
            <text:p>0.38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581" calcext:value-type="float">
            <text:p>0.58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P2577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0.024" calcext:value-type="float">
            <text:p>0.024</text:p>
          </table:table-cell>
          <table:table-cell table:number-columns-repeated="2"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87" calcext:value-type="float">
            <text:p>0.48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P2578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58" calcext:value-type="float">
            <text:p>0.458</text:p>
          </table:table-cell>
          <table:table-cell table:style-name="ce8" office:value-type="float" office:value="0.02" calcext:value-type="float">
            <text:p>0.02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15" calcext:value-type="float">
            <text:p>0.51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P2578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76" calcext:value-type="float">
            <text:p>0.57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P2578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32" calcext:value-type="float">
            <text:p>0.732</text:p>
          </table:table-cell>
          <table:table-cell table:number-columns-repeated="4" table:style-name="ce8" office:value-type="float" office:value="0.001" calcext:value-type="float">
            <text:p>0.001</text:p>
          </table:table-cell>
          <table:table-cell table:style-name="ce8" office:value-type="float" office:value="0.264" calcext:value-type="float">
            <text:p>0.26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P26022</text:p>
          </table:table-cell>
          <table:table-cell table:style-name="ce8" office:value-type="string" calcext:value-type="string">
            <text:p>id, group, sex</text:p>
          </table:table-cell>
          <table:table-cell table:style-name="ce8" office:value-type="float" office:value="0.605" calcext:value-type="float">
            <text:p>0.6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271" calcext:value-type="float">
            <text:p>0.27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P2603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28" calcext:value-type="float">
            <text:p>0.828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P26447</text:p>
          </table:table-cell>
          <table:table-cell table:style-name="ce8" office:value-type="string" calcext:value-type="string">
            <text:p>age 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297" calcext:value-type="float">
            <text:p>0.29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83" calcext:value-type="float">
            <text:p>0.68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P26572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339" calcext:value-type="float">
            <text:p>0.339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0.512" calcext:value-type="float">
            <text:p>0.51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P26639</text:p>
          </table:table-cell>
          <table:table-cell table:style-name="ce8" office:value-type="string" calcext:value-type="string">
            <text:p>age, group, id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874" calcext:value-type="float">
            <text:p>0.87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P2699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7" calcext:value-type="float">
            <text:p>0.47</text:p>
          </table:table-cell>
          <table:table-cell table:style-name="ce8" office:value-type="float" office:value="0.159" calcext:value-type="float">
            <text:p>0.15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57" calcext:value-type="float">
            <text:p>0.35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P2716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17" calcext:value-type="float">
            <text:p>0.417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75" calcext:value-type="float">
            <text:p>0.47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P2734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855" calcext:value-type="float">
            <text:p>0.855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P2748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19" calcext:value-type="float">
            <text:p>0.719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89" calcext:value-type="float">
            <text:p>0.18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P2779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4" calcext:value-type="float">
            <text:p>0.14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P27824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05" calcext:value-type="float">
            <text:p>0.505</text:p>
          </table:table-cell>
          <table:table-cell table:style-name="ce8" office:value-type="float" office:value="0.038" calcext:value-type="float">
            <text:p>0.038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392" calcext:value-type="float">
            <text:p>0.39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P2791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57" calcext:value-type="float">
            <text:p>0.557</text:p>
          </table:table-cell>
          <table:table-cell table:style-name="ce8" office:value-type="float" office:value="0.106" calcext:value-type="float">
            <text:p>0.1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23" calcext:value-type="float">
            <text:p>0.3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P2793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94" calcext:value-type="float">
            <text:p>0.594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283" calcext:value-type="float">
            <text:p>0.28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P2806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19" calcext:value-type="float">
            <text:p>0.81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P2806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06" calcext:value-type="float">
            <text:p>0.506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53" calcext:value-type="float">
            <text:p>0.4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P2807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514" calcext:value-type="float">
            <text:p>0.51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P2807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51" calcext:value-type="float">
            <text:p>0.651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53" calcext:value-type="float">
            <text:p>0.25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P2807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16" calcext:value-type="float">
            <text:p>0.616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P2879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55" calcext:value-type="float">
            <text:p>0.255</text:p>
          </table:table-cell>
          <table:table-cell table:style-name="ce8" office:value-type="float" office:value="0.259" calcext:value-type="float">
            <text:p>0.259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65" calcext:value-type="float">
            <text:p>0.46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P2883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37" calcext:value-type="float">
            <text:p>0.137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98" calcext:value-type="float">
            <text:p>0.79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P2921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07" calcext:value-type="float">
            <text:p>0.207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721" calcext:value-type="float">
            <text:p>0.72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P2927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06" calcext:value-type="float">
            <text:p>0.406</text:p>
          </table:table-cell>
          <table:table-cell table:style-name="ce8" office:value-type="float" office:value="0.251" calcext:value-type="float">
            <text:p>0.25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P29350</text:p>
          </table:table-cell>
          <table:table-cell table:style-name="ce8" office:value-type="string" calcext:value-type="string">
            <text:p>age, id, sex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802" calcext:value-type="float">
            <text:p>0.80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P2940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87" calcext:value-type="float">
            <text:p>0.387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587" calcext:value-type="float">
            <text:p>0.58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P2962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12" calcext:value-type="float">
            <text:p>0.712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261" calcext:value-type="float">
            <text:p>0.26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P3004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852" calcext:value-type="float">
            <text:p>0.85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P3004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14" calcext:value-type="float">
            <text:p>0.214</text:p>
          </table:table-cell>
          <table:table-cell table:style-name="ce8" office:value-type="float" office:value="0.265" calcext:value-type="float">
            <text:p>0.26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14" calcext:value-type="float">
            <text:p>0.51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P3004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77" calcext:value-type="float">
            <text:p>0.177</text:p>
          </table:table-cell>
          <table:table-cell table:style-name="ce8" office:value-type="float" office:value="0.421" calcext:value-type="float">
            <text:p>0.42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375" calcext:value-type="float">
            <text:p>0.37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P3004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82" calcext:value-type="float">
            <text:p>0.58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381" calcext:value-type="float">
            <text:p>0.38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P30048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94" calcext:value-type="float">
            <text:p>0.594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73" calcext:value-type="float">
            <text:p>0.073</text:p>
          </table:table-cell>
          <table:table-cell table:style-name="ce8" office:value-type="float" office:value="0.289" calcext:value-type="float">
            <text:p>0.28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P3008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51" calcext:value-type="float">
            <text:p>0.85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P3008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67" calcext:value-type="float">
            <text:p>0.16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31" calcext:value-type="float">
            <text:p>0.73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P3010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3" calcext:value-type="float">
            <text:p>0.8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P3015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71" calcext:value-type="float">
            <text:p>0.171</text:p>
          </table:table-cell>
          <table:table-cell table:style-name="ce8" office:value-type="float" office:value="0.098" calcext:value-type="float">
            <text:p>0.09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15" calcext:value-type="float">
            <text:p>0.71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P3040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07" calcext:value-type="float">
            <text:p>0.207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634" calcext:value-type="float">
            <text:p>0.63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P30460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527" calcext:value-type="float">
            <text:p>0.527</text:p>
          </table:table-cell>
          <table:table-cell table:style-name="ce8" office:value-type="float" office:value="0.053" calcext:value-type="float">
            <text:p>0.05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238" calcext:value-type="float">
            <text:p>0.238</text:p>
          </table:table-cell>
          <table:table-cell table:style-name="ce8" office:value-type="float" office:value="0.177" calcext:value-type="float">
            <text:p>0.17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P3050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61" calcext:value-type="float">
            <text:p>0.96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P3053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23" calcext:value-type="float">
            <text:p>0.523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1" calcext:value-type="float">
            <text:p>0.31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P3074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109" calcext:value-type="float">
            <text:p>0.1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801" calcext:value-type="float">
            <text:p>0.80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P3114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11" calcext:value-type="float">
            <text:p>0.81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P3115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06" calcext:value-type="float">
            <text:p>0.80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P3115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66" calcext:value-type="float">
            <text:p>0.266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641" calcext:value-type="float">
            <text:p>0.64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P3193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9" calcext:value-type="float">
            <text:p>0.089</text:p>
          </table:table-cell>
          <table:table-cell table:style-name="ce8" office:value-type="float" office:value="0.122" calcext:value-type="float">
            <text:p>0.122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86" calcext:value-type="float">
            <text:p>0.78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P31944</text:p>
          </table:table-cell>
          <table:table-cell table:style-name="ce8" office:value-type="string" calcext:value-type="string">
            <text:p>group, id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P3194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38" calcext:value-type="float">
            <text:p>0.83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P3194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125" calcext:value-type="float">
            <text:p>0.12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P3194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29" calcext:value-type="float">
            <text:p>0.72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P31949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153" calcext:value-type="float">
            <text:p>0.153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34" calcext:value-type="float">
            <text:p>0.734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P3200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2" calcext:value-type="float">
            <text:p>0.482</text:p>
          </table:table-cell>
          <table:table-cell table:style-name="ce8" office:value-type="float" office:value="0.09" calcext:value-type="float">
            <text:p>0.0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397" calcext:value-type="float">
            <text:p>0.39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P3211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P3232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03" calcext:value-type="float">
            <text:p>0.7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P3275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38" calcext:value-type="float">
            <text:p>0.538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438" calcext:value-type="float">
            <text:p>0.43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P3294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83" calcext:value-type="float">
            <text:p>0.383</text:p>
          </table:table-cell>
          <table:table-cell table:style-name="ce8" office:value-type="float" office:value="0.193" calcext:value-type="float">
            <text:p>0.19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389" calcext:value-type="float">
            <text:p>0.38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P3315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72" calcext:value-type="float">
            <text:p>0.672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59" calcext:value-type="float">
            <text:p>0.25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P3390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16" calcext:value-type="float">
            <text:p>0.316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617" calcext:value-type="float">
            <text:p>0.61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P3405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18" calcext:value-type="float">
            <text:p>0.618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258" calcext:value-type="float">
            <text:p>0.25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P3409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26" calcext:value-type="float">
            <text:p>0.526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35" calcext:value-type="float">
            <text:p>0.43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P3493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98" calcext:value-type="float">
            <text:p>0.198</text:p>
          </table:table-cell>
          <table:table-cell table:style-name="ce8" office:value-type="float" office:value="0.046" calcext:value-type="float">
            <text:p>0.04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38" calcext:value-type="float">
            <text:p>0.73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P35052</text:p>
          </table:table-cell>
          <table:table-cell table:style-name="ce8" office:value-type="string" calcext:value-type="string">
            <text:p>id, sex, age </text:p>
          </table:table-cell>
          <table:table-cell table:style-name="ce8" office:value-type="float" office:value="0.426" calcext:value-type="float">
            <text:p>0.426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77" calcext:value-type="float">
            <text:p>0.177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288" calcext:value-type="float">
            <text:p>0.28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P3524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075" calcext:value-type="float">
            <text:p>0.075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884" calcext:value-type="float">
            <text:p>0.88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P3524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95" calcext:value-type="float">
            <text:p>0.695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2" calcext:value-type="float">
            <text:p>0.002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267" calcext:value-type="float">
            <text:p>0.26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P3544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19" calcext:value-type="float">
            <text:p>0.219</text:p>
          </table:table-cell>
          <table:table-cell table:style-name="ce8" office:value-type="float" office:value="0.346" calcext:value-type="float">
            <text:p>0.34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P3544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77" calcext:value-type="float">
            <text:p>0.177</text:p>
          </table:table-cell>
          <table:table-cell table:style-name="ce8" office:value-type="float" office:value="0.179" calcext:value-type="float">
            <text:p>0.17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627" calcext:value-type="float">
            <text:p>0.62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P3552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01" calcext:value-type="float">
            <text:p>0.3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8" calcext:value-type="float">
            <text:p>0.6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P3555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9" calcext:value-type="float">
            <text:p>0.39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562" calcext:value-type="float">
            <text:p>0.56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P3557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11" calcext:value-type="float">
            <text:p>0.111</text:p>
          </table:table-cell>
          <table:table-cell table:style-name="ce8" office:value-type="float" office:value="0.149" calcext:value-type="float">
            <text:p>0.14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31" calcext:value-type="float">
            <text:p>0.73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P35590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712" calcext:value-type="float">
            <text:p>0.712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211" calcext:value-type="float">
            <text:p>0.21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P3575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09" calcext:value-type="float">
            <text:p>0.40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551" calcext:value-type="float">
            <text:p>0.55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P3581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907" calcext:value-type="float">
            <text:p>0.90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P3585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62" calcext:value-type="float">
            <text:p>0.662</text:p>
          </table:table-cell>
          <table:table-cell table:style-name="ce8" office:value-type="float" office:value="0.257" calcext:value-type="float">
            <text:p>0.25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P35968</text:p>
          </table:table-cell>
          <table:table-cell table:style-name="ce8" office:value-type="string" calcext:value-type="string">
            <text:p>id, disAge</text:p>
          </table:table-cell>
          <table:table-cell table:style-name="ce8" office:value-type="float" office:value="0.558" calcext:value-type="float">
            <text:p>0.558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1.011" calcext:value-type="float">
            <text:p>1.01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P3622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56" calcext:value-type="float">
            <text:p>0.556</text:p>
          </table:table-cell>
          <table:table-cell table:style-name="ce8" office:value-type="float" office:value="0.069" calcext:value-type="float">
            <text:p>0.069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331" calcext:value-type="float">
            <text:p>0.33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P36269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632" calcext:value-type="float">
            <text:p>0.63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267" calcext:value-type="float">
            <text:p>0.26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P36871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15" calcext:value-type="float">
            <text:p>0.215</text:p>
          </table:table-cell>
          <table:table-cell table:style-name="ce8" office:value-type="float" office:value="0.046" calcext:value-type="float">
            <text:p>0.04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73" calcext:value-type="float">
            <text:p>0.67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P3695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56" calcext:value-type="float">
            <text:p>0.256</text:p>
          </table:table-cell>
          <table:table-cell table:style-name="ce8" office:value-type="float" office:value="0.469" calcext:value-type="float">
            <text:p>0.46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69" calcext:value-type="float">
            <text:p>0.26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P3695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779" calcext:value-type="float">
            <text:p>0.77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P3698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09" calcext:value-type="float">
            <text:p>0.90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P37235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67" calcext:value-type="float">
            <text:p>0.067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783" calcext:value-type="float">
            <text:p>0.78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P3780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7" calcext:value-type="float">
            <text:p>0.097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59" calcext:value-type="float">
            <text:p>0.75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P3783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095" calcext:value-type="float">
            <text:p>0.095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57" calcext:value-type="float">
            <text:p>0.857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P3860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11" calcext:value-type="float">
            <text:p>0.211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744" calcext:value-type="float">
            <text:p>0.744</text:p>
          </table:table-cell>
          <table:table-cell table:style-name="ce8" office:value-type="float" office:value="1.012" calcext:value-type="float">
            <text:p>1.012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P3906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17" calcext:value-type="float">
            <text:p>0.317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98" calcext:value-type="float">
            <text:p>0.49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P4012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583" calcext:value-type="float">
            <text:p>0.58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P4018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51" calcext:value-type="float">
            <text:p>0.451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515" calcext:value-type="float">
            <text:p>0.51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P4019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75" calcext:value-type="float">
            <text:p>0.375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533" calcext:value-type="float">
            <text:p>0.53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P40227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71" calcext:value-type="float">
            <text:p>0.57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358" calcext:value-type="float">
            <text:p>0.35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P4030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09" calcext:value-type="float">
            <text:p>0.209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93" calcext:value-type="float">
            <text:p>0.69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P4092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24" calcext:value-type="float">
            <text:p>0.124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78" calcext:value-type="float">
            <text:p>0.77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P4092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51" calcext:value-type="float">
            <text:p>0.151</text:p>
          </table:table-cell>
          <table:table-cell table:style-name="ce8" office:value-type="float" office:value="0.167" calcext:value-type="float">
            <text:p>0.16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662" calcext:value-type="float">
            <text:p>0.66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P4096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03" calcext:value-type="float">
            <text:p>0.603</text:p>
          </table:table-cell>
          <table:table-cell table:style-name="ce8" office:value-type="float" office:value="0.077" calcext:value-type="float">
            <text:p>0.07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P4122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6" calcext:value-type="float">
            <text:p>0.26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74" calcext:value-type="float">
            <text:p>0.57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P41226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06" calcext:value-type="float">
            <text:p>0.206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697" calcext:value-type="float">
            <text:p>0.69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P4124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01" calcext:value-type="float">
            <text:p>0.201</text:p>
          </table:table-cell>
          <table:table-cell table:style-name="ce8" office:value-type="float" office:value="0.118" calcext:value-type="float">
            <text:p>0.118</text:p>
          </table:table-cell>
          <table:table-cell table:number-columns-repeated="3" table:style-name="ce8" office:value-type="float" office:value="0.001" calcext:value-type="float">
            <text:p>0.001</text:p>
          </table:table-cell>
          <table:table-cell table:style-name="ce8" office:value-type="float" office:value="0.677" calcext:value-type="float">
            <text:p>0.67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P4125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109" calcext:value-type="float">
            <text:p>0.109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16" calcext:value-type="float">
            <text:p>0.81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P4212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59" calcext:value-type="float">
            <text:p>0.559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372" calcext:value-type="float">
            <text:p>0.37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P4257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44" calcext:value-type="float">
            <text:p>0.144</text:p>
          </table:table-cell>
          <table:table-cell table:style-name="ce8" office:value-type="float" office:value="0.201" calcext:value-type="float">
            <text:p>0.2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P4278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29" calcext:value-type="float">
            <text:p>0.729</text:p>
          </table:table-cell>
          <table:table-cell table:style-name="ce8" office:value-type="float" office:value="0.053" calcext:value-type="float">
            <text:p>0.05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9" calcext:value-type="float">
            <text:p>0.1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P4303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66" calcext:value-type="float">
            <text:p>0.8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P4312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09" calcext:value-type="float">
            <text:p>0.409</text:p>
          </table:table-cell>
          <table:table-cell table:style-name="ce8" office:value-type="float" office:value="0.151" calcext:value-type="float">
            <text:p>0.15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415" calcext:value-type="float">
            <text:p>0.41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P43235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12" calcext:value-type="float">
            <text:p>0.21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14" calcext:value-type="float">
            <text:p>0.014</text:p>
          </table:table-cell>
          <table:table-cell table:number-columns-repeated="2" table:style-name="ce8" office:value-type="float" office:value="0.015" calcext:value-type="float">
            <text:p>0.015</text:p>
          </table:table-cell>
          <table:table-cell table:style-name="ce8" office:value-type="float" office:value="0.735" calcext:value-type="float">
            <text:p>0.73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P4325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53" calcext:value-type="float">
            <text:p>0.853</text:p>
          </table:table-cell>
          <table:table-cell table:style-name="ce8" office:value-type="float" office:value="0.015" calcext:value-type="float">
            <text:p>0.015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P43405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287" calcext:value-type="float">
            <text:p>0.287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623" calcext:value-type="float">
            <text:p>0.6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P4365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74" calcext:value-type="float">
            <text:p>0.274</text:p>
          </table:table-cell>
          <table:table-cell table:style-name="ce8" office:value-type="float" office:value="0.428" calcext:value-type="float">
            <text:p>0.4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94" calcext:value-type="float">
            <text:p>0.29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P4587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5" calcext:value-type="float">
            <text:p>0.8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P4597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21" calcext:value-type="float">
            <text:p>0.2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22" calcext:value-type="float">
            <text:p>0.62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P46108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24" calcext:value-type="float">
            <text:p>0.424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44" calcext:value-type="float">
            <text:p>0.4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P46109</text:p>
          </table:table-cell>
          <table:table-cell table:style-name="ce8" office:value-type="string" calcext:value-type="string">
            <text:p>group, id, sex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109" calcext:value-type="float">
            <text:p>0.109</text:p>
          </table:table-cell>
          <table:table-cell table:style-name="ce8" office:value-type="float" office:value="0.738" calcext:value-type="float">
            <text:p>0.73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P4653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44" calcext:value-type="float">
            <text:p>0.544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346" calcext:value-type="float">
            <text:p>0.34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P47755</text:p>
          </table:table-cell>
          <table:table-cell table:style-name="ce8" office:value-type="string" calcext:value-type="string">
            <text:p>id, group, sex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P4805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05" calcext:value-type="float">
            <text:p>0.505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379" calcext:value-type="float">
            <text:p>0.37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P4805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25" calcext:value-type="float">
            <text:p>0.72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P48147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13" calcext:value-type="float">
            <text:p>0.213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733" calcext:value-type="float">
            <text:p>0.73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P4816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18" calcext:value-type="float">
            <text:p>0.518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38" calcext:value-type="float">
            <text:p>0.43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P4830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053" calcext:value-type="float">
            <text:p>0.05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935" calcext:value-type="float">
            <text:p>0.935</text:p>
          </table:table-cell>
          <table:table-cell table:style-name="ce8" office:value-type="float" office:value="1.007" calcext:value-type="float">
            <text:p>1.007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P48357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484" calcext:value-type="float">
            <text:p>0.484</text:p>
          </table:table-cell>
          <table:table-cell table:style-name="ce8" office:value-type="float" office:value="0.153" calcext:value-type="float">
            <text:p>0.153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273" calcext:value-type="float">
            <text:p>0.27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P4842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8" calcext:value-type="float">
            <text:p>0.098</text:p>
          </table:table-cell>
          <table:table-cell table:style-name="ce8" office:value-type="float" office:value="0.114" calcext:value-type="float">
            <text:p>0.11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P4850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31" calcext:value-type="float">
            <text:p>0.131</text:p>
          </table:table-cell>
          <table:table-cell table:style-name="ce8" office:value-type="float" office:value="0.412" calcext:value-type="float">
            <text:p>0.412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29" calcext:value-type="float">
            <text:p>0.429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P4863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47" calcext:value-type="float">
            <text:p>0.547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38" calcext:value-type="float">
            <text:p>0.3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P4872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68" calcext:value-type="float">
            <text:p>0.568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299" calcext:value-type="float">
            <text:p>0.29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P4873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11" calcext:value-type="float">
            <text:p>0.111</text:p>
          </table:table-cell>
          <table:table-cell table:style-name="ce8" office:value-type="float" office:value="0.128" calcext:value-type="float">
            <text:p>0.12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717" calcext:value-type="float">
            <text:p>0.71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P48740.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6" calcext:value-type="float">
            <text:p>0.486</text:p>
          </table:table-cell>
          <table:table-cell table:style-name="ce8" office:value-type="float" office:value="0.172" calcext:value-type="float">
            <text:p>0.17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27" calcext:value-type="float">
            <text:p>0.32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P48740.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17" calcext:value-type="float">
            <text:p>0.317</text:p>
          </table:table-cell>
          <table:table-cell table:style-name="ce8" office:value-type="float" office:value="0.077" calcext:value-type="float">
            <text:p>0.07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587" calcext:value-type="float">
            <text:p>0.58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P4874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95" calcext:value-type="float">
            <text:p>0.095</text:p>
          </table:table-cell>
          <table:table-cell table:style-name="ce8" office:value-type="float" office:value="0.073" calcext:value-type="float">
            <text:p>0.07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803" calcext:value-type="float">
            <text:p>0.80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P4896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08" calcext:value-type="float">
            <text:p>0.508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437" calcext:value-type="float">
            <text:p>0.43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P49247</text:p>
          </table:table-cell>
          <table:table-cell table:style-name="ce8" office:value-type="string" calcext:value-type="string">
            <text:p>id, age, sex, group</text:p>
          </table:table-cell>
          <table:table-cell table:style-name="ce8" office:value-type="float" office:value="0.314" calcext:value-type="float">
            <text:p>0.314</text:p>
          </table:table-cell>
          <table:table-cell table:style-name="ce8" office:value-type="float" office:value="0.217" calcext:value-type="float">
            <text:p>0.217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P4925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85" calcext:value-type="float">
            <text:p>0.78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05" calcext:value-type="float">
            <text:p>0.20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P4940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P4958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56" calcext:value-type="float">
            <text:p>0.156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76" calcext:value-type="float">
            <text:p>0.7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P4959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69" calcext:value-type="float">
            <text:p>0.76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P4959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26" calcext:value-type="float">
            <text:p>0.82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P49641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691" calcext:value-type="float">
            <text:p>0.69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67" calcext:value-type="float">
            <text:p>0.067</text:p>
          </table:table-cell>
          <table:table-cell table:style-name="ce8" office:value-type="float" office:value="0.196" calcext:value-type="float">
            <text:p>0.19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P49721</text:p>
          </table:table-cell>
          <table:table-cell table:style-name="ce8" office:value-type="string" calcext:value-type="string">
            <text:p>id, group, disAge</text:p>
          </table:table-cell>
          <table:table-cell table:style-name="ce8" office:value-type="float" office:value="0.225" calcext:value-type="float">
            <text:p>0.225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666" calcext:value-type="float">
            <text:p>0.6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P4974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44" calcext:value-type="float">
            <text:p>0.244</text:p>
          </table:table-cell>
          <table:table-cell table:style-name="ce8" office:value-type="float" office:value="0.322" calcext:value-type="float">
            <text:p>0.32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394" calcext:value-type="float">
            <text:p>0.39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P4977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147" calcext:value-type="float">
            <text:p>0.14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769" calcext:value-type="float">
            <text:p>0.76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P4990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37" calcext:value-type="float">
            <text:p>0.337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52" calcext:value-type="float">
            <text:p>0.65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P5039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67" calcext:value-type="float">
            <text:p>0.06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69" calcext:value-type="float">
            <text:p>0.86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P50453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83" calcext:value-type="float">
            <text:p>0.28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616" calcext:value-type="float">
            <text:p>0.61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P5050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21" calcext:value-type="float">
            <text:p>0.121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P5055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53" calcext:value-type="float">
            <text:p>0.7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P5099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P51149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139" calcext:value-type="float">
            <text:p>0.139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69" calcext:value-type="float">
            <text:p>0.6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P51452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19" calcext:value-type="float">
            <text:p>0.19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69" calcext:value-type="float">
            <text:p>0.69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P5169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477" calcext:value-type="float">
            <text:p>0.47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344" calcext:value-type="float">
            <text:p>0.34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P5188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22" calcext:value-type="float">
            <text:p>0.62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337" calcext:value-type="float">
            <text:p>0.33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P5220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68" calcext:value-type="float">
            <text:p>0.86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P52306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859" calcext:value-type="float">
            <text:p>0.85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P5256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51" calcext:value-type="float">
            <text:p>0.851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P5256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 office:value-type="float" office:value="0.085" calcext:value-type="float">
            <text:p>0.08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03" calcext:value-type="float">
            <text:p>0.80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P5278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05" calcext:value-type="float">
            <text:p>0.5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477" calcext:value-type="float">
            <text:p>0.47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P5279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79" calcext:value-type="float">
            <text:p>0.279</text:p>
          </table:table-cell>
          <table:table-cell table:style-name="ce8" office:value-type="float" office:value="0.098" calcext:value-type="float">
            <text:p>0.09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603" calcext:value-type="float">
            <text:p>0.60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P5279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66" calcext:value-type="float">
            <text:p>0.4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P5284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1" calcext:value-type="float">
            <text:p>0.461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77" calcext:value-type="float">
            <text:p>0.37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P5288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15" calcext:value-type="float">
            <text:p>0.715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33" calcext:value-type="float">
            <text:p>0.23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P5290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119" calcext:value-type="float">
            <text:p>0.1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99" calcext:value-type="float">
            <text:p>0.79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P5300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79" calcext:value-type="float">
            <text:p>0.179</text:p>
          </table:table-cell>
          <table:table-cell table:style-name="ce8" office:value-type="float" office:value="0.145" calcext:value-type="float">
            <text:p>0.145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72" calcext:value-type="float">
            <text:p>0.67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P5339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0.291" calcext:value-type="float">
            <text:p>0.291</text:p>
          </table:table-cell>
          <table:table-cell table:style-name="ce8" office:value-type="float" office:value="0.002" calcext:value-type="float">
            <text:p>0.002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583" calcext:value-type="float">
            <text:p>0.58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P5363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15" calcext:value-type="float">
            <text:p>0.71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69" calcext:value-type="float">
            <text:p>0.26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P54289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49" calcext:value-type="float">
            <text:p>0.49</text:p>
          </table:table-cell>
          <table:table-cell table:style-name="ce8" office:value-type="float" office:value="0.095" calcext:value-type="float">
            <text:p>0.09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353" calcext:value-type="float">
            <text:p>0.3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P5457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98" calcext:value-type="float">
            <text:p>0.89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P5472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39" calcext:value-type="float">
            <text:p>0.239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666" calcext:value-type="float">
            <text:p>0.6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P5476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8" calcext:value-type="float">
            <text:p>0.348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62" calcext:value-type="float">
            <text:p>0.562</text:p>
          </table:table-cell>
          <table:table-cell table:style-name="ce8" office:value-type="float" office:value="1.007" calcext:value-type="float">
            <text:p>1.007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P5480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71" calcext:value-type="float">
            <text:p>0.571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P5492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861" calcext:value-type="float">
            <text:p>0.86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P55000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334" calcext:value-type="float">
            <text:p>0.334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571" calcext:value-type="float">
            <text:p>0.57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P5505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4" calcext:value-type="float">
            <text:p>0.74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51" calcext:value-type="float">
            <text:p>0.25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P5505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25" calcext:value-type="float">
            <text:p>0.525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381" calcext:value-type="float">
            <text:p>0.38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P5507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87" calcext:value-type="float">
            <text:p>0.88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P5510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09" calcext:value-type="float">
            <text:p>0.209</text:p>
          </table:table-cell>
          <table:table-cell table:style-name="ce8" office:value-type="float" office:value="0.308" calcext:value-type="float">
            <text:p>0.30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458" calcext:value-type="float">
            <text:p>0.45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P5526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15" calcext:value-type="float">
            <text:p>0.315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91" calcext:value-type="float">
            <text:p>0.49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P5528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69" calcext:value-type="float">
            <text:p>0.369</text:p>
          </table:table-cell>
          <table:table-cell table:style-name="ce8" office:value-type="float" office:value="0.212" calcext:value-type="float">
            <text:p>0.21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P5528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176" calcext:value-type="float">
            <text:p>0.17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86" calcext:value-type="float">
            <text:p>0.38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P55291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639" calcext:value-type="float">
            <text:p>0.63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P55957</text:p>
          </table:table-cell>
          <table:table-cell table:style-name="ce8" office:value-type="string" calcext:value-type="string">
            <text:p>age, id, sex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757" calcext:value-type="float">
            <text:p>0.75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P5619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13" calcext:value-type="float">
            <text:p>0.613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31" calcext:value-type="float">
            <text:p>0.33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P5854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32" calcext:value-type="float">
            <text:p>0.83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P5966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67" calcext:value-type="float">
            <text:p>0.367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13" calcext:value-type="float">
            <text:p>0.61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P60022</text:p>
          </table:table-cell>
          <table:table-cell table:style-name="ce8" office:value-type="string" calcext:value-type="string">
            <text:p>id, age, disAge, group</text:p>
          </table:table-cell>
          <table:table-cell table:style-name="ce8" office:value-type="float" office:value="0.333" calcext:value-type="float">
            <text:p>0.333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457" calcext:value-type="float">
            <text:p>0.45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P6017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73" calcext:value-type="float">
            <text:p>0.07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P6070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809" calcext:value-type="float">
            <text:p>0.80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P6084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66" calcext:value-type="float">
            <text:p>0.8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P60953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275" calcext:value-type="float">
            <text:p>0.275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0.61" calcext:value-type="float">
            <text:p>0.6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P6098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31" calcext:value-type="float">
            <text:p>0.83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P61019</text:p>
          </table:table-cell>
          <table:table-cell table:style-name="ce8" office:value-type="string" calcext:value-type="string">
            <text:p>group, id, age </text:p>
          </table:table-cell>
          <table:table-cell table:style-name="ce8" office:value-type="float" office:value="0.163" calcext:value-type="float">
            <text:p>0.163</text:p>
          </table:table-cell>
          <table:table-cell table:style-name="ce8" office:value-type="float" office:value="0.121" calcext:value-type="float">
            <text:p>0.12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166" calcext:value-type="float">
            <text:p>0.166</text:p>
          </table:table-cell>
          <table:table-cell table:style-name="ce8" office:value-type="float" office:value="0.523" calcext:value-type="float">
            <text:p>0.52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P61020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125" calcext:value-type="float">
            <text:p>0.125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12" calcext:value-type="float">
            <text:p>0.81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P61081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885" calcext:value-type="float">
            <text:p>0.88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P6108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21" calcext:value-type="float">
            <text:p>0.221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716" calcext:value-type="float">
            <text:p>0.71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P6108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42" calcext:value-type="float">
            <text:p>0.142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736" calcext:value-type="float">
            <text:p>0.73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P6110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01" calcext:value-type="float">
            <text:p>0.201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618" calcext:value-type="float">
            <text:p>0.61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P6115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7" calcext:value-type="float">
            <text:p>0.067</text:p>
          </table:table-cell>
          <table:table-cell table:style-name="ce8" office:value-type="float" office:value="0.081" calcext:value-type="float">
            <text:p>0.08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823" calcext:value-type="float">
            <text:p>0.82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P6116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13" calcext:value-type="float">
            <text:p>0.81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P8407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42" calcext:value-type="float">
            <text:p>0.142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58" calcext:value-type="float">
            <text:p>0.75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P6122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79" calcext:value-type="float">
            <text:p>0.279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581" calcext:value-type="float">
            <text:p>0.58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P6162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67" calcext:value-type="float">
            <text:p>0.667</text:p>
          </table:table-cell>
          <table:table-cell table:style-name="ce8" office:value-type="float" office:value="0.003" calcext:value-type="float">
            <text:p>0.003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26" calcext:value-type="float">
            <text:p>0.32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P61769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716" calcext:value-type="float">
            <text:p>0.716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195" calcext:value-type="float">
            <text:p>0.19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P6197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32" calcext:value-type="float">
            <text:p>0.132</text:p>
          </table:table-cell>
          <table:table-cell table:style-name="ce8" office:value-type="float" office:value="0.247" calcext:value-type="float">
            <text:p>0.247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88" calcext:value-type="float">
            <text:p>0.58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P6198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57" calcext:value-type="float">
            <text:p>0.85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P62136</text:p>
          </table:table-cell>
          <table:table-cell table:style-name="ce8" office:value-type="string" calcext:value-type="string">
            <text:p>sex, id, age 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807" calcext:value-type="float">
            <text:p>0.80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P6225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57" calcext:value-type="float">
            <text:p>0.85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P62263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264" calcext:value-type="float">
            <text:p>0.264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231" calcext:value-type="float">
            <text:p>0.231</text:p>
          </table:table-cell>
          <table:table-cell table:style-name="ce8" office:value-type="float" office:value="0.395" calcext:value-type="float">
            <text:p>0.39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P6232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03" calcext:value-type="float">
            <text:p>0.80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P62805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784" calcext:value-type="float">
            <text:p>0.78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P6282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23" calcext:value-type="float">
            <text:p>0.723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3" calcext:value-type="float">
            <text:p>0.2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P6293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95" calcext:value-type="float">
            <text:p>0.095</text:p>
          </table:table-cell>
          <table:table-cell table:style-name="ce8" office:value-type="float" office:value="0.053" calcext:value-type="float">
            <text:p>0.05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39" calcext:value-type="float">
            <text:p>0.83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P6294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87" calcext:value-type="float">
            <text:p>0.88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P6299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P6310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23" calcext:value-type="float">
            <text:p>0.82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P6320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24" calcext:value-type="float">
            <text:p>0.624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247" calcext:value-type="float">
            <text:p>0.24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P63241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211" calcext:value-type="float">
            <text:p>0.211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671" calcext:value-type="float">
            <text:p>0.67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P6793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114" calcext:value-type="float">
            <text:p>0.11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91" calcext:value-type="float">
            <text:p>0.79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P67936.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132" calcext:value-type="float">
            <text:p>0.13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43" calcext:value-type="float">
            <text:p>0.74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P6813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38" calcext:value-type="float">
            <text:p>0.338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71" calcext:value-type="float">
            <text:p>0.57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P68036</text:p>
          </table:table-cell>
          <table:table-cell table:style-name="ce8" office:value-type="string" calcext:value-type="string">
            <text:p>age, group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205" calcext:value-type="float">
            <text:p>0.2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744" calcext:value-type="float">
            <text:p>0.74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P6836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33" calcext:value-type="float">
            <text:p>0.233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69" calcext:value-type="float">
            <text:p>0.6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P6836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19" calcext:value-type="float">
            <text:p>0.219</text:p>
          </table:table-cell>
          <table:table-cell table:style-name="ce8" office:value-type="float" office:value="0.137" calcext:value-type="float">
            <text:p>0.137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18" calcext:value-type="float">
            <text:p>0.61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P6837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05" calcext:value-type="float">
            <text:p>0.205</text:p>
          </table:table-cell>
          <table:table-cell table:style-name="ce8" office:value-type="float" office:value="0.083" calcext:value-type="float">
            <text:p>0.08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84" calcext:value-type="float">
            <text:p>0.68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P68871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672" calcext:value-type="float">
            <text:p>0.672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05" calcext:value-type="float">
            <text:p>0.205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P69892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594" calcext:value-type="float">
            <text:p>0.594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237" calcext:value-type="float">
            <text:p>0.23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P69905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626" calcext:value-type="float">
            <text:p>0.626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22" calcext:value-type="float">
            <text:p>0.222</text:p>
          </table:table-cell>
          <table:table-cell table:style-name="ce8" office:value-type="float" office:value="1.008" calcext:value-type="float">
            <text:p>1.00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P78324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731" calcext:value-type="float">
            <text:p>0.73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211" calcext:value-type="float">
            <text:p>0.211</text:p>
          </table:table-cell>
          <table:table-cell table:style-name="ce8" office:value-type="float" office:value="1.006" calcext:value-type="float">
            <text:p>1.006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P7837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06" calcext:value-type="float">
            <text:p>0.206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753" calcext:value-type="float">
            <text:p>0.75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P7841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7" calcext:value-type="float">
            <text:p>0.087</text:p>
          </table:table-cell>
          <table:table-cell table:style-name="ce8" office:value-type="float" office:value="0.116" calcext:value-type="float">
            <text:p>0.11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82" calcext:value-type="float">
            <text:p>0.78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P7850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27" calcext:value-type="float">
            <text:p>0.627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36" calcext:value-type="float">
            <text:p>0.33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P7853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75" calcext:value-type="float">
            <text:p>0.675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302" calcext:value-type="float">
            <text:p>0.30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P78552</text:p>
          </table:table-cell>
          <table:table-cell table:style-name="ce8" office:value-type="string" calcext:value-type="string">
            <text:p>id, disAge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542" calcext:value-type="float">
            <text:p>0.54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P8010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3" calcext:value-type="float">
            <text:p>0.483</text:p>
          </table:table-cell>
          <table:table-cell table:style-name="ce8" office:value-type="float" office:value="0.142" calcext:value-type="float">
            <text:p>0.14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59" calcext:value-type="float">
            <text:p>0.35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P8018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5" calcext:value-type="float">
            <text:p>0.465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469" calcext:value-type="float">
            <text:p>0.46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P80511</text:p>
          </table:table-cell>
          <table:table-cell table:style-name="ce8" office:value-type="string" calcext:value-type="string">
            <text:p>NA, noise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957" calcext:value-type="float">
            <text:p>0.95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P8072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0.139" calcext:value-type="float">
            <text:p>0.13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68" calcext:value-type="float">
            <text:p>0.36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P81172</text:p>
          </table:table-cell>
          <table:table-cell table:style-name="ce8" office:value-type="string" calcext:value-type="string">
            <text:p>id, disAge</text:p>
          </table:table-cell>
          <table:table-cell table:style-name="ce8" office:value-type="float" office:value="0.205" calcext:value-type="float">
            <text:p>0.205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696" calcext:value-type="float">
            <text:p>0.69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P81605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399" calcext:value-type="float">
            <text:p>0.39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502" calcext:value-type="float">
            <text:p>0.50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P9809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63" calcext:value-type="float">
            <text:p>0.663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251" calcext:value-type="float">
            <text:p>0.25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P9816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76" calcext:value-type="float">
            <text:p>0.176</text:p>
          </table:table-cell>
          <table:table-cell table:style-name="ce8" office:value-type="float" office:value="0.09" calcext:value-type="float">
            <text:p>0.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21" calcext:value-type="float">
            <text:p>0.721</text:p>
          </table:table-cell>
          <table:table-cell table:style-name="ce8" office:value-type="float" office:value="1.005" calcext:value-type="float">
            <text:p>1.005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P9816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7" calcext:value-type="float">
            <text:p>0.327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557" calcext:value-type="float">
            <text:p>0.55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Q0145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05" calcext:value-type="float">
            <text:p>0.405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Q0146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51" calcext:value-type="float">
            <text:p>0.151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59" calcext:value-type="float">
            <text:p>0.75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Q0151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7" calcext:value-type="float">
            <text:p>0.097</text:p>
          </table:table-cell>
          <table:table-cell table:style-name="ce8" office:value-type="float" office:value="0.118" calcext:value-type="float">
            <text:p>0.11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Q0152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79" calcext:value-type="float">
            <text:p>0.479</text:p>
          </table:table-cell>
          <table:table-cell table:style-name="ce8" office:value-type="float" office:value="0.178" calcext:value-type="float">
            <text:p>0.178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Q0197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78" calcext:value-type="float">
            <text:p>0.378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576" calcext:value-type="float">
            <text:p>0.57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Q02413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16" calcext:value-type="float">
            <text:p>0.216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648" calcext:value-type="float">
            <text:p>0.64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Q0248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95" calcext:value-type="float">
            <text:p>0.395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Q02747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251" calcext:value-type="float">
            <text:p>0.25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Q0276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59" calcext:value-type="float">
            <text:p>0.459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491" calcext:value-type="float">
            <text:p>0.49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Q0281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56" calcext:value-type="float">
            <text:p>0.256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568" calcext:value-type="float">
            <text:p>0.56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Q02952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Q0298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92" calcext:value-type="float">
            <text:p>0.79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87" calcext:value-type="float">
            <text:p>0.18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Q0315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081" calcext:value-type="float">
            <text:p>0.08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9" calcext:value-type="float">
            <text:p>0.7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Q03167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48" calcext:value-type="float">
            <text:p>0.448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Q0359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42" calcext:value-type="float">
            <text:p>0.94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Q04446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35" calcext:value-type="float">
            <text:p>0.43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53" calcext:value-type="float">
            <text:p>0.05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04" calcext:value-type="float">
            <text:p>0.50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Q0472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26" calcext:value-type="float">
            <text:p>0.426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001" calcext:value-type="float">
            <text:p>0.001</text:p>
          </table:table-cell>
          <table:table-cell table:number-columns-repeated="2" table:style-name="ce8" office:value-type="float" office:value="0.015" calcext:value-type="float">
            <text:p>0.015</text:p>
          </table:table-cell>
          <table:table-cell table:style-name="ce8" office:value-type="float" office:value="0.426" calcext:value-type="float">
            <text:p>0.42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Q0475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14" calcext:value-type="float">
            <text:p>0.51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Q0476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216" calcext:value-type="float">
            <text:p>0.21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Q0491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63" calcext:value-type="float">
            <text:p>0.163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14" calcext:value-type="float">
            <text:p>0.71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Q05655</text:p>
          </table:table-cell>
          <table:table-cell table:style-name="ce8" office:value-type="string" calcext:value-type="string">
            <text:p>sex, id, age, group</text:p>
          </table:table-cell>
          <table:table-cell table:style-name="ce8" office:value-type="float" office:value="0.119" calcext:value-type="float">
            <text:p>0.119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134" calcext:value-type="float">
            <text:p>0.134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597" calcext:value-type="float">
            <text:p>0.597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Q0568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115" calcext:value-type="float">
            <text:p>0.1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02" calcext:value-type="float">
            <text:p>0.80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Q0570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77" calcext:value-type="float">
            <text:p>0.177</text:p>
          </table:table-cell>
          <table:table-cell table:style-name="ce8" office:value-type="float" office:value="0.458" calcext:value-type="float">
            <text:p>0.458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Q0603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22" calcext:value-type="float">
            <text:p>0.62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Q0612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81" calcext:value-type="float">
            <text:p>0.181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763" calcext:value-type="float">
            <text:p>0.76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Q06141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12" calcext:value-type="float">
            <text:p>0.21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193" calcext:value-type="float">
            <text:p>0.19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578" calcext:value-type="float">
            <text:p>0.57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Q0618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26" calcext:value-type="float">
            <text:p>0.72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Q0632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7" calcext:value-type="float">
            <text:p>0.8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Q0682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57" calcext:value-type="float">
            <text:p>0.157</text:p>
          </table:table-cell>
          <table:table-cell table:style-name="ce8" office:value-type="float" office:value="0.399" calcext:value-type="float">
            <text:p>0.39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Q0683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0.195" calcext:value-type="float">
            <text:p>0.19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Q0707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21" calcext:value-type="float">
            <text:p>0.72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266" calcext:value-type="float">
            <text:p>0.2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Q07954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14" calcext:value-type="float">
            <text:p>0.14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66" calcext:value-type="float">
            <text:p>0.66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Q0796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87" calcext:value-type="float">
            <text:p>0.187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13" calcext:value-type="float">
            <text:p>0.71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Q0817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0.151" calcext:value-type="float">
            <text:p>0.15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51" calcext:value-type="float">
            <text:p>0.35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Q0818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96" calcext:value-type="float">
            <text:p>0.496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435" calcext:value-type="float">
            <text:p>0.43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Q0834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713" calcext:value-type="float">
            <text:p>0.71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Q0838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249" calcext:value-type="float">
            <text:p>0.24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Q08495</text:p>
          </table:table-cell>
          <table:table-cell table:style-name="ce8" office:value-type="string" calcext:value-type="string">
            <text:p>sex, age 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Q0855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98" calcext:value-type="float">
            <text:p>0.398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583" calcext:value-type="float">
            <text:p>0.58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Q08830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232" calcext:value-type="float">
            <text:p>0.232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681" calcext:value-type="float">
            <text:p>0.68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Q08ET2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666" calcext:value-type="float">
            <text:p>0.666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264" calcext:value-type="float">
            <text:p>0.26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Q0932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33" calcext:value-type="float">
            <text:p>0.233</text:p>
          </table:table-cell>
          <table:table-cell table:style-name="ce8" office:value-type="float" office:value="0.127" calcext:value-type="float">
            <text:p>0.12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2" calcext:value-type="float">
            <text:p>0.6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Q0VAF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9" calcext:value-type="float">
            <text:p>0.69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163" calcext:value-type="float">
            <text:p>0.16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Q0ZGT2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04" calcext:value-type="float">
            <text:p>0.20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711" calcext:value-type="float">
            <text:p>0.71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Q1046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18" calcext:value-type="float">
            <text:p>0.5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47" calcext:value-type="float">
            <text:p>0.44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Q1047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3" calcext:value-type="float">
            <text:p>0.483</text:p>
          </table:table-cell>
          <table:table-cell table:style-name="ce8" office:value-type="float" office:value="0.076" calcext:value-type="float">
            <text:p>0.076</text:p>
          </table:table-cell>
          <table:table-cell table:number-columns-repeated="3" table:style-name="ce8" office:value-type="float" office:value="0.002" calcext:value-type="float">
            <text:p>0.002</text:p>
          </table:table-cell>
          <table:table-cell table:style-name="ce8" office:value-type="float" office:value="0.434" calcext:value-type="float">
            <text:p>0.43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Q1047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57" calcext:value-type="float">
            <text:p>0.45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Q1279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36" calcext:value-type="float">
            <text:p>0.23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718" calcext:value-type="float">
            <text:p>0.71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Q1280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87" calcext:value-type="float">
            <text:p>0.387</text:p>
          </table:table-cell>
          <table:table-cell table:style-name="ce8" office:value-type="float" office:value="0.188" calcext:value-type="float">
            <text:p>0.188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Q12805.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85" calcext:value-type="float">
            <text:p>0.685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282" calcext:value-type="float">
            <text:p>0.28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Q1284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79" calcext:value-type="float">
            <text:p>0.179</text:p>
          </table:table-cell>
          <table:table-cell table:style-name="ce8" office:value-type="float" office:value="0.393" calcext:value-type="float">
            <text:p>0.39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404" calcext:value-type="float">
            <text:p>0.40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Q12860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251" calcext:value-type="float">
            <text:p>0.251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623" calcext:value-type="float">
            <text:p>0.62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Q1286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8" calcext:value-type="float">
            <text:p>0.58</text:p>
          </table:table-cell>
          <table:table-cell table:style-name="ce8" office:value-type="float" office:value="0.172" calcext:value-type="float">
            <text:p>0.17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Q1288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31" calcext:value-type="float">
            <text:p>0.63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54" calcext:value-type="float">
            <text:p>0.35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Q1290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31" calcext:value-type="float">
            <text:p>0.43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Q1309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7" calcext:value-type="float">
            <text:p>0.357</text:p>
          </table:table-cell>
          <table:table-cell table:style-name="ce8" office:value-type="float" office:value="0.204" calcext:value-type="float">
            <text:p>0.2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32" calcext:value-type="float">
            <text:p>0.43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Q1310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819" calcext:value-type="float">
            <text:p>0.819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98" calcext:value-type="float">
            <text:p>0.09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Q1317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3" calcext:value-type="float">
            <text:p>0.2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729" calcext:value-type="float">
            <text:p>0.72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Q1320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57" calcext:value-type="float">
            <text:p>0.557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94" calcext:value-type="float">
            <text:p>0.39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Q1321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79" calcext:value-type="float">
            <text:p>0.479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463" calcext:value-type="float">
            <text:p>0.46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Q1322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0.313" calcext:value-type="float">
            <text:p>0.31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Q1323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93" calcext:value-type="float">
            <text:p>0.69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6" calcext:value-type="float">
            <text:p>0.2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Q13232</text:p>
          </table:table-cell>
          <table:table-cell table:style-name="ce8" office:value-type="string" calcext:value-type="string">
            <text:p>id, age, group, sex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636" calcext:value-type="float">
            <text:p>0.63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Q13275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561" calcext:value-type="float">
            <text:p>0.56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Q1330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5" calcext:value-type="float">
            <text:p>0.345</text:p>
          </table:table-cell>
          <table:table-cell table:style-name="ce8" office:value-type="float" office:value="0.316" calcext:value-type="float">
            <text:p>0.316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Q1333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7" calcext:value-type="float">
            <text:p>0.357</text:p>
          </table:table-cell>
          <table:table-cell table:style-name="ce8" office:value-type="float" office:value="0.143" calcext:value-type="float">
            <text:p>0.14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81" calcext:value-type="float">
            <text:p>0.48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Q13421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558" calcext:value-type="float">
            <text:p>0.558</text:p>
          </table:table-cell>
          <table:table-cell table:style-name="ce8" office:value-type="float" office:value="0.087" calcext:value-type="float">
            <text:p>0.08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46" calcext:value-type="float">
            <text:p>0.046</text:p>
          </table:table-cell>
          <table:table-cell table:style-name="ce8" office:value-type="float" office:value="0.287" calcext:value-type="float">
            <text:p>0.28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Q1344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76" calcext:value-type="float">
            <text:p>0.67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Q1350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58" calcext:value-type="float">
            <text:p>0.458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6" calcext:value-type="float">
            <text:p>0.4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Q13561</text:p>
          </table:table-cell>
          <table:table-cell table:style-name="ce8" office:value-type="string" calcext:value-type="string">
            <text:p>id, sex, age 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755" calcext:value-type="float">
            <text:p>0.75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Q1364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47" calcext:value-type="float">
            <text:p>0.147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73" calcext:value-type="float">
            <text:p>0.7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Q1368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13" calcext:value-type="float">
            <text:p>0.213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682" calcext:value-type="float">
            <text:p>0.68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Q13724</text:p>
          </table:table-cell>
          <table:table-cell table:style-name="ce8" office:value-type="string" calcext:value-type="string">
            <text:p>id, disAge, age 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463" calcext:value-type="float">
            <text:p>0.46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Q1374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553" calcext:value-type="float">
            <text:p>0.5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Q1379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37" calcext:value-type="float">
            <text:p>0.637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15" calcext:value-type="float">
            <text:p>0.21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Q1379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55" calcext:value-type="float">
            <text:p>0.45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507" calcext:value-type="float">
            <text:p>0.50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Q1386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0.046" calcext:value-type="float">
            <text:p>0.04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139" calcext:value-type="float">
            <text:p>0.13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Q14008</text:p>
          </table:table-cell>
          <table:table-cell table:style-name="ce8" office:value-type="string" calcext:value-type="string">
            <text:p>age 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541" calcext:value-type="float">
            <text:p>0.54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4" calcext:value-type="float">
            <text:p>0.4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Q1401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132" calcext:value-type="float">
            <text:p>0.13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84" calcext:value-type="float">
            <text:p>0.78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Q1401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14" calcext:value-type="float">
            <text:p>0.114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86" calcext:value-type="float">
            <text:p>0.78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Q1411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599" calcext:value-type="float">
            <text:p>0.59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Q14118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487" calcext:value-type="float">
            <text:p>0.487</text:p>
          </table:table-cell>
          <table:table-cell table:style-name="ce8" office:value-type="float" office:value="0.128" calcext:value-type="float">
            <text:p>0.12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318" calcext:value-type="float">
            <text:p>0.31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Q1412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3" calcext:value-type="float">
            <text:p>0.43</text:p>
          </table:table-cell>
          <table:table-cell table:style-name="ce8" office:value-type="float" office:value="0.256" calcext:value-type="float">
            <text:p>0.25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294" calcext:value-type="float">
            <text:p>0.29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Q1420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79" calcext:value-type="float">
            <text:p>0.379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562" calcext:value-type="float">
            <text:p>0.56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Q1424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0.077" calcext:value-type="float">
            <text:p>0.07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29" calcext:value-type="float">
            <text:p>0.82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Q1431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59" calcext:value-type="float">
            <text:p>0.559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Q1431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09" calcext:value-type="float">
            <text:p>0.409</text:p>
          </table:table-cell>
          <table:table-cell table:style-name="ce8" office:value-type="float" office:value="0.375" calcext:value-type="float">
            <text:p>0.37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198" calcext:value-type="float">
            <text:p>0.19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Q14393</text:p>
          </table:table-cell>
          <table:table-cell table:style-name="ce8" office:value-type="string" calcext:value-type="string">
            <text:p>sex, age, id</text:p>
          </table:table-cell>
          <table:table-cell table:style-name="ce8" office:value-type="float" office:value="0.147" calcext:value-type="float">
            <text:p>0.147</text:p>
          </table:table-cell>
          <table:table-cell table:style-name="ce8" office:value-type="float" office:value="0.375" calcext:value-type="float">
            <text:p>0.37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86" calcext:value-type="float">
            <text:p>0.38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Q1450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55" calcext:value-type="float">
            <text:p>0.555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384" calcext:value-type="float">
            <text:p>0.38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Q1451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5" calcext:value-type="float">
            <text:p>0.485</text:p>
          </table:table-cell>
          <table:table-cell table:style-name="ce8" office:value-type="float" office:value="0.151" calcext:value-type="float">
            <text:p>0.151</text:p>
          </table:table-cell>
          <table:table-cell table:style-name="ce8" office:value-type="float" office:value="0.002" calcext:value-type="float">
            <text:p>0.002</text:p>
          </table:table-cell>
          <table:table-cell table:number-columns-repeated="2" table:style-name="ce8" office:value-type="float" office:value="0.016" calcext:value-type="float">
            <text:p>0.016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Q1452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71" calcext:value-type="float">
            <text:p>0.471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Q14554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313" calcext:value-type="float">
            <text:p>0.313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618" calcext:value-type="float">
            <text:p>0.61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Q1456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8" calcext:value-type="float">
            <text:p>0.448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48" calcext:value-type="float">
            <text:p>0.44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Q1457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62" calcext:value-type="float">
            <text:p>0.362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61" calcext:value-type="float">
            <text:p>0.56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Q1462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73" calcext:value-type="float">
            <text:p>0.77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Q14624.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15" calcext:value-type="float">
            <text:p>0.615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344" calcext:value-type="float">
            <text:p>0.34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Q1464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07" calcext:value-type="float">
            <text:p>0.107</text:p>
          </table:table-cell>
          <table:table-cell table:style-name="ce8" office:value-type="float" office:value="0.114" calcext:value-type="float">
            <text:p>0.11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44" calcext:value-type="float">
            <text:p>0.74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Q1469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11" calcext:value-type="float">
            <text:p>0.51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456" calcext:value-type="float">
            <text:p>0.45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Q1476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39" calcext:value-type="float">
            <text:p>0.439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Q1484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34" calcext:value-type="float">
            <text:p>0.134</text:p>
          </table:table-cell>
          <table:table-cell table:style-name="ce8" office:value-type="float" office:value="0.114" calcext:value-type="float">
            <text:p>0.11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3" calcext:value-type="float">
            <text:p>0.7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Q1495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34" calcext:value-type="float">
            <text:p>0.53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Q1497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71" calcext:value-type="float">
            <text:p>0.071</text:p>
          </table:table-cell>
          <table:table-cell table:number-columns-repeated="2"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71" calcext:value-type="float">
            <text:p>0.87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Q1498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76" calcext:value-type="float">
            <text:p>0.276</text:p>
          </table:table-cell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268" calcext:value-type="float">
            <text:p>0.26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Q1500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18" calcext:value-type="float">
            <text:p>0.118</text:p>
          </table:table-cell>
          <table:table-cell table:style-name="ce8" office:value-type="float" office:value="0.125" calcext:value-type="float">
            <text:p>0.125</text:p>
          </table:table-cell>
          <table:table-cell table:number-columns-repeated="2" table:style-name="ce8" office:value-type="float" office:value="0.007" calcext:value-type="float">
            <text:p>0.007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709" calcext:value-type="float">
            <text:p>0.70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Q1506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9" calcext:value-type="float">
            <text:p>0.469</text:p>
          </table:table-cell>
          <table:table-cell table:style-name="ce8" office:value-type="float" office:value="0.193" calcext:value-type="float">
            <text:p>0.19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Q15063.1</text:p>
          </table:table-cell>
          <table:table-cell table:style-name="ce8" office:value-type="string" calcext:value-type="string">
            <text:p>id, sex, age </text:p>
          </table:table-cell>
          <table:table-cell table:style-name="ce8" office:value-type="float" office:value="0.491" calcext:value-type="float">
            <text:p>0.491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6" calcext:value-type="float">
            <text:p>0.046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388" calcext:value-type="float">
            <text:p>0.38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Q1508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87" calcext:value-type="float">
            <text:p>0.187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704" calcext:value-type="float">
            <text:p>0.70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Q15102</text:p>
          </table:table-cell>
          <table:table-cell table:style-name="ce8" office:value-type="string" calcext:value-type="string">
            <text:p>age, id, disAge</text:p>
          </table:table-cell>
          <table:table-cell table:style-name="ce8" office:value-type="float" office:value="0.232" calcext:value-type="float">
            <text:p>0.232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0.159" calcext:value-type="float">
            <text:p>0.159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239" calcext:value-type="float">
            <text:p>0.23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Q1511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55" calcext:value-type="float">
            <text:p>0.155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Q1516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31" calcext:value-type="float">
            <text:p>0.631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13" calcext:value-type="float">
            <text:p>0.21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Q1522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1" calcext:value-type="float">
            <text:p>0.461</text:p>
          </table:table-cell>
          <table:table-cell table:style-name="ce8" office:value-type="float" office:value="0.095" calcext:value-type="float">
            <text:p>0.09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404" calcext:value-type="float">
            <text:p>0.40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Q1529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8" calcext:value-type="float">
            <text:p>0.38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573" calcext:value-type="float">
            <text:p>0.57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Q1536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142" calcext:value-type="float">
            <text:p>0.142</text:p>
          </table:table-cell>
          <table:table-cell table:number-columns-repeated="2" table:style-name="ce8" office:value-type="float" office:value="0.004" calcext:value-type="float">
            <text:p>0.004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738" calcext:value-type="float">
            <text:p>0.73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Q1537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97" calcext:value-type="float">
            <text:p>0.497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419" calcext:value-type="float">
            <text:p>0.41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Q1540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0.118" calcext:value-type="float">
            <text:p>0.11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33" calcext:value-type="float">
            <text:p>0.73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Q15485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617" calcext:value-type="float">
            <text:p>0.617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Q1555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41" calcext:value-type="float">
            <text:p>0.74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Q1558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84" calcext:value-type="float">
            <text:p>0.684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04" calcext:value-type="float">
            <text:p>0.20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Q1569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111" calcext:value-type="float">
            <text:p>0.1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71" calcext:value-type="float">
            <text:p>0.77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Q15746</text:p>
          </table:table-cell>
          <table:table-cell table:style-name="ce8" office:value-type="string" calcext:value-type="string">
            <text:p>age, id, group</text:p>
          </table:table-cell>
          <table:table-cell table:style-name="ce8" office:value-type="float" office:value="0.085" calcext:value-type="float">
            <text:p>0.085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755" calcext:value-type="float">
            <text:p>0.755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Q15828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01" calcext:value-type="float">
            <text:p>0.401</text:p>
          </table:table-cell>
          <table:table-cell table:style-name="ce8" office:value-type="float" office:value="0.188" calcext:value-type="float">
            <text:p>0.18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338" calcext:value-type="float">
            <text:p>0.33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Q1584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933" calcext:value-type="float">
            <text:p>0.933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Q1584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8" calcext:value-type="float">
            <text:p>0.448</text:p>
          </table:table-cell>
          <table:table-cell table:style-name="ce8" office:value-type="float" office:value="0.336" calcext:value-type="float">
            <text:p>0.336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82" calcext:value-type="float">
            <text:p>0.18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Q1594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89" calcext:value-type="float">
            <text:p>0.78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Q1627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38" calcext:value-type="float">
            <text:p>0.538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421" calcext:value-type="float">
            <text:p>0.42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Q1639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91" calcext:value-type="float">
            <text:p>0.191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49" calcext:value-type="float">
            <text:p>0.74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Q1653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59" calcext:value-type="float">
            <text:p>0.259</text:p>
          </table:table-cell>
          <table:table-cell table:style-name="ce8" office:value-type="float" office:value="0.077" calcext:value-type="float">
            <text:p>0.07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634" calcext:value-type="float">
            <text:p>0.63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Q1653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07" calcext:value-type="float">
            <text:p>0.107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783" calcext:value-type="float">
            <text:p>0.78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Q16543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142" calcext:value-type="float">
            <text:p>0.142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729" calcext:value-type="float">
            <text:p>0.72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Q16555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119" calcext:value-type="float">
            <text:p>0.119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704" calcext:value-type="float">
            <text:p>0.70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Q1661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73" calcext:value-type="float">
            <text:p>0.7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Q16620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488" calcext:value-type="float">
            <text:p>0.488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457" calcext:value-type="float">
            <text:p>0.45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Q1662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99" calcext:value-type="float">
            <text:p>0.299</text:p>
          </table:table-cell>
          <table:table-cell table:style-name="ce8" office:value-type="float" office:value="0.124" calcext:value-type="float">
            <text:p>0.12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65" calcext:value-type="float">
            <text:p>0.56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Q16651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572" calcext:value-type="float">
            <text:p>0.572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238" calcext:value-type="float">
            <text:p>0.238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Q16658</text:p>
          </table:table-cell>
          <table:table-cell table:style-name="ce8" office:value-type="string" calcext:value-type="string">
            <text:p>id, age, disAge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203" calcext:value-type="float">
            <text:p>0.203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Q1670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6" calcext:value-type="float">
            <text:p>0.486</text:p>
          </table:table-cell>
          <table:table-cell table:style-name="ce8" office:value-type="float" office:value="0.077" calcext:value-type="float">
            <text:p>0.07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426" calcext:value-type="float">
            <text:p>0.42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Q1678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32" calcext:value-type="float">
            <text:p>0.532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405" calcext:value-type="float">
            <text:p>0.40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Q1683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37" calcext:value-type="float">
            <text:p>0.43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Q1685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59" calcext:value-type="float">
            <text:p>0.659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2" calcext:value-type="float">
            <text:p>0.002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319" calcext:value-type="float">
            <text:p>0.31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Q1688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932" calcext:value-type="float">
            <text:p>0.93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Q24JP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86" calcext:value-type="float">
            <text:p>0.286</text:p>
          </table:table-cell>
          <table:table-cell table:style-name="ce8" office:value-type="float" office:value="0.251" calcext:value-type="float">
            <text:p>0.25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448" calcext:value-type="float">
            <text:p>0.44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Q27J8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41" calcext:value-type="float">
            <text:p>0.64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29" calcext:value-type="float">
            <text:p>0.32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Q2994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61" calcext:value-type="float">
            <text:p>0.761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191" calcext:value-type="float">
            <text:p>0.19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Q3ZCW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114" calcext:value-type="float">
            <text:p>0.11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02" calcext:value-type="float">
            <text:p>0.80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Q495W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47" calcext:value-type="float">
            <text:p>0.647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298" calcext:value-type="float">
            <text:p>0.29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Q4KMG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98" calcext:value-type="float">
            <text:p>0.198</text:p>
          </table:table-cell>
          <table:table-cell table:style-name="ce8" office:value-type="float" office:value="0.367" calcext:value-type="float">
            <text:p>0.36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403" calcext:value-type="float">
            <text:p>0.40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Q504Y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02" calcext:value-type="float">
            <text:p>0.502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451" calcext:value-type="float">
            <text:p>0.45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Q53RD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67" calcext:value-type="float">
            <text:p>0.46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509" calcext:value-type="float">
            <text:p>0.50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Q58EX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0.23" calcext:value-type="float">
            <text:p>0.23</text:p>
          </table:table-cell>
          <table:table-cell table:style-name="ce8" office:value-type="float" office:value="0.008" calcext:value-type="float">
            <text:p>0.008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434" calcext:value-type="float">
            <text:p>0.434</text:p>
          </table:table-cell>
          <table:table-cell table:style-name="ce8" office:value-type="float" office:value="1.006" calcext:value-type="float">
            <text:p>1.006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Q5BLP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61" calcext:value-type="float">
            <text:p>0.261</text:p>
          </table:table-cell>
          <table:table-cell table:style-name="ce8" office:value-type="float" office:value="0.553" calcext:value-type="float">
            <text:p>0.55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78" calcext:value-type="float">
            <text:p>0.17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Q5JSH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789" calcext:value-type="float">
            <text:p>0.78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Q5KU2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3" calcext:value-type="float">
            <text:p>0.343</text:p>
          </table:table-cell>
          <table:table-cell table:style-name="ce8" office:value-type="float" office:value="0.217" calcext:value-type="float">
            <text:p>0.21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1.013" calcext:value-type="float">
            <text:p>1.01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Q5T0T0</text:p>
          </table:table-cell>
          <table:table-cell table:style-name="ce8" office:value-type="string" calcext:value-type="string">
            <text:p>age 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618" calcext:value-type="float">
            <text:p>0.61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65" calcext:value-type="float">
            <text:p>0.36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Q5T2D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71" calcext:value-type="float">
            <text:p>0.471</text:p>
          </table:table-cell>
          <table:table-cell table:style-name="ce8" office:value-type="float" office:value="0.342" calcext:value-type="float">
            <text:p>0.34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76" calcext:value-type="float">
            <text:p>0.17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Q5T3I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4" calcext:value-type="float">
            <text:p>0.64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Q5T6H7</text:p>
          </table:table-cell>
          <table:table-cell table:style-name="ce8" office:value-type="string" calcext:value-type="string">
            <text:p>group, sex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0.795" calcext:value-type="float">
            <text:p>0.79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Q5T985</text:p>
          </table:table-cell>
          <table:table-cell table:style-name="ce8" office:value-type="string" calcext:value-type="string">
            <text:p>id, sex, group</text:p>
          </table:table-cell>
          <table:table-cell table:style-name="ce8" office:value-type="float" office:value="0.569" calcext:value-type="float">
            <text:p>0.569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278" calcext:value-type="float">
            <text:p>0.27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Q5T987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326" calcext:value-type="float">
            <text:p>0.32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581" calcext:value-type="float">
            <text:p>0.58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Q5TCJ5</text:p>
          </table:table-cell>
          <table:table-cell table:style-name="ce8" office:value-type="string" calcext:value-type="string">
            <text:p>id, age, disAge</text:p>
          </table:table-cell>
          <table:table-cell table:style-name="ce8" office:value-type="float" office:value="0.417" calcext:value-type="float">
            <text:p>0.417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36" calcext:value-type="float">
            <text:p>0.43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P0795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0.107" calcext:value-type="float">
            <text:p>0.1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767" calcext:value-type="float">
            <text:p>0.76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Q5VU97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291" calcext:value-type="float">
            <text:p>0.29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592" calcext:value-type="float">
            <text:p>0.59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Q5VW3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806" calcext:value-type="float">
            <text:p>0.80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Q5VY4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506" calcext:value-type="float">
            <text:p>0.50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Q641Q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86" calcext:value-type="float">
            <text:p>0.486</text:p>
          </table:table-cell>
          <table:table-cell table:style-name="ce8" office:value-type="float" office:value="0.206" calcext:value-type="float">
            <text:p>0.2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264" calcext:value-type="float">
            <text:p>0.26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Q6E0U4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238" calcext:value-type="float">
            <text:p>0.238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646" calcext:value-type="float">
            <text:p>0.64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Q6EMK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64" calcext:value-type="float">
            <text:p>0.764</text:p>
          </table:table-cell>
          <table:table-cell table:style-name="ce8" office:value-type="float" office:value="0.02" calcext:value-type="float">
            <text:p>0.02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Q6FHJ7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403" calcext:value-type="float">
            <text:p>0.403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382" calcext:value-type="float">
            <text:p>0.38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Q6IBS0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544" calcext:value-type="float">
            <text:p>0.54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Q6P179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86" calcext:value-type="float">
            <text:p>0.8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Q6P4E1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399" calcext:value-type="float">
            <text:p>0.399</text:p>
          </table:table-cell>
          <table:table-cell table:style-name="ce8" office:value-type="float" office:value="0.116" calcext:value-type="float">
            <text:p>0.11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406" calcext:value-type="float">
            <text:p>0.40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Q6Q78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03" calcext:value-type="float">
            <text:p>0.5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86" calcext:value-type="float">
            <text:p>0.48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Q6QNK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45" calcext:value-type="float">
            <text:p>0.545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288" calcext:value-type="float">
            <text:p>0.288</text:p>
          </table:table-cell>
          <table:table-cell table:style-name="ce8" office:value-type="float" office:value="1.006" calcext:value-type="float">
            <text:p>1.006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Q6UVK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99" calcext:value-type="float">
            <text:p>0.299</text:p>
          </table:table-cell>
          <table:table-cell table:style-name="ce8" office:value-type="float" office:value="0.136" calcext:value-type="float">
            <text:p>0.13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526" calcext:value-type="float">
            <text:p>0.52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Q6UWP8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301" calcext:value-type="float">
            <text:p>0.30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644" calcext:value-type="float">
            <text:p>0.64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Q6UWY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31" calcext:value-type="float">
            <text:p>0.531</text:p>
          </table:table-cell>
          <table:table-cell table:style-name="ce8" office:value-type="float" office:value="0.034" calcext:value-type="float">
            <text:p>0.034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Q6UX7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Q6UXB8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79" calcext:value-type="float">
            <text:p>0.179</text:p>
          </table:table-cell>
          <table:table-cell table:style-name="ce8" office:value-type="float" office:value="0.46" calcext:value-type="float">
            <text:p>0.4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Q6UXG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29" calcext:value-type="float">
            <text:p>0.429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426" calcext:value-type="float">
            <text:p>0.42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Q6UXH0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21" calcext:value-type="float">
            <text:p>0.22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17" calcext:value-type="float">
            <text:p>0.71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Q6UXH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46" calcext:value-type="float">
            <text:p>0.54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31" calcext:value-type="float">
            <text:p>0.43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Q6UXK5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637" calcext:value-type="float">
            <text:p>0.637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Q6UY1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96" calcext:value-type="float">
            <text:p>0.496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27" calcext:value-type="float">
            <text:p>0.42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Q6V0I7</text:p>
          </table:table-cell>
          <table:table-cell table:style-name="ce8" office:value-type="string" calcext:value-type="string">
            <text:p>age, id, sex</text:p>
          </table:table-cell>
          <table:table-cell table:style-name="ce8" office:value-type="float" office:value="0.271" calcext:value-type="float">
            <text:p>0.271</text:p>
          </table:table-cell>
          <table:table-cell table:style-name="ce8" office:value-type="float" office:value="0.436" calcext:value-type="float">
            <text:p>0.43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23" calcext:value-type="float">
            <text:p>0.2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Q6WN34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543" calcext:value-type="float">
            <text:p>0.543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377" calcext:value-type="float">
            <text:p>0.37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Q6XQN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62" calcext:value-type="float">
            <text:p>0.162</text:p>
          </table:table-cell>
          <table:table-cell table:style-name="ce8" office:value-type="float" office:value="0.251" calcext:value-type="float">
            <text:p>0.251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578" calcext:value-type="float">
            <text:p>0.57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Q6YHK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41" calcext:value-type="float">
            <text:p>0.741</text:p>
          </table:table-cell>
          <table:table-cell table:style-name="ce8" office:value-type="float" office:value="0.064" calcext:value-type="float">
            <text:p>0.064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186" calcext:value-type="float">
            <text:p>0.18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Q6ZMI3</text:p>
          </table:table-cell>
          <table:table-cell table:style-name="ce8" office:value-type="string" calcext:value-type="string">
            <text:p>disAge, id, group</text:p>
          </table:table-cell>
          <table:table-cell table:style-name="ce8" office:value-type="float" office:value="0.095" calcext:value-type="float">
            <text:p>0.095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518" calcext:value-type="float">
            <text:p>0.51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71" calcext:value-type="float">
            <text:p>0.071</text:p>
          </table:table-cell>
          <table:table-cell table:style-name="ce8" office:value-type="float" office:value="0.286" calcext:value-type="float">
            <text:p>0.28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Q6ZMJ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7" calcext:value-type="float">
            <text:p>0.17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43" calcext:value-type="float">
            <text:p>0.74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Q70J9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Q76LX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74" calcext:value-type="float">
            <text:p>0.474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96" calcext:value-type="float">
            <text:p>0.49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Q76M9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84" calcext:value-type="float">
            <text:p>0.184</text:p>
          </table:table-cell>
          <table:table-cell table:style-name="ce8" office:value-type="float" office:value="0.395" calcext:value-type="float">
            <text:p>0.39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399" calcext:value-type="float">
            <text:p>0.39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Q7KZF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37" calcext:value-type="float">
            <text:p>0.637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Q7L576</text:p>
          </table:table-cell>
          <table:table-cell table:style-name="ce8" office:value-type="string" calcext:value-type="string">
            <text:p>id, sex, group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805" calcext:value-type="float">
            <text:p>0.80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Q9H8S9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314" calcext:value-type="float">
            <text:p>0.31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587" calcext:value-type="float">
            <text:p>0.587</text:p>
          </table:table-cell>
          <table:table-cell table:style-name="ce8" office:value-type="float" office:value="1.005" calcext:value-type="float">
            <text:p>1.005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Q7LFX5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223" calcext:value-type="float">
            <text:p>0.223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633" calcext:value-type="float">
            <text:p>0.63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Q7LGC8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294" calcext:value-type="float">
            <text:p>0.294</text:p>
          </table:table-cell>
          <table:table-cell table:style-name="ce8" office:value-type="float" office:value="0.137" calcext:value-type="float">
            <text:p>0.137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Q7Z3B1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0.124" calcext:value-type="float">
            <text:p>0.12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513" calcext:value-type="float">
            <text:p>0.51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Q7Z406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09" calcext:value-type="float">
            <text:p>0.409</text:p>
          </table:table-cell>
          <table:table-cell table:style-name="ce8" office:value-type="float" office:value="0.083" calcext:value-type="float">
            <text:p>0.083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401" calcext:value-type="float">
            <text:p>0.40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Q7Z5L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48" calcext:value-type="float">
            <text:p>0.648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Q7Z7M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18" calcext:value-type="float">
            <text:p>0.518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95" calcext:value-type="float">
            <text:p>0.39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Q7Z7M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176" calcext:value-type="float">
            <text:p>0.17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Q7Z7M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99" calcext:value-type="float">
            <text:p>0.599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274" calcext:value-type="float">
            <text:p>0.27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Q86SF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36" calcext:value-type="float">
            <text:p>0.236</text:p>
          </table:table-cell>
          <table:table-cell table:style-name="ce8" office:value-type="float" office:value="0.392" calcext:value-type="float">
            <text:p>0.39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347" calcext:value-type="float">
            <text:p>0.34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Q86SQ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85" calcext:value-type="float">
            <text:p>0.685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95" calcext:value-type="float">
            <text:p>0.29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Q86SR1</text:p>
          </table:table-cell>
          <table:table-cell table:style-name="ce8" office:value-type="string" calcext:value-type="string">
            <text:p>id, disAge</text:p>
          </table:table-cell>
          <table:table-cell table:style-name="ce8" office:value-type="float" office:value="0.482" calcext:value-type="float">
            <text:p>0.48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194" calcext:value-type="float">
            <text:p>0.194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278" calcext:value-type="float">
            <text:p>0.278</text:p>
          </table:table-cell>
          <table:table-cell table:style-name="ce8" office:value-type="float" office:value="1.016" calcext:value-type="float">
            <text:p>1.016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Q86T13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664" calcext:value-type="float">
            <text:p>0.66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 office:value-type="float" office:value="0.244" calcext:value-type="float">
            <text:p>0.24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Q86TY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0.445" calcext:value-type="float">
            <text:p>0.445</text:p>
          </table:table-cell>
          <table:table-cell table:style-name="ce8" office:value-type="float" office:value="0.002" calcext:value-type="float">
            <text:p>0.002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191" calcext:value-type="float">
            <text:p>0.19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Q86U1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01" calcext:value-type="float">
            <text:p>0.601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59" calcext:value-type="float">
            <text:p>0.35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Q86UD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25" calcext:value-type="float">
            <text:p>0.725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211" calcext:value-type="float">
            <text:p>0.21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Q86UN3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46" calcext:value-type="float">
            <text:p>0.346</text:p>
          </table:table-cell>
          <table:table-cell table:style-name="ce8" office:value-type="float" office:value="0.083" calcext:value-type="float">
            <text:p>0.08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499" calcext:value-type="float">
            <text:p>0.49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Q86UX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126" calcext:value-type="float">
            <text:p>0.12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58" calcext:value-type="float">
            <text:p>0.75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Q86VP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26" calcext:value-type="float">
            <text:p>0.126</text:p>
          </table:table-cell>
          <table:table-cell table:style-name="ce8" office:value-type="float" office:value="0.243" calcext:value-type="float">
            <text:p>0.24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24" calcext:value-type="float">
            <text:p>0.62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Q86VZ4</text:p>
          </table:table-cell>
          <table:table-cell table:style-name="ce8" office:value-type="string" calcext:value-type="string">
            <text:p>group, id, age </text:p>
          </table:table-cell>
          <table:table-cell table:style-name="ce8" office:value-type="float" office:value="0.201" calcext:value-type="float">
            <text:p>0.201</text:p>
          </table:table-cell>
          <table:table-cell table:style-name="ce8" office:value-type="float" office:value="0.141" calcext:value-type="float">
            <text:p>0.14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06" calcext:value-type="float">
            <text:p>0.206</text:p>
          </table:table-cell>
          <table:table-cell table:style-name="ce8" office:value-type="float" office:value="0.441" calcext:value-type="float">
            <text:p>0.44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Q86WI1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166" calcext:value-type="float">
            <text:p>0.1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Q86X29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214" calcext:value-type="float">
            <text:p>0.214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69" calcext:value-type="float">
            <text:p>0.069</text:p>
          </table:table-cell>
          <table:table-cell table:style-name="ce8" office:value-type="float" office:value="0.696" calcext:value-type="float">
            <text:p>0.69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Q86YW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44" calcext:value-type="float">
            <text:p>0.144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61" calcext:value-type="float">
            <text:p>0.76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Q8IUI8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6" calcext:value-type="float">
            <text:p>0.26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13" calcext:value-type="float">
            <text:p>0.61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Q8IUK5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479" calcext:value-type="float">
            <text:p>0.479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465" calcext:value-type="float">
            <text:p>0.46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Q8IUK8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537" calcext:value-type="float">
            <text:p>0.537</text:p>
          </table:table-cell>
          <table:table-cell table:style-name="ce8" office:value-type="float" office:value="0.123" calcext:value-type="float">
            <text:p>0.12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289" calcext:value-type="float">
            <text:p>0.28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Q8IUX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16" calcext:value-type="float">
            <text:p>0.516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Q8IWK6</text:p>
          </table:table-cell>
          <table:table-cell table:style-name="ce8" office:value-type="string" calcext:value-type="string">
            <text:p>id, group, sex</text:p>
          </table:table-cell>
          <table:table-cell table:style-name="ce8" office:value-type="float" office:value="0.427" calcext:value-type="float">
            <text:p>0.427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77" calcext:value-type="float">
            <text:p>0.077</text:p>
          </table:table-cell>
          <table:table-cell table:style-name="ce8" office:value-type="float" office:value="0.433" calcext:value-type="float">
            <text:p>0.43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Q8IWL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08" calcext:value-type="float">
            <text:p>0.508</text:p>
          </table:table-cell>
          <table:table-cell table:style-name="ce8" office:value-type="float" office:value="0.164" calcext:value-type="float">
            <text:p>0.16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281" calcext:value-type="float">
            <text:p>0.28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Q8IWU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8" calcext:value-type="float">
            <text:p>0.468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Q8IWV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38" calcext:value-type="float">
            <text:p>0.238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601" calcext:value-type="float">
            <text:p>0.60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Q8IXL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82" calcext:value-type="float">
            <text:p>0.582</text:p>
          </table:table-cell>
          <table:table-cell table:style-name="ce8" office:value-type="float" office:value="0.067" calcext:value-type="float">
            <text:p>0.067</text:p>
          </table:table-cell>
          <table:table-cell table:number-columns-repeated="2" table:style-name="ce8" office:value-type="float" office:value="0.007" calcext:value-type="float">
            <text:p>0.007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314" calcext:value-type="float">
            <text:p>0.31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Q8IZ8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317" calcext:value-type="float">
            <text:p>0.317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545" calcext:value-type="float">
            <text:p>0.545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Q8IZF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24" calcext:value-type="float">
            <text:p>0.624</text:p>
          </table:table-cell>
          <table:table-cell table:style-name="ce8" office:value-type="float" office:value="0.046" calcext:value-type="float">
            <text:p>0.04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297" calcext:value-type="float">
            <text:p>0.29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Q8IZP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74" calcext:value-type="float">
            <text:p>0.574</text:p>
          </table:table-cell>
          <table:table-cell table:style-name="ce8" office:value-type="float" office:value="0.183" calcext:value-type="float">
            <text:p>0.18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223" calcext:value-type="float">
            <text:p>0.2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Q8IZP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26" calcext:value-type="float">
            <text:p>0.526</text:p>
          </table:table-cell>
          <table:table-cell table:style-name="ce8" office:value-type="float" office:value="1.006" calcext:value-type="float">
            <text:p>1.006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Q8N392</text:p>
          </table:table-cell>
          <table:table-cell table:style-name="ce8" office:value-type="string" calcext:value-type="string">
            <text:p>age, id, sex</text:p>
          </table:table-cell>
          <table:table-cell table:style-name="ce8" office:value-type="float" office:value="0.093" calcext:value-type="float">
            <text:p>0.093</text:p>
          </table:table-cell>
          <table:table-cell table:style-name="ce8" office:value-type="float" office:value="0.106" calcext:value-type="float">
            <text:p>0.106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741" calcext:value-type="float">
            <text:p>0.74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Q8N3T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36" calcext:value-type="float">
            <text:p>0.236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43" calcext:value-type="float">
            <text:p>0.74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Q8N8Z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18" calcext:value-type="float">
            <text:p>0.61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349" calcext:value-type="float">
            <text:p>0.34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Q8NBF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81" calcext:value-type="float">
            <text:p>0.081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811" calcext:value-type="float">
            <text:p>0.81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Q8NBJ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9" calcext:value-type="float">
            <text:p>0.49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238" calcext:value-type="float">
            <text:p>0.23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Q8NBP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48" calcext:value-type="float">
            <text:p>0.248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35" calcext:value-type="float">
            <text:p>0.63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Q8NBS9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17" calcext:value-type="float">
            <text:p>0.217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94" calcext:value-type="float">
            <text:p>0.69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Q8NCC3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364" calcext:value-type="float">
            <text:p>0.36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Q8NCL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56" calcext:value-type="float">
            <text:p>0.656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309" calcext:value-type="float">
            <text:p>0.309</text:p>
          </table:table-cell>
          <table:table-cell table:style-name="ce8" office:value-type="float" office:value="1.007" calcext:value-type="float">
            <text:p>1.007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Q8NEU8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764" calcext:value-type="float">
            <text:p>0.76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Q8NFL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653" calcext:value-type="float">
            <text:p>0.65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Q8NFT8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69" calcext:value-type="float">
            <text:p>0.369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Q8NFY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52" calcext:value-type="float">
            <text:p>0.252</text:p>
          </table:table-cell>
          <table:table-cell table:style-name="ce8" office:value-type="float" office:value="0.092" calcext:value-type="float">
            <text:p>0.09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43" calcext:value-type="float">
            <text:p>0.64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Q8NI9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68" calcext:value-type="float">
            <text:p>0.668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289" calcext:value-type="float">
            <text:p>0.28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Q8TD2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38" calcext:value-type="float">
            <text:p>0.238</text:p>
          </table:table-cell>
          <table:table-cell table:style-name="ce8" office:value-type="float" office:value="0.003" calcext:value-type="float">
            <text:p>0.003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738" calcext:value-type="float">
            <text:p>0.73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Q8TD57</text:p>
          </table:table-cell>
          <table:table-cell table:style-name="ce8" office:value-type="string" calcext:value-type="string">
            <text:p>age, disAge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445" calcext:value-type="float">
            <text:p>0.445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475" calcext:value-type="float">
            <text:p>0.47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Q8TDQ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06" calcext:value-type="float">
            <text:p>0.506</text:p>
          </table:table-cell>
          <table:table-cell table:number-columns-repeated="2" table:style-name="ce8" office:value-type="float" office:value="0.004" calcext:value-type="float">
            <text:p>0.004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Q8TDY8</text:p>
          </table:table-cell>
          <table:table-cell table:style-name="ce8" office:value-type="string" calcext:value-type="string">
            <text:p>age, id, sex</text:p>
          </table:table-cell>
          <table:table-cell table:style-name="ce8" office:value-type="float" office:value="0.215" calcext:value-type="float">
            <text:p>0.215</text:p>
          </table:table-cell>
          <table:table-cell table:style-name="ce8" office:value-type="float" office:value="0.363" calcext:value-type="float">
            <text:p>0.36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367" calcext:value-type="float">
            <text:p>0.36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Q8TER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86" calcext:value-type="float">
            <text:p>0.286</text:p>
          </table:table-cell>
          <table:table-cell table:style-name="ce8" office:value-type="float" office:value="0.197" calcext:value-type="float">
            <text:p>0.197</text:p>
          </table:table-cell>
          <table:table-cell table:style-name="ce8" office:value-type="float" office:value="0.004" calcext:value-type="float">
            <text:p>0.004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512" calcext:value-type="float">
            <text:p>0.51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Q8TF6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23" calcext:value-type="float">
            <text:p>0.223</text:p>
          </table:table-cell>
          <table:table-cell table:style-name="ce8" office:value-type="float" office:value="0.239" calcext:value-type="float">
            <text:p>0.23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516" calcext:value-type="float">
            <text:p>0.51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Q8WTU2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619" calcext:value-type="float">
            <text:p>0.619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97" calcext:value-type="float">
            <text:p>0.097</text:p>
          </table:table-cell>
          <table:table-cell table:style-name="ce8" office:value-type="float" office:value="0.222" calcext:value-type="float">
            <text:p>0.22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Q8WUA8</text:p>
          </table:table-cell>
          <table:table-cell table:style-name="ce8" office:value-type="string" calcext:value-type="string">
            <text:p>group, id</text:p>
          </table:table-cell>
          <table:table-cell table:style-name="ce8" office:value-type="float" office:value="0.203" calcext:value-type="float">
            <text:p>0.2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295" calcext:value-type="float">
            <text:p>0.295</text:p>
          </table:table-cell>
          <table:table-cell table:style-name="ce8" office:value-type="float" office:value="0.474" calcext:value-type="float">
            <text:p>0.47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Q8WUJ3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09" calcext:value-type="float">
            <text:p>0.409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13" calcext:value-type="float">
            <text:p>0.51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Q8WUM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55" calcext:value-type="float">
            <text:p>0.155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757" calcext:value-type="float">
            <text:p>0.75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Q8WVQ1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42" calcext:value-type="float">
            <text:p>0.54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9" calcext:value-type="float">
            <text:p>0.09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Q8WWQ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24" calcext:value-type="float">
            <text:p>0.524</text:p>
          </table:table-cell>
          <table:table-cell table:number-columns-repeated="2" table:style-name="ce8" office:value-type="float" office:value="0.003" calcext:value-type="float">
            <text:p>0.003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427" calcext:value-type="float">
            <text:p>0.42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Q8WWZ8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292" calcext:value-type="float">
            <text:p>0.292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547" calcext:value-type="float">
            <text:p>0.54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Q8WXD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562" calcext:value-type="float">
            <text:p>0.562</text:p>
          </table:table-cell>
          <table:table-cell table:style-name="ce8" office:value-type="float" office:value="0.009" calcext:value-type="float">
            <text:p>0.009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187" calcext:value-type="float">
            <text:p>0.18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Q8WYP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71" calcext:value-type="float">
            <text:p>0.97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Q8WZ7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94" calcext:value-type="float">
            <text:p>0.19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Q8WZA1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229" calcext:value-type="float">
            <text:p>0.229</text:p>
          </table:table-cell>
          <table:table-cell table:style-name="ce8" office:value-type="float" office:value="0.157" calcext:value-type="float">
            <text:p>0.157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546" calcext:value-type="float">
            <text:p>0.54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Q92187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214" calcext:value-type="float">
            <text:p>0.214</text:p>
          </table:table-cell>
          <table:table-cell table:style-name="ce8" office:value-type="float" office:value="0.141" calcext:value-type="float">
            <text:p>0.14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592" calcext:value-type="float">
            <text:p>0.592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Q9248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95" calcext:value-type="float">
            <text:p>0.895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Q92496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576" calcext:value-type="float">
            <text:p>0.576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306" calcext:value-type="float">
            <text:p>0.30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Q9252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27" calcext:value-type="float">
            <text:p>0.227</text:p>
          </table:table-cell>
          <table:table-cell table:style-name="ce8" office:value-type="float" office:value="0.248" calcext:value-type="float">
            <text:p>0.248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476" calcext:value-type="float">
            <text:p>0.47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Q92626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145" calcext:value-type="float">
            <text:p>0.145</text:p>
          </table:table-cell>
          <table:table-cell table:style-name="ce8" office:value-type="float" office:value="0.136" calcext:value-type="float">
            <text:p>0.13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636" calcext:value-type="float">
            <text:p>0.63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Q9268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28" calcext:value-type="float">
            <text:p>0.028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Q92692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513" calcext:value-type="float">
            <text:p>0.513</text:p>
          </table:table-cell>
          <table:table-cell table:style-name="ce8" office:value-type="float" office:value="0.149" calcext:value-type="float">
            <text:p>0.14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288" calcext:value-type="float">
            <text:p>0.28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Q9274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0.005" calcext:value-type="float">
            <text:p>0.005</text:p>
          </table:table-cell>
          <table:table-cell table:style-name="ce8" office:value-type="float" office:value="0.633" calcext:value-type="float">
            <text:p>0.63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Q92765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509" calcext:value-type="float">
            <text:p>0.50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Q9282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17" calcext:value-type="float">
            <text:p>0.617</text:p>
          </table:table-cell>
          <table:table-cell table:style-name="ce8" office:value-type="float" office:value="0.077" calcext:value-type="float">
            <text:p>0.077</text:p>
          </table:table-cell>
          <table:table-cell table:style-name="ce8" office:value-type="float" office:value="0.009" calcext:value-type="float">
            <text:p>0.009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Q9285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99" calcext:value-type="float">
            <text:p>0.599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38" calcext:value-type="float">
            <text:p>0.33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Q92859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22" calcext:value-type="float">
            <text:p>0.322</text:p>
          </table:table-cell>
          <table:table-cell table:style-name="ce8" office:value-type="float" office:value="0.094" calcext:value-type="float">
            <text:p>0.09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533" calcext:value-type="float">
            <text:p>0.53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Q92876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553" calcext:value-type="float">
            <text:p>0.55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351" calcext:value-type="float">
            <text:p>0.35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Q92896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42" calcext:value-type="float">
            <text:p>0.442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Q92954.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015" calcext:value-type="float">
            <text:p>0.015</text:p>
          </table:table-cell>
          <table:table-cell table:number-columns-repeated="3" table:style-name="ce8" office:value-type="float" office:value="0.003" calcext:value-type="float">
            <text:p>0.003</text:p>
          </table:table-cell>
          <table:table-cell table:style-name="ce8" office:value-type="float" office:value="0.416" calcext:value-type="float">
            <text:p>0.41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Q9299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74" calcext:value-type="float">
            <text:p>0.774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187" calcext:value-type="float">
            <text:p>0.18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Q9306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06" calcext:value-type="float">
            <text:p>0.206</text:p>
          </table:table-cell>
          <table:table-cell table:style-name="ce8" office:value-type="float" office:value="0.081" calcext:value-type="float">
            <text:p>0.08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703" calcext:value-type="float">
            <text:p>0.70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Q969E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89" calcext:value-type="float">
            <text:p>0.389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562" calcext:value-type="float">
            <text:p>0.56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Q969H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37" calcext:value-type="float">
            <text:p>0.83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Q96C8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42" calcext:value-type="float">
            <text:p>0.542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Q96CG8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0.267" calcext:value-type="float">
            <text:p>0.26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0.371" calcext:value-type="float">
            <text:p>0.37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Q96CN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84" calcext:value-type="float">
            <text:p>0.18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91" calcext:value-type="float">
            <text:p>0.79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Q96CX2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85" calcext:value-type="float">
            <text:p>0.485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436" calcext:value-type="float">
            <text:p>0.43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Q96FE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3" calcext:value-type="float">
            <text:p>0.463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456" calcext:value-type="float">
            <text:p>0.45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Q96G0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81" calcext:value-type="float">
            <text:p>0.081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51" calcext:value-type="float">
            <text:p>0.85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Q96H1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219" calcext:value-type="float">
            <text:p>0.21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Q96HC4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171" calcext:value-type="float">
            <text:p>0.171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715" calcext:value-type="float">
            <text:p>0.715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Q96HD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32" calcext:value-type="float">
            <text:p>0.632</text:p>
          </table:table-cell>
          <table:table-cell table:number-columns-repeated="2" table:style-name="ce8" office:value-type="float" office:value="0.013" calcext:value-type="float">
            <text:p>0.01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38" calcext:value-type="float">
            <text:p>0.33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Q96IU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25" calcext:value-type="float">
            <text:p>0.225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002" calcext:value-type="float">
            <text:p>0.002</text:p>
          </table:table-cell>
          <table:table-cell table:number-columns-repeated="2" table:style-name="ce8" office:value-type="float" office:value="0.005" calcext:value-type="float">
            <text:p>0.005</text:p>
          </table:table-cell>
          <table:table-cell table:style-name="ce8" office:value-type="float" office:value="0.708" calcext:value-type="float">
            <text:p>0.70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Q96IY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09" calcext:value-type="float">
            <text:p>0.209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723" calcext:value-type="float">
            <text:p>0.7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Q96JP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88" calcext:value-type="float">
            <text:p>0.288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575" calcext:value-type="float">
            <text:p>0.57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Q96JQ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95" calcext:value-type="float">
            <text:p>0.395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519" calcext:value-type="float">
            <text:p>0.51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Q96KG7</text:p>
          </table:table-cell>
          <table:table-cell table:style-name="ce8" office:value-type="string" calcext:value-type="string">
            <text:p>id, group, sex</text:p>
          </table:table-cell>
          <table:table-cell table:style-name="ce8" office:value-type="float" office:value="0.465" calcext:value-type="float">
            <text:p>0.465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076" calcext:value-type="float">
            <text:p>0.076</text:p>
          </table:table-cell>
          <table:table-cell table:style-name="ce8" office:value-type="float" office:value="0.38" calcext:value-type="float">
            <text:p>0.3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Q96KN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Q96KP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1" calcext:value-type="float">
            <text:p>0.31</text:p>
          </table:table-cell>
          <table:table-cell table:style-name="ce8" office:value-type="float" office:value="0.045" calcext:value-type="float">
            <text:p>0.04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596" calcext:value-type="float">
            <text:p>0.59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Q96LA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43" calcext:value-type="float">
            <text:p>0.43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274" calcext:value-type="float">
            <text:p>0.27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Q96M86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348" calcext:value-type="float">
            <text:p>0.34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561" calcext:value-type="float">
            <text:p>0.561</text:p>
          </table:table-cell>
          <table:table-cell table:style-name="ce8" office:value-type="float" office:value="1.005" calcext:value-type="float">
            <text:p>1.005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Q96MK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4" calcext:value-type="float">
            <text:p>0.02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51" calcext:value-type="float">
            <text:p>0.35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Q96MU8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536" calcext:value-type="float">
            <text:p>0.536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391" calcext:value-type="float">
            <text:p>0.39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Q96NL6</text:p>
          </table:table-cell>
          <table:table-cell table:style-name="ce8" office:value-type="string" calcext:value-type="string">
            <text:p>age, group, id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687" calcext:value-type="float">
            <text:p>0.687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196" calcext:value-type="float">
            <text:p>0.19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Q96PD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77" calcext:value-type="float">
            <text:p>0.677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Q96RD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27" calcext:value-type="float">
            <text:p>0.527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Q96RW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72" calcext:value-type="float">
            <text:p>0.172</text:p>
          </table:table-cell>
          <table:table-cell table:style-name="ce8" office:value-type="float" office:value="0.377" calcext:value-type="float">
            <text:p>0.37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39" calcext:value-type="float">
            <text:p>0.43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Q96S96</text:p>
          </table:table-cell>
          <table:table-cell table:style-name="ce8" office:value-type="string" calcext:value-type="string">
            <text:p>age, id, sex</text:p>
          </table:table-cell>
          <table:table-cell table:style-name="ce8" office:value-type="float" office:value="0.203" calcext:value-type="float">
            <text:p>0.203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414" calcext:value-type="float">
            <text:p>0.41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Q99436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304" calcext:value-type="float">
            <text:p>0.304</text:p>
          </table:table-cell>
          <table:table-cell table:style-name="ce8" office:value-type="float" office:value="0.127" calcext:value-type="float">
            <text:p>0.12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Q99466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347" calcext:value-type="float">
            <text:p>0.347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Q9953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55" calcext:value-type="float">
            <text:p>0.555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371" calcext:value-type="float">
            <text:p>0.37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Q99538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375" calcext:value-type="float">
            <text:p>0.375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Q9965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84" calcext:value-type="float">
            <text:p>0.484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79" calcext:value-type="float">
            <text:p>0.47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Q99674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38" calcext:value-type="float">
            <text:p>0.538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321" calcext:value-type="float">
            <text:p>0.321</text:p>
          </table:table-cell>
          <table:table-cell table:style-name="ce8" office:value-type="float" office:value="0.116" calcext:value-type="float">
            <text:p>0.11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Q9973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73" calcext:value-type="float">
            <text:p>0.87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Q9978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99" calcext:value-type="float">
            <text:p>0.299</text:p>
          </table:table-cell>
          <table:table-cell table:style-name="ce8" office:value-type="float" office:value="0.199" calcext:value-type="float">
            <text:p>0.19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453" calcext:value-type="float">
            <text:p>0.45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Q99832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138" calcext:value-type="float">
            <text:p>0.138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81" calcext:value-type="float">
            <text:p>0.081</text:p>
          </table:table-cell>
          <table:table-cell table:style-name="ce8" office:value-type="float" office:value="0.716" calcext:value-type="float">
            <text:p>0.71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Q9994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7" calcext:value-type="float">
            <text:p>0.347</text:p>
          </table:table-cell>
          <table:table-cell table:style-name="ce8" office:value-type="float" office:value="0.152" calcext:value-type="float">
            <text:p>0.15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479" calcext:value-type="float">
            <text:p>0.47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Q9996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0.032" calcext:value-type="float">
            <text:p>0.032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513" calcext:value-type="float">
            <text:p>0.51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Q9997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65" calcext:value-type="float">
            <text:p>0.46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Q99983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92" calcext:value-type="float">
            <text:p>0.392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59" calcext:value-type="float">
            <text:p>0.45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Q9BQ5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96" calcext:value-type="float">
            <text:p>0.696</text:p>
          </table:table-cell>
          <table:table-cell table:style-name="ce8" office:value-type="float" office:value="0.049" calcext:value-type="float">
            <text:p>0.04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42" calcext:value-type="float">
            <text:p>0.24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Q9BQT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19" calcext:value-type="float">
            <text:p>0.519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417" calcext:value-type="float">
            <text:p>0.41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Q9BR7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44" calcext:value-type="float">
            <text:p>0.144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727" calcext:value-type="float">
            <text:p>0.72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Q9BRA2</text:p>
          </table:table-cell>
          <table:table-cell table:style-name="ce8" office:value-type="string" calcext:value-type="string">
            <text:p>age, id, group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 office:value-type="float" office:value="0.195" calcext:value-type="float">
            <text:p>0.19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606" calcext:value-type="float">
            <text:p>0.60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Q9BRK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33" calcext:value-type="float">
            <text:p>0.433</text:p>
          </table:table-cell>
          <table:table-cell table:style-name="ce8" office:value-type="float" office:value="0.061" calcext:value-type="float">
            <text:p>0.061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473" calcext:value-type="float">
            <text:p>0.47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Q9BS2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14" calcext:value-type="float">
            <text:p>0.71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78" calcext:value-type="float">
            <text:p>0.27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Q9BTY2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34" calcext:value-type="float">
            <text:p>0.93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Q9BUN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48" calcext:value-type="float">
            <text:p>0.648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01" calcext:value-type="float">
            <text:p>0.30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Q9BVJ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86" calcext:value-type="float">
            <text:p>0.78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95" calcext:value-type="float">
            <text:p>0.195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Q9BWP8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593" calcext:value-type="float">
            <text:p>0.59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49" calcext:value-type="float">
            <text:p>0.34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Q9BWV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7" calcext:value-type="float">
            <text:p>0.17</text:p>
          </table:table-cell>
          <table:table-cell table:style-name="ce8" office:value-type="float" office:value="0.167" calcext:value-type="float">
            <text:p>0.16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641" calcext:value-type="float">
            <text:p>0.64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Q9BXJ0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78" calcext:value-type="float">
            <text:p>0.77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Q9BXJ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44" calcext:value-type="float">
            <text:p>0.34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627" calcext:value-type="float">
            <text:p>0.62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Q9BXJ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93" calcext:value-type="float">
            <text:p>0.393</text:p>
          </table:table-cell>
          <table:table-cell table:style-name="ce8" office:value-type="float" office:value="0.278" calcext:value-type="float">
            <text:p>0.27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08" calcext:value-type="float">
            <text:p>0.30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Q9BXR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35" calcext:value-type="float">
            <text:p>0.335</text:p>
          </table:table-cell>
          <table:table-cell table:style-name="ce8" office:value-type="float" office:value="0.28" calcext:value-type="float">
            <text:p>0.28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364" calcext:value-type="float">
            <text:p>0.364</text:p>
          </table:table-cell>
          <table:table-cell table:style-name="ce8" office:value-type="float" office:value="1.007" calcext:value-type="float">
            <text:p>1.007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Q9BXX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71" calcext:value-type="float">
            <text:p>0.47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Q9BY76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0.039" calcext:value-type="float">
            <text:p>0.039</text:p>
          </table:table-cell>
          <table:table-cell table:number-columns-repeated="2" table:style-name="ce8" office:value-type="float" office:value="0.011" calcext:value-type="float">
            <text:p>0.011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606" calcext:value-type="float">
            <text:p>0.60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Q9BYE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22" calcext:value-type="float">
            <text:p>0.622</text:p>
          </table:table-cell>
          <table:table-cell table:style-name="ce8" office:value-type="float" office:value="0.127" calcext:value-type="float">
            <text:p>0.12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223" calcext:value-type="float">
            <text:p>0.2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Q9BYH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716" calcext:value-type="float">
            <text:p>0.71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11" calcext:value-type="float">
            <text:p>0.21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Q9BYJ0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653" calcext:value-type="float">
            <text:p>0.653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81" calcext:value-type="float">
            <text:p>0.28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Q9BZQ8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287" calcext:value-type="float">
            <text:p>0.287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609" calcext:value-type="float">
            <text:p>0.60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Q9C0C4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38" calcext:value-type="float">
            <text:p>0.3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523" calcext:value-type="float">
            <text:p>0.52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Q9C0C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42" calcext:value-type="float">
            <text:p>0.242</text:p>
          </table:table-cell>
          <table:table-cell table:style-name="ce8" office:value-type="float" office:value="0.116" calcext:value-type="float">
            <text:p>0.11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617" calcext:value-type="float">
            <text:p>0.61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Q9GZP0</text:p>
          </table:table-cell>
          <table:table-cell table:style-name="ce8" office:value-type="string" calcext:value-type="string">
            <text:p>id, group, sex</text:p>
          </table:table-cell>
          <table:table-cell table:style-name="ce8" office:value-type="float" office:value="0.661" calcext:value-type="float">
            <text:p>0.661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193" calcext:value-type="float">
            <text:p>0.19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Q9GZP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14" calcext:value-type="float">
            <text:p>0.214</text:p>
          </table:table-cell>
          <table:table-cell table:style-name="ce8" office:value-type="float" office:value="0.369" calcext:value-type="float">
            <text:p>0.36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12" calcext:value-type="float">
            <text:p>0.41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Q9GZT8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535" calcext:value-type="float">
            <text:p>0.53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66" calcext:value-type="float">
            <text:p>0.36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Q9GZX9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174" calcext:value-type="float">
            <text:p>0.174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627" calcext:value-type="float">
            <text:p>0.62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Q9H0X4</text:p>
          </table:table-cell>
          <table:table-cell table:style-name="ce8" office:value-type="string" calcext:value-type="string">
            <text:p>id, sex, age </text:p>
          </table:table-cell>
          <table:table-cell table:style-name="ce8" office:value-type="float" office:value="0.409" calcext:value-type="float">
            <text:p>0.409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485" calcext:value-type="float">
            <text:p>0.48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Q9H1U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76" calcext:value-type="float">
            <text:p>0.67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8" calcext:value-type="float">
            <text:p>0.018</text:p>
          </table:table-cell>
          <table:table-cell table:style-name="ce8" office:value-type="float" office:value="0.294" calcext:value-type="float">
            <text:p>0.29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Q9H2G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6" calcext:value-type="float">
            <text:p>0.326</text:p>
          </table:table-cell>
          <table:table-cell table:style-name="ce8" office:value-type="float" office:value="0.139" calcext:value-type="float">
            <text:p>0.13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Q9H4A4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495" calcext:value-type="float">
            <text:p>0.495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394" calcext:value-type="float">
            <text:p>0.39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Q9H4A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8" calcext:value-type="float">
            <text:p>0.468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63" calcext:value-type="float">
            <text:p>0.36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Q9H4B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45" calcext:value-type="float">
            <text:p>0.54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Q9H4G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53" calcext:value-type="float">
            <text:p>0.553</text:p>
          </table:table-cell>
          <table:table-cell table:style-name="ce8" office:value-type="float" office:value="0.109" calcext:value-type="float">
            <text:p>0.1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Q9H6X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88" calcext:value-type="float">
            <text:p>0.288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623" calcext:value-type="float">
            <text:p>0.6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Q9H8L6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87" calcext:value-type="float">
            <text:p>0.48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483" calcext:value-type="float">
            <text:p>0.48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Q9H93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71" calcext:value-type="float">
            <text:p>0.271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83" calcext:value-type="float">
            <text:p>0.68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Q9H9K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54" calcext:value-type="float">
            <text:p>0.65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313" calcext:value-type="float">
            <text:p>0.31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Q9HAT2</text:p>
          </table:table-cell>
          <table:table-cell table:style-name="ce8" office:value-type="string" calcext:value-type="string">
            <text:p>id, sex, group</text:p>
          </table:table-cell>
          <table:table-cell table:style-name="ce8" office:value-type="float" office:value="0.28" calcext:value-type="float">
            <text:p>0.28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552" calcext:value-type="float">
            <text:p>0.55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Q9HBI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85" calcext:value-type="float">
            <text:p>0.085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53" calcext:value-type="float">
            <text:p>0.75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Q9HBR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13" calcext:value-type="float">
            <text:p>0.313</text:p>
          </table:table-cell>
          <table:table-cell table:style-name="ce8" office:value-type="float" office:value="0.172" calcext:value-type="float">
            <text:p>0.17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499" calcext:value-type="float">
            <text:p>0.49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Q9HBW1</text:p>
          </table:table-cell>
          <table:table-cell table:style-name="ce8" office:value-type="string" calcext:value-type="string">
            <text:p>id, age, disAge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0.124" calcext:value-type="float">
            <text:p>0.124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6" calcext:value-type="float">
            <text:p>0.4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Q9HBW9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784" calcext:value-type="float">
            <text:p>0.78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4" calcext:value-type="float">
            <text:p>0.14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Q9HCB6</text:p>
          </table:table-cell>
          <table:table-cell table:style-name="ce8" office:value-type="string" calcext:value-type="string">
            <text:p>age, id, sex</text:p>
          </table:table-cell>
          <table:table-cell table:style-name="ce8" office:value-type="float" office:value="0.168" calcext:value-type="float">
            <text:p>0.168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485" calcext:value-type="float">
            <text:p>0.48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Q9HCL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0.26" calcext:value-type="float">
            <text:p>0.2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397" calcext:value-type="float">
            <text:p>0.39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Q9HCN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33" calcext:value-type="float">
            <text:p>0.233</text:p>
          </table:table-cell>
          <table:table-cell table:style-name="ce8" office:value-type="float" office:value="0.108" calcext:value-type="float">
            <text:p>0.1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47" calcext:value-type="float">
            <text:p>0.64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Q9HCU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63" calcext:value-type="float">
            <text:p>0.463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002" calcext:value-type="float">
            <text:p>0.002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Q9NPF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783" calcext:value-type="float">
            <text:p>0.783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154" calcext:value-type="float">
            <text:p>0.15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Q9NPG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8" calcext:value-type="float">
            <text:p>0.38</text:p>
          </table:table-cell>
          <table:table-cell table:style-name="ce8" office:value-type="float" office:value="0.245" calcext:value-type="float">
            <text:p>0.24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367" calcext:value-type="float">
            <text:p>0.36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Q9NPH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819" calcext:value-type="float">
            <text:p>0.819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118" calcext:value-type="float">
            <text:p>0.11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Q9NPY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13" calcext:value-type="float">
            <text:p>0.413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446" calcext:value-type="float">
            <text:p>0.44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Q9NQ3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54" calcext:value-type="float">
            <text:p>0.254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94" calcext:value-type="float">
            <text:p>0.69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Q9NQS3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39" calcext:value-type="float">
            <text:p>0.639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13" calcext:value-type="float">
            <text:p>0.31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Q9NR12</text:p>
          </table:table-cell>
          <table:table-cell table:style-name="ce8" office:value-type="string" calcext:value-type="string">
            <text:p>id, age, group</text:p>
          </table:table-cell>
          <table:table-cell table:style-name="ce8" office:value-type="float" office:value="0.186" calcext:value-type="float">
            <text:p>0.186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694" calcext:value-type="float">
            <text:p>0.69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Q9NR34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315" calcext:value-type="float">
            <text:p>0.315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578" calcext:value-type="float">
            <text:p>0.57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Q9NR9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53" calcext:value-type="float">
            <text:p>0.75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231" calcext:value-type="float">
            <text:p>0.23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Q9NRB3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335" calcext:value-type="float">
            <text:p>0.335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529" calcext:value-type="float">
            <text:p>0.52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Q9NRN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07" calcext:value-type="float">
            <text:p>0.307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62" calcext:value-type="float">
            <text:p>0.66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Q9NRR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16" calcext:value-type="float">
            <text:p>0.616</text:p>
          </table:table-cell>
          <table:table-cell table:style-name="ce8" office:value-type="float" office:value="0.041" calcext:value-type="float">
            <text:p>0.04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23" calcext:value-type="float">
            <text:p>0.32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Q9NRV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48" calcext:value-type="float">
            <text:p>0.248</text:p>
          </table:table-cell>
          <table:table-cell table:style-name="ce8" office:value-type="float" office:value="0.163" calcext:value-type="float">
            <text:p>0.163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563" calcext:value-type="float">
            <text:p>0.56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Q9NS71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559" calcext:value-type="float">
            <text:p>0.559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391" calcext:value-type="float">
            <text:p>0.39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Q9NS9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77" calcext:value-type="float">
            <text:p>0.47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.511" calcext:value-type="float">
            <text:p>0.51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Q9NSC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03" calcext:value-type="float">
            <text:p>0.70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266" calcext:value-type="float">
            <text:p>0.26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Q9NT2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0.299" calcext:value-type="float">
            <text:p>0.299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24" calcext:value-type="float">
            <text:p>0.42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Q9NT99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16" calcext:value-type="float">
            <text:p>0.216</text:p>
          </table:table-cell>
          <table:table-cell table:style-name="ce8" office:value-type="float" office:value="0.241" calcext:value-type="float">
            <text:p>0.241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Q9NTN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51" calcext:value-type="float">
            <text:p>0.65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342" calcext:value-type="float">
            <text:p>0.34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Q9NTU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3" calcext:value-type="float">
            <text:p>0.353</text:p>
          </table:table-cell>
          <table:table-cell table:style-name="ce8" office:value-type="float" office:value="0.086" calcext:value-type="float">
            <text:p>0.08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514" calcext:value-type="float">
            <text:p>0.51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Q9NUQ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616" calcext:value-type="float">
            <text:p>0.6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358" calcext:value-type="float">
            <text:p>0.35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Q9NWV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121" calcext:value-type="float">
            <text:p>0.121</text:p>
          </table:table-cell>
          <table:table-cell table:style-name="ce8" office:value-type="float" office:value="0.023" calcext:value-type="float">
            <text:p>0.023</text:p>
          </table:table-cell>
          <table:table-cell table:number-columns-repeated="2" table:style-name="ce8" office:value-type="float" office:value="0.004" calcext:value-type="float">
            <text:p>0.0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46" calcext:value-type="float">
            <text:p>0.84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Q9NY1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Q9NY9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47" calcext:value-type="float">
            <text:p>0.347</text:p>
          </table:table-cell>
          <table:table-cell table:style-name="ce8" office:value-type="float" office:value="0.009" calcext:value-type="float">
            <text:p>0.009</text:p>
          </table:table-cell>
          <table:table-cell table:number-columns-repeated="2"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633" calcext:value-type="float">
            <text:p>0.63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Q9NYQ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11" calcext:value-type="float">
            <text:p>0.411</text:p>
          </table:table-cell>
          <table:table-cell table:style-name="ce8" office:value-type="float" office:value="0.201" calcext:value-type="float">
            <text:p>0.20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66" calcext:value-type="float">
            <text:p>0.36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Q9NYU2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262" calcext:value-type="float">
            <text:p>0.262</text:p>
          </table:table-cell>
          <table:table-cell table:style-name="ce8" office:value-type="float" office:value="0.145" calcext:value-type="float">
            <text:p>0.14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25" calcext:value-type="float">
            <text:p>0.5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Q9NZ0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906" calcext:value-type="float">
            <text:p>0.906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Q9NZK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69" calcext:value-type="float">
            <text:p>0.469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495" calcext:value-type="float">
            <text:p>0.49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Q9NZP8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96" calcext:value-type="float">
            <text:p>0.49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Q9P121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29" calcext:value-type="float">
            <text:p>0.229</text:p>
          </table:table-cell>
          <table:table-cell table:style-name="ce8" office:value-type="float" office:value="0.375" calcext:value-type="float">
            <text:p>0.375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351" calcext:value-type="float">
            <text:p>0.35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Q9P1F3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13" calcext:value-type="float">
            <text:p>0.113</text:p>
          </table:table-cell>
          <table:table-cell table:style-name="ce8" office:value-type="float" office:value="0.123" calcext:value-type="float">
            <text:p>0.123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46" calcext:value-type="float">
            <text:p>0.746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Q9P232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58" calcext:value-type="float">
            <text:p>0.458</text:p>
          </table:table-cell>
          <table:table-cell table:style-name="ce8" office:value-type="float" office:value="0.182" calcext:value-type="float">
            <text:p>0.182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277" calcext:value-type="float">
            <text:p>0.27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Q9BTN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02" calcext:value-type="float">
            <text:p>0.302</text:p>
          </table:table-cell>
          <table:table-cell table:style-name="ce8" office:value-type="float" office:value="0.052" calcext:value-type="float">
            <text:p>0.05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638" calcext:value-type="float">
            <text:p>0.63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Q9P2B2</text:p>
          </table:table-cell>
          <table:table-cell table:style-name="ce8" office:value-type="string" calcext:value-type="string">
            <text:p>id, group, disAge</text:p>
          </table:table-cell>
          <table:table-cell table:style-name="ce8" office:value-type="float" office:value="0.588" calcext:value-type="float">
            <text:p>0.588</text:p>
          </table:table-cell>
          <table:table-cell table:style-name="ce8" office:value-type="float" office:value="0.032" calcext:value-type="float">
            <text:p>0.032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288" calcext:value-type="float">
            <text:p>0.28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Q9P2X0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7" calcext:value-type="float">
            <text:p>0.4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485" calcext:value-type="float">
            <text:p>0.48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Q9UBG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49" calcext:value-type="float">
            <text:p>0.54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Q9UBQ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511" calcext:value-type="float">
            <text:p>0.51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Q9UBQ7</text:p>
          </table:table-cell>
          <table:table-cell table:style-name="ce8" office:value-type="string" calcext:value-type="string">
            <text:p>id, sex, age </text:p>
          </table:table-cell>
          <table:table-cell table:style-name="ce8" office:value-type="float" office:value="0.137" calcext:value-type="float">
            <text:p>0.137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65" calcext:value-type="float">
            <text:p>0.065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742" calcext:value-type="float">
            <text:p>0.74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Q9UBR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56" calcext:value-type="float">
            <text:p>0.256</text:p>
          </table:table-cell>
          <table:table-cell table:style-name="ce8" office:value-type="float" office:value="0.237" calcext:value-type="float">
            <text:p>0.237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471" calcext:value-type="float">
            <text:p>0.47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Q9UBV8</text:p>
          </table:table-cell>
          <table:table-cell table:style-name="ce8" office:value-type="string" calcext:value-type="string">
            <text:p>group, id</text:p>
          </table:table-cell>
          <table:table-cell table:style-name="ce8" office:value-type="float" office:value="0.195" calcext:value-type="float">
            <text:p>0.195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518" calcext:value-type="float">
            <text:p>0.51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Q9UBX1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16" calcext:value-type="float">
            <text:p>0.516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419" calcext:value-type="float">
            <text:p>0.41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Q9UEW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51" calcext:value-type="float">
            <text:p>0.351</text:p>
          </table:table-cell>
          <table:table-cell table:style-name="ce8" office:value-type="float" office:value="0.089" calcext:value-type="float">
            <text:p>0.089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25" calcext:value-type="float">
            <text:p>0.52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Q9UGM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68" calcext:value-type="float">
            <text:p>0.268</text:p>
          </table:table-cell>
          <table:table-cell table:style-name="ce8" office:value-type="float" office:value="0.128" calcext:value-type="float">
            <text:p>0.12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583" calcext:value-type="float">
            <text:p>0.58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Q9UGT4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88" calcext:value-type="float">
            <text:p>0.588</text:p>
          </table:table-cell>
          <table:table-cell table:style-name="ce8" office:value-type="float" office:value="0.087" calcext:value-type="float">
            <text:p>0.08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306" calcext:value-type="float">
            <text:p>0.306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Q9UHG2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232" calcext:value-type="float">
            <text:p>0.23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38" calcext:value-type="float">
            <text:p>0.43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Q9UHG3</text:p>
          </table:table-cell>
          <table:table-cell table:style-name="ce8" office:value-type="string" calcext:value-type="string">
            <text:p>id, sex</text:p>
          </table:table-cell>
          <table:table-cell table:style-name="ce8" office:value-type="float" office:value="0.387" calcext:value-type="float">
            <text:p>0.387</text:p>
          </table:table-cell>
          <table:table-cell table:style-name="ce8" office:value-type="float" office:value="0.027" calcext:value-type="float">
            <text:p>0.027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Q9UHL4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288" calcext:value-type="float">
            <text:p>0.288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003" calcext:value-type="float">
            <text:p>0.003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683" calcext:value-type="float">
            <text:p>0.68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Q9UIB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49" calcext:value-type="float">
            <text:p>0.49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461" calcext:value-type="float">
            <text:p>0.461</text:p>
          </table:table-cell>
          <table:table-cell table:style-name="ce8" office:value-type="float" office:value="1.004" calcext:value-type="float">
            <text:p>1.004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Q9UIJ7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137" calcext:value-type="float">
            <text:p>0.13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41" calcext:value-type="float">
            <text:p>0.74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Q9UIW2</text:p>
          </table:table-cell>
          <table:table-cell table:style-name="ce8" office:value-type="string" calcext:value-type="string">
            <text:p>id, group, sex</text:p>
          </table:table-cell>
          <table:table-cell table:style-name="ce8" office:value-type="float" office:value="0.269" calcext:value-type="float">
            <text:p>0.26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Q9UJ14</text:p>
          </table:table-cell>
          <table:table-cell table:style-name="ce8" office:value-type="string" calcext:value-type="string">
            <text:p>id, disAge</text:p>
          </table:table-cell>
          <table:table-cell table:style-name="ce8" office:value-type="float" office:value="0.277" calcext:value-type="float">
            <text:p>0.277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658" calcext:value-type="float">
            <text:p>0.65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Q9UJC5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67" calcext:value-type="float">
            <text:p>0.86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Q9UJJ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56" calcext:value-type="float">
            <text:p>0.256</text:p>
          </table:table-cell>
          <table:table-cell table:style-name="ce8" office:value-type="float" office:value="0.065" calcext:value-type="float">
            <text:p>0.065</text:p>
          </table:table-cell>
          <table:table-cell table:number-columns-repeated="2" table:style-name="ce8" office:value-type="float" office:value="0.005" calcext:value-type="float">
            <text:p>0.005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633" calcext:value-type="float">
            <text:p>0.63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Q9UJU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73" calcext:value-type="float">
            <text:p>0.073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99" calcext:value-type="float">
            <text:p>0.79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Q9UK05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75" calcext:value-type="float">
            <text:p>0.075</text:p>
          </table:table-cell>
          <table:table-cell table:style-name="ce8" office:value-type="float" office:value="1.018" calcext:value-type="float">
            <text:p>1.018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Q9UK2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06" calcext:value-type="float">
            <text:p>0.206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05" calcext:value-type="float">
            <text:p>0.005</text:p>
          </table:table-cell>
          <table:table-cell table:style-name="ce8" office:value-type="float" office:value="0.699" calcext:value-type="float">
            <text:p>0.69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Q9UKU6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278" calcext:value-type="float">
            <text:p>0.278</text:p>
          </table:table-cell>
          <table:table-cell table:style-name="ce8" office:value-type="float" office:value="0.502" calcext:value-type="float">
            <text:p>0.50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206" calcext:value-type="float">
            <text:p>0.206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Q9UKY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32" calcext:value-type="float">
            <text:p>0.132</text:p>
          </table:table-cell>
          <table:table-cell table:style-name="ce8" office:value-type="float" office:value="0.105" calcext:value-type="float">
            <text:p>0.10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747" calcext:value-type="float">
            <text:p>0.747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Q9UKZ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243" calcext:value-type="float">
            <text:p>0.243</text:p>
          </table:table-cell>
          <table:table-cell table:style-name="ce8" office:value-type="float" office:value="0.037" calcext:value-type="float">
            <text:p>0.03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697" calcext:value-type="float">
            <text:p>0.69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Q9ULI3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47" calcext:value-type="float">
            <text:p>0.447</text:p>
          </table:table-cell>
          <table:table-cell table:style-name="ce8" office:value-type="float" office:value="0.038" calcext:value-type="float">
            <text:p>0.03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486" calcext:value-type="float">
            <text:p>0.48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Q9ULV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148" calcext:value-type="float">
            <text:p>0.148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767" calcext:value-type="float">
            <text:p>0.767</text:p>
          </table:table-cell>
          <table:table-cell table:style-name="ce8" office:value-type="float" office:value="1.005" calcext:value-type="float">
            <text:p>1.005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Q9UM47</text:p>
          </table:table-cell>
          <table:table-cell table:style-name="ce8" office:value-type="string" calcext:value-type="string">
            <text:p>id, group, age </text:p>
          </table:table-cell>
          <table:table-cell table:style-name="ce8" office:value-type="float" office:value="0.46" calcext:value-type="float">
            <text:p>0.46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88" calcext:value-type="float">
            <text:p>0.088</text:p>
          </table:table-cell>
          <table:table-cell table:style-name="ce8" office:value-type="float" office:value="0.391" calcext:value-type="float">
            <text:p>0.391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Q9UMX5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0.139" calcext:value-type="float">
            <text:p>0.13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357" calcext:value-type="float">
            <text:p>0.357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Q9UN1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66" calcext:value-type="float">
            <text:p>0.06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08" calcext:value-type="float">
            <text:p>0.80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Q9UN7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44" calcext:value-type="float">
            <text:p>0.344</text:p>
          </table:table-cell>
          <table:table-cell table:style-name="ce8" office:value-type="float" office:value="0.233" calcext:value-type="float">
            <text:p>0.233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Q9UNF0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 office:value-type="float" office:value="0.061" calcext:value-type="float">
            <text:p>0.06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751" calcext:value-type="float">
            <text:p>0.75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Q9UNN8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04" calcext:value-type="float">
            <text:p>0.604</text:p>
          </table:table-cell>
          <table:table-cell table:style-name="ce8" office:value-type="float" office:value="0.036" calcext:value-type="float">
            <text:p>0.03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329" calcext:value-type="float">
            <text:p>0.329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Q9UNW1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489" calcext:value-type="float">
            <text:p>0.489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448" calcext:value-type="float">
            <text:p>0.448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Q9UNZ2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95" calcext:value-type="float">
            <text:p>0.09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39" calcext:value-type="float">
            <text:p>0.839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Q9UP7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611" calcext:value-type="float">
            <text:p>0.611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22" calcext:value-type="float">
            <text:p>0.022</text:p>
          </table:table-cell>
          <table:table-cell table:style-name="ce8" office:value-type="float" office:value="0.321" calcext:value-type="float">
            <text:p>0.32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Q9UQ52</text:p>
          </table:table-cell>
          <table:table-cell table:style-name="ce8" office:value-type="string" calcext:value-type="string">
            <text:p>id, age, sex, group</text:p>
          </table:table-cell>
          <table:table-cell table:style-name="ce8" office:value-type="float" office:value="0.282" calcext:value-type="float">
            <text:p>0.282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453" calcext:value-type="float">
            <text:p>0.453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Q9UQ80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21" calcext:value-type="float">
            <text:p>0.121</text:p>
          </table:table-cell>
          <table:table-cell table:style-name="ce8" office:value-type="float" office:value="0.06" calcext:value-type="float">
            <text:p>0.06</text:p>
          </table:table-cell>
          <table:table-cell table:number-columns-repeated="2"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14" calcext:value-type="float">
            <text:p>0.814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Q9Y219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348" calcext:value-type="float">
            <text:p>0.348</text:p>
          </table:table-cell>
          <table:table-cell table:style-name="ce8" office:value-type="float" office:value="0.005" calcext:value-type="float">
            <text:p>0.005</text:p>
          </table:table-cell>
          <table:table-cell table:number-columns-repeated="2" table:style-name="ce8" office:value-type="float" office:value="0.004" calcext:value-type="float">
            <text:p>0.004</text:p>
          </table:table-cell>
          <table:table-cell table:style-name="ce8" office:value-type="float" office:value="0.139" calcext:value-type="float">
            <text:p>0.139</text:p>
          </table:table-cell>
          <table:table-cell table:style-name="ce8" office:value-type="float" office:value="0.501" calcext:value-type="float">
            <text:p>0.50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Q9Y251</text:p>
          </table:table-cell>
          <table:table-cell table:style-name="ce8" office:value-type="string" calcext:value-type="string">
            <text:p>id, age, sex</text:p>
          </table:table-cell>
          <table:table-cell table:style-name="ce8" office:value-type="float" office:value="0.185" calcext:value-type="float">
            <text:p>0.185</text:p>
          </table:table-cell>
          <table:table-cell table:style-name="ce8" office:value-type="float" office:value="0.141" calcext:value-type="float">
            <text:p>0.14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48" calcext:value-type="float">
            <text:p>0.04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622" calcext:value-type="float">
            <text:p>0.622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Q9Y275</text:p>
          </table:table-cell>
          <table:table-cell table:style-name="ce8" office:value-type="string" calcext:value-type="string">
            <text:p>id, group</text:p>
          </table:table-cell>
          <table:table-cell table:style-name="ce8" office:value-type="float" office:value="0.316" calcext:value-type="float">
            <text:p>0.316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624" calcext:value-type="float">
            <text:p>0.62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Q9Y279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34" calcext:value-type="float">
            <text:p>0.334</text:p>
          </table:table-cell>
          <table:table-cell table:style-name="ce8" office:value-type="float" office:value="0.127" calcext:value-type="float">
            <text:p>0.127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513" calcext:value-type="float">
            <text:p>0.51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Q9Y2T3</text:p>
          </table:table-cell>
          <table:table-cell table:style-name="ce8" office:value-type="string" calcext:value-type="string">
            <text:p>age, id, group</text:p>
          </table:table-cell>
          <table:table-cell table:style-name="ce8" office:value-type="float" office:value="0.221" calcext:value-type="float">
            <text:p>0.221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363" calcext:value-type="float">
            <text:p>0.36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Q9Y3F4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138" calcext:value-type="float">
            <text:p>0.138</text:p>
          </table:table-cell>
          <table:table-cell table:style-name="ce8" office:value-type="float" office:value="0.146" calcext:value-type="float">
            <text:p>0.14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708" calcext:value-type="float">
            <text:p>0.708</text:p>
          </table:table-cell>
          <table:table-cell table:style-name="ce8" office:value-type="float" office:value="1.003" calcext:value-type="float">
            <text:p>1.00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Q9Y490</text:p>
          </table:table-cell>
          <table:table-cell table:style-name="ce8" office:value-type="string" calcext:value-type="string">
            <text:p>age, id</text:p>
          </table:table-cell>
          <table:table-cell table:style-name="ce8" office:value-type="float" office:value="0.046" calcext:value-type="float">
            <text:p>0.046</text:p>
          </table:table-cell>
          <table:table-cell table:style-name="ce8" office:value-type="float" office:value="0.133" calcext:value-type="float">
            <text:p>0.13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806" calcext:value-type="float">
            <text:p>0.80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Q9Y4D7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553" calcext:value-type="float">
            <text:p>0.553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412" calcext:value-type="float">
            <text:p>0.412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Q9Y5C1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339" calcext:value-type="float">
            <text:p>0.33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627" calcext:value-type="float">
            <text:p>0.627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Q9Y5X9</text:p>
          </table:table-cell>
          <table:table-cell table:style-name="ce8" office:value-type="string" calcext:value-type="string">
            <text:p>id</text:p>
          </table:table-cell>
          <table:table-cell table:style-name="ce8" office:value-type="float" office:value="0.715" calcext:value-type="float">
            <text:p>0.715</text:p>
          </table:table-cell>
          <table:table-cell table:style-name="ce8" office:value-type="float" office:value="0.026" calcext:value-type="float">
            <text:p>0.026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245" calcext:value-type="float">
            <text:p>0.245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Q9Y5Y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58" calcext:value-type="float">
            <text:p>0.558</text:p>
          </table:table-cell>
          <table:table-cell table:style-name="ce8" office:value-type="float" office:value="0.274" calcext:value-type="float">
            <text:p>0.274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Q9Y5Y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496" calcext:value-type="float">
            <text:p>0.496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office:value-type="float" office:value="0.013" calcext:value-type="float">
            <text:p>0.013</text:p>
          </table:table-cell>
          <table:table-cell table:number-columns-repeated="2" table:style-name="ce8" office:value-type="float" office:value="0.006" calcext:value-type="float">
            <text:p>0.006</text:p>
          </table:table-cell>
          <table:table-cell table:style-name="ce8" office:value-type="float" office:value="0.424" calcext:value-type="float">
            <text:p>0.424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Q9Y608</text:p>
          </table:table-cell>
          <table:table-cell table:style-name="ce8" office:value-type="string" calcext:value-type="string">
            <text:p>age, disAge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457" calcext:value-type="float">
            <text:p>0.457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485" calcext:value-type="float">
            <text:p>0.485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Q9Y64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08" calcext:value-type="float">
            <text:p>0.508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364" calcext:value-type="float">
            <text:p>0.364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Q9Y696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79" calcext:value-type="float">
            <text:p>0.179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03" calcext:value-type="float">
            <text:p>0.703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Q9Y6N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92" calcext:value-type="float">
            <text:p>0.392</text:p>
          </table:table-cell>
          <table:table-cell table:style-name="ce8" office:value-type="float" office:value="0.283" calcext:value-type="float">
            <text:p>0.28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311" calcext:value-type="float">
            <text:p>0.311</text:p>
          </table:table-cell>
          <table:table-cell table:style-name="ce8" office:value-type="float" office:value="1.001" calcext:value-type="float">
            <text:p>1.00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Q9Y6R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586" calcext:value-type="float">
            <text:p>0.586</text:p>
          </table:table-cell>
          <table:table-cell table:style-name="ce8" office:value-type="float" office:value="0.162" calcext:value-type="float">
            <text:p>0.16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241" calcext:value-type="float">
            <text:p>0.24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Q9Y6W5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103" calcext:value-type="float">
            <text:p>0.103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808" calcext:value-type="float">
            <text:p>0.808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Q9Y6Z7</text:p>
          </table:table-cell>
          <table:table-cell table:style-name="ce8" office:value-type="string" calcext:value-type="string">
            <text:p>id, age </text:p>
          </table:table-cell>
          <table:table-cell table:style-name="ce8" office:value-type="float" office:value="0.391" calcext:value-type="float">
            <text:p>0.391</text:p>
          </table:table-cell>
          <table:table-cell table:style-name="ce8" office:value-type="float" office:value="0.051" calcext:value-type="float">
            <text:p>0.051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office:value-type="float" office:value="0.536" calcext:value-type="float">
            <text:p>0.536</text:p>
          </table:table-cell>
          <table:table-cell table:style-name="ce8" office:value-type="float" office:value="1.002" calcext:value-type="float">
            <text:p>1.00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4" table:number-rows-repeated="10470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 style:data-style-name="N2" text:time-value="16:19:18.464155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7T16:19:46.228634634</dc:date>
    <meta:editing-duration>PT13M42S</meta:editing-duration>
    <meta:editing-cycles>7</meta:editing-cycles>
    <meta:generator>LibreOffice/5.1.6.2$Linux_X86_64 LibreOffice_project/10m0$Build-2</meta:generator>
    <meta:document-statistic meta:table-count="1" meta:cell-count="20020" meta:object-count="0"/>
  </office:meta>
</office:document-meta>
</file>